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2" table:default-cell-style-name="ce8"/>
        <table:table-row table:style-name="ro1">
          <table:table-cell table:style-name="Default" office:value-type="string" calcext:value-type="string">
            <text:p>Grid</text:p>
          </table:table-cell>
          <table:table-cell table:number-columns-repeated="18"/>
          <table:table-cell table:style-name="Default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1" calcext:value-type="float">
            <text:p>91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7" calcext:value-type="float">
            <text:p>67</text:p>
          </table:table-cell>
          <table:table-cell table:style-name="ce9" office:value-type="float" office:value="48" calcext:value-type="float">
            <text:p>48</text:p>
          </table:table-cell>
        </table:table-row>
        <table:table-row table:style-name="ro1">
          <table:table-cell table:style-name="Default"/>
          <table:table-cell table:number-columns-repeated="18"/>
          <table:table-cell table:style-name="Default"/>
        </table:table-row>
        <table:table-row table:style-name="ro1">
          <table:table-cell table:style-name="Default" office:value-type="string" calcext:value-type="string">
            <text:p>Hprod</text:p>
          </table:table-cell>
          <table:table-cell office:value-type="string" calcext:value-type="string">
            <text:p>Max</text:p>
          </table:table-cell>
          <table:table-cell table:formula="of:=MAX([.D24:.T43])" office:value-type="float" office:value="48477312" calcext:value-type="float">
            <text:p>48477312</text:p>
          </table:table-cell>
          <table:table-cell table:number-columns-repeated="16"/>
          <table:table-cell table:style-name="Default"/>
        </table:table-row>
        <table:table-row table:style-name="ro1">
          <table:table-cell table:style-name="ce1"/>
          <table:table-cell table:style-name="ce5" table:number-columns-repeated="2"/>
          <table:table-cell table:style-name="ce5" table:formula="of:=PRODUCT([.A2:.D2])" office:value-type="float" office:value="34144" calcext:value-type="float">
            <text:p>34144</text:p>
          </table:table-cell>
          <table:table-cell table:style-name="ce5" table:formula="of:=PRODUCT([.B2:.E2])" office:value-type="float" office:value="162184" calcext:value-type="float">
            <text:p>162184</text:p>
          </table:table-cell>
          <table:table-cell table:style-name="ce5" table:formula="of:=PRODUCT([.C2:.F2])" office:value-type="float" office:value="1216380" calcext:value-type="float">
            <text:p>1216380</text:p>
          </table:table-cell>
          <table:table-cell table:style-name="ce5" table:formula="of:=PRODUCT([.D2:.G2])" office:value-type="float" office:value="0" calcext:value-type="float">
            <text:p>0</text:p>
          </table:table-cell>
          <table:table-cell table:style-name="ce5" table:formula="of:=PRODUCT([.E2:.H2])" office:value-type="float" office:value="0" calcext:value-type="float">
            <text:p>0</text:p>
          </table:table-cell>
          <table:table-cell table:style-name="ce5" table:formula="of:=PRODUCT([.F2:.I2])" office:value-type="float" office:value="0" calcext:value-type="float">
            <text:p>0</text:p>
          </table:table-cell>
          <table:table-cell table:style-name="ce5" table:formula="of:=PRODUCT([.G2:.J2])" office:value-type="float" office:value="0" calcext:value-type="float">
            <text:p>0</text:p>
          </table:table-cell>
          <table:table-cell table:style-name="ce5" table:formula="of:=PRODUCT([.H2:.K2])" office:value-type="float" office:value="0" calcext:value-type="float">
            <text:p>0</text:p>
          </table:table-cell>
          <table:table-cell table:style-name="ce5" table:formula="of:=PRODUCT([.I2:.L2])" office:value-type="float" office:value="0" calcext:value-type="float">
            <text:p>0</text:p>
          </table:table-cell>
          <table:table-cell table:style-name="ce5" table:formula="of:=PRODUCT([.J2:.M2])" office:value-type="float" office:value="10500" calcext:value-type="float">
            <text:p>10500</text:p>
          </table:table-cell>
          <table:table-cell table:style-name="ce5" table:formula="of:=PRODUCT([.K2:.N2])" office:value-type="float" office:value="10920" calcext:value-type="float">
            <text:p>10920</text:p>
          </table:table-cell>
          <table:table-cell table:style-name="ce5" table:formula="of:=PRODUCT([.L2:.O2])" office:value-type="float" office:value="141960" calcext:value-type="float">
            <text:p>141960</text:p>
          </table:table-cell>
          <table:table-cell table:style-name="ce5" table:formula="of:=PRODUCT([.M2:.P2])" office:value-type="float" office:value="340704" calcext:value-type="float">
            <text:p>340704</text:p>
          </table:table-cell>
          <table:table-cell table:style-name="ce5" table:formula="of:=PRODUCT([.N2:.Q2])" office:value-type="float" office:value="2433600" calcext:value-type="float">
            <text:p>2433600</text:p>
          </table:table-cell>
          <table:table-cell table:style-name="ce5" table:formula="of:=PRODUCT([.O2:.R2])" office:value-type="float" office:value="2402400" calcext:value-type="float">
            <text:p>2402400</text:p>
          </table:table-cell>
          <table:table-cell table:style-name="ce5" table:formula="of:=PRODUCT([.P2:.S2])" office:value-type="float" office:value="4204200" calcext:value-type="float">
            <text:p>4204200</text:p>
          </table:table-cell>
          <table:table-cell table:style-name="ce7" table:formula="of:=PRODUCT([.Q2:.T2])" office:value-type="float" office:value="2802800" calcext:value-type="float">
            <text:p>2802800</text:p>
          </table:table-cell>
        </table:table-row>
        <table:table-row table:style-name="ro1">
          <table:table-cell table:number-columns-repeated="3"/>
          <table:table-cell table:formula="of:=PRODUCT([.A3:.D3])" office:value-type="float" office:value="9507960" calcext:value-type="float">
            <text:p>9507960</text:p>
          </table:table-cell>
          <table:table-cell table:formula="of:=PRODUCT([.B3:.E3])" office:value-type="float" office:value="3298680" calcext:value-type="float">
            <text:p>3298680</text:p>
          </table:table-cell>
          <table:table-cell table:formula="of:=PRODUCT([.C3:.F3])" office:value-type="float" office:value="5452920" calcext:value-type="float">
            <text:p>5452920</text:p>
          </table:table-cell>
          <table:table-cell table:formula="of:=PRODUCT([.D3:.G3])" office:value-type="float" office:value="991440" calcext:value-type="float">
            <text:p>991440</text:p>
          </table:table-cell>
          <table:table-cell table:formula="of:=PRODUCT([.E3:.H3])" office:value-type="float" office:value="1412802" calcext:value-type="float">
            <text:p>1412802</text:p>
          </table:table-cell>
          <table:table-cell table:formula="of:=PRODUCT([.F3:.I3])" office:value-type="float" office:value="4986360" calcext:value-type="float">
            <text:p>4986360</text:p>
          </table:table-cell>
          <table:table-cell table:formula="of:=PRODUCT([.G3:.J3])" office:value-type="float" office:value="5355720" calcext:value-type="float">
            <text:p>5355720</text:p>
          </table:table-cell>
          <table:table-cell table:formula="of:=PRODUCT([.H3:.K3])" office:value-type="float" office:value="5058180" calcext:value-type="float">
            <text:p>5058180</text:p>
          </table:table-cell>
          <table:table-cell table:formula="of:=PRODUCT([.I3:.L3])" office:value-type="float" office:value="3549600" calcext:value-type="float">
            <text:p>3549600</text:p>
          </table:table-cell>
          <table:table-cell table:formula="of:=PRODUCT([.J3:.M3])" office:value-type="float" office:value="5797680" calcext:value-type="float">
            <text:p>5797680</text:p>
          </table:table-cell>
          <table:table-cell table:formula="of:=PRODUCT([.K3:.N3])" office:value-type="float" office:value="2865520" calcext:value-type="float">
            <text:p>2865520</text:p>
          </table:table-cell>
          <table:table-cell table:formula="of:=PRODUCT([.L3:.O3])" office:value-type="float" office:value="11630640" calcext:value-type="float">
            <text:p>11630640</text:p>
          </table:table-cell>
          <table:table-cell table:formula="of:=PRODUCT([.M3:.P3])" office:value-type="float" office:value="13956768" calcext:value-type="float">
            <text:p>13956768</text:p>
          </table:table-cell>
          <table:table-cell table:formula="of:=PRODUCT([.N3:.Q3])" office:value-type="float" office:value="569664" calcext:value-type="float">
            <text:p>569664</text:p>
          </table:table-cell>
          <table:table-cell table:formula="of:=PRODUCT([.O3:.R3])" office:value-type="float" office:value="741888" calcext:value-type="float">
            <text:p>741888</text:p>
          </table:table-cell>
          <table:table-cell table:formula="of:=PRODUCT([.P3:.S3])" office:value-type="float" office:value="666624" calcext:value-type="float">
            <text:p>666624</text:p>
          </table:table-cell>
          <table:table-cell table:formula="of:=PRODUCT([.Q3:.T3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PRODUCT([.A4:.D4])" office:value-type="float" office:value="8981847" calcext:value-type="float">
            <text:p>8981847</text:p>
          </table:table-cell>
          <table:table-cell table:formula="of:=PRODUCT([.B4:.E4])" office:value-type="float" office:value="6098785" calcext:value-type="float">
            <text:p>6098785</text:p>
          </table:table-cell>
          <table:table-cell table:formula="of:=PRODUCT([.C4:.F4])" office:value-type="float" office:value="9832735" calcext:value-type="float">
            <text:p>9832735</text:p>
          </table:table-cell>
          <table:table-cell table:formula="of:=PRODUCT([.D4:.G4])" office:value-type="float" office:value="4440590" calcext:value-type="float">
            <text:p>4440590</text:p>
          </table:table-cell>
          <table:table-cell table:formula="of:=PRODUCT([.E4:.H4])" office:value-type="float" office:value="1764070" calcext:value-type="float">
            <text:p>1764070</text:p>
          </table:table-cell>
          <table:table-cell table:formula="of:=PRODUCT([.F4:.I4])" office:value-type="float" office:value="2982882" calcext:value-type="float">
            <text:p>2982882</text:p>
          </table:table-cell>
          <table:table-cell table:formula="of:=PRODUCT([.G4:.J4])" office:value-type="float" office:value="2680818" calcext:value-type="float">
            <text:p>2680818</text:p>
          </table:table-cell>
          <table:table-cell table:formula="of:=PRODUCT([.H4:.K4])" office:value-type="float" office:value="7659480" calcext:value-type="float">
            <text:p>7659480</text:p>
          </table:table-cell>
          <table:table-cell table:formula="of:=PRODUCT([.I4:.L4])" office:value-type="float" office:value="17696040" calcext:value-type="float">
            <text:p>17696040</text:p>
          </table:table-cell>
          <table:table-cell table:formula="of:=PRODUCT([.J4:.M4])" office:value-type="float" office:value="10084840" calcext:value-type="float">
            <text:p>10084840</text:p>
          </table:table-cell>
          <table:table-cell table:formula="of:=PRODUCT([.K4:.N4])" office:value-type="float" office:value="12499520" calcext:value-type="float">
            <text:p>12499520</text:p>
          </table:table-cell>
          <table:table-cell table:formula="of:=PRODUCT([.L4:.O4])" office:value-type="float" office:value="9374640" calcext:value-type="float">
            <text:p>9374640</text:p>
          </table:table-cell>
          <table:table-cell table:formula="of:=PRODUCT([.M4:.P4])" office:value-type="float" office:value="419760" calcext:value-type="float">
            <text:p>419760</text:p>
          </table:table-cell>
          <table:table-cell table:formula="of:=PRODUCT([.N4:.Q4])" office:value-type="float" office:value="388080" calcext:value-type="float">
            <text:p>388080</text:p>
          </table:table-cell>
          <table:table-cell table:formula="of:=PRODUCT([.O4:.R4])" office:value-type="float" office:value="57330" calcext:value-type="float">
            <text:p>57330</text:p>
          </table:table-cell>
          <table:table-cell table:formula="of:=PRODUCT([.P4:.S4])" office:value-type="float" office:value="68796" calcext:value-type="float">
            <text:p>68796</text:p>
          </table:table-cell>
          <table:table-cell table:formula="of:=PRODUCT([.Q4:.T4])" office:value-type="float" office:value="1490580" calcext:value-type="float">
            <text:p>1490580</text:p>
          </table:table-cell>
        </table:table-row>
        <table:table-row table:style-name="ro1">
          <table:table-cell table:number-columns-repeated="3"/>
          <table:table-cell table:formula="of:=PRODUCT([.A5:.D5])" office:value-type="float" office:value="7953400" calcext:value-type="float">
            <text:p>7953400</text:p>
          </table:table-cell>
          <table:table-cell table:formula="of:=PRODUCT([.B5:.E5])" office:value-type="float" office:value="611800" calcext:value-type="float">
            <text:p>611800</text:p>
          </table:table-cell>
          <table:table-cell table:formula="of:=PRODUCT([.C5:.F5])" office:value-type="float" office:value="524400" calcext:value-type="float">
            <text:p>524400</text:p>
          </table:table-cell>
          <table:table-cell table:formula="of:=PRODUCT([.D5:.G5])" office:value-type="float" office:value="60720" calcext:value-type="float">
            <text:p>60720</text:p>
          </table:table-cell>
          <table:table-cell table:formula="of:=PRODUCT([.E5:.H5])" office:value-type="float" office:value="110880" calcext:value-type="float">
            <text:p>110880</text:p>
          </table:table-cell>
          <table:table-cell table:formula="of:=PRODUCT([.F5:.I5])" office:value-type="float" office:value="1912680" calcext:value-type="float">
            <text:p>1912680</text:p>
          </table:table-cell>
          <table:table-cell table:formula="of:=PRODUCT([.G5:.J5])" office:value-type="float" office:value="765072" calcext:value-type="float">
            <text:p>765072</text:p>
          </table:table-cell>
          <table:table-cell table:formula="of:=PRODUCT([.H5:.K5])" office:value-type="float" office:value="4729536" calcext:value-type="float">
            <text:p>4729536</text:p>
          </table:table-cell>
          <table:table-cell table:formula="of:=PRODUCT([.I5:.L5])" office:value-type="float" office:value="6306048" calcext:value-type="float">
            <text:p>6306048</text:p>
          </table:table-cell>
          <table:table-cell table:formula="of:=PRODUCT([.J5:.M5])" office:value-type="float" office:value="91392" calcext:value-type="float">
            <text:p>91392</text:p>
          </table:table-cell>
          <table:table-cell table:formula="of:=PRODUCT([.K5:.N5])" office:value-type="float" office:value="121856" calcext:value-type="float">
            <text:p>121856</text:p>
          </table:table-cell>
          <table:table-cell table:formula="of:=PRODUCT([.L5:.O5])" office:value-type="float" office:value="100352" calcext:value-type="float">
            <text:p>100352</text:p>
          </table:table-cell>
          <table:table-cell table:formula="of:=PRODUCT([.M5:.P5])" office:value-type="float" office:value="127232" calcext:value-type="float">
            <text:p>127232</text:p>
          </table:table-cell>
          <table:table-cell table:formula="of:=PRODUCT([.N5:.Q5])" office:value-type="float" office:value="4707584" calcext:value-type="float">
            <text:p>4707584</text:p>
          </table:table-cell>
          <table:table-cell table:formula="of:=PRODUCT([.O5:.R5])" office:value-type="float" office:value="294224" calcext:value-type="float">
            <text:p>294224</text:p>
          </table:table-cell>
          <table:table-cell table:formula="of:=PRODUCT([.P5:.S5])" office:value-type="float" office:value="189144" calcext:value-type="float">
            <text:p>189144</text:p>
          </table:table-cell>
          <table:table-cell table:formula="of:=PRODUCT([.Q5:.T5])" office:value-type="float" office:value="242424" calcext:value-type="float">
            <text:p>242424</text:p>
          </table:table-cell>
        </table:table-row>
        <table:table-row table:style-name="ro1">
          <table:table-cell table:number-columns-repeated="3"/>
          <table:table-cell table:formula="of:=PRODUCT([.A6:.D6])" office:value-type="float" office:value="774752" calcext:value-type="float">
            <text:p>774752</text:p>
          </table:table-cell>
          <table:table-cell table:formula="of:=PRODUCT([.B6:.E6])" office:value-type="float" office:value="1796016" calcext:value-type="float">
            <text:p>1796016</text:p>
          </table:table-cell>
          <table:table-cell table:formula="of:=PRODUCT([.C6:.F6])" office:value-type="float" office:value="3881712" calcext:value-type="float">
            <text:p>3881712</text:p>
          </table:table-cell>
          <table:table-cell table:formula="of:=PRODUCT([.D6:.G6])" office:value-type="float" office:value="15284241" calcext:value-type="float">
            <text:p>15284241</text:p>
          </table:table-cell>
          <table:table-cell table:formula="of:=PRODUCT([.E6:.H6])" office:value-type="float" office:value="19159119" calcext:value-type="float">
            <text:p>19159119</text:p>
          </table:table-cell>
          <table:table-cell table:formula="of:=PRODUCT([.F6:.I6])" office:value-type="float" office:value="15402429" calcext:value-type="float">
            <text:p>15402429</text:p>
          </table:table-cell>
          <table:table-cell table:formula="of:=PRODUCT([.G6:.J6])" office:value-type="float" office:value="21149604" calcext:value-type="float">
            <text:p>21149604</text:p>
          </table:table-cell>
          <table:table-cell table:formula="of:=PRODUCT([.H6:.K6])" office:value-type="float" office:value="12085488" calcext:value-type="float">
            <text:p>12085488</text:p>
          </table:table-cell>
          <table:table-cell table:formula="of:=PRODUCT([.I6:.L6])" office:value-type="float" office:value="7332768" calcext:value-type="float">
            <text:p>7332768</text:p>
          </table:table-cell>
          <table:table-cell table:formula="of:=PRODUCT([.J6:.M6])" office:value-type="float" office:value="3934656" calcext:value-type="float">
            <text:p>3934656</text:p>
          </table:table-cell>
          <table:table-cell table:formula="of:=PRODUCT([.K6:.N6])" office:value-type="float" office:value="1710720" calcext:value-type="float">
            <text:p>1710720</text:p>
          </table:table-cell>
          <table:table-cell table:formula="of:=PRODUCT([.L6:.O6])" office:value-type="float" office:value="1900800" calcext:value-type="float">
            <text:p>1900800</text:p>
          </table:table-cell>
          <table:table-cell table:formula="of:=PRODUCT([.M6:.P6])" office:value-type="float" office:value="985600" calcext:value-type="float">
            <text:p>985600</text:p>
          </table:table-cell>
          <table:table-cell table:formula="of:=PRODUCT([.N6:.Q6])" office:value-type="float" office:value="2956800" calcext:value-type="float">
            <text:p>2956800</text:p>
          </table:table-cell>
          <table:table-cell table:formula="of:=PRODUCT([.O6:.R6])" office:value-type="float" office:value="2439360" calcext:value-type="float">
            <text:p>2439360</text:p>
          </table:table-cell>
          <table:table-cell table:formula="of:=PRODUCT([.P6:.S6])" office:value-type="float" office:value="792792" calcext:value-type="float">
            <text:p>792792</text:p>
          </table:table-cell>
          <table:table-cell table:formula="of:=PRODUCT([.Q6:.T6])" office:value-type="float" office:value="2265120" calcext:value-type="float">
            <text:p>2265120</text:p>
          </table:table-cell>
        </table:table-row>
        <table:table-row table:style-name="ro1">
          <table:table-cell table:number-columns-repeated="3"/>
          <table:table-cell table:formula="of:=PRODUCT([.A7:.D7])" office:value-type="float" office:value="2165760" calcext:value-type="float">
            <text:p>2165760</text:p>
          </table:table-cell>
          <table:table-cell table:formula="of:=PRODUCT([.B7:.E7])" office:value-type="float" office:value="8933760" calcext:value-type="float">
            <text:p>8933760</text:p>
          </table:table-cell>
          <table:table-cell table:formula="of:=PRODUCT([.C7:.F7])" office:value-type="float" office:value="570240" calcext:value-type="float">
            <text:p>570240</text:p>
          </table:table-cell>
          <table:table-cell table:formula="of:=PRODUCT([.D7:.G7])" office:value-type="float" office:value="801900" calcext:value-type="float">
            <text:p>801900</text:p>
          </table:table-cell>
          <table:table-cell table:formula="of:=PRODUCT([.E7:.H7])" office:value-type="float" office:value="26730" calcext:value-type="float">
            <text:p>26730</text:p>
          </table:table-cell>
          <table:table-cell table:formula="of:=PRODUCT([.F7:.I7])" office:value-type="float" office:value="11880" calcext:value-type="float">
            <text:p>11880</text:p>
          </table:table-cell>
          <table:table-cell table:formula="of:=PRODUCT([.G7:.J7])" office:value-type="float" office:value="297000" calcext:value-type="float">
            <text:p>297000</text:p>
          </table:table-cell>
          <table:table-cell table:formula="of:=PRODUCT([.H7:.K7])" office:value-type="float" office:value="217800" calcext:value-type="float">
            <text:p>217800</text:p>
          </table:table-cell>
          <table:table-cell table:formula="of:=PRODUCT([.I7:.L7])" office:value-type="float" office:value="5771700" calcext:value-type="float">
            <text:p>5771700</text:p>
          </table:table-cell>
          <table:table-cell table:formula="of:=PRODUCT([.J7:.M7])" office:value-type="float" office:value="10231650" calcext:value-type="float">
            <text:p>10231650</text:p>
          </table:table-cell>
          <table:table-cell table:formula="of:=PRODUCT([.K7:.N7])" office:value-type="float" office:value="4911192" calcext:value-type="float">
            <text:p>4911192</text:p>
          </table:table-cell>
          <table:table-cell table:formula="of:=PRODUCT([.L7:.O7])" office:value-type="float" office:value="12501216" calcext:value-type="float">
            <text:p>12501216</text:p>
          </table:table-cell>
          <table:table-cell table:formula="of:=PRODUCT([.M7:.P7])" office:value-type="float" office:value="4717440" calcext:value-type="float">
            <text:p>4717440</text:p>
          </table:table-cell>
          <table:table-cell table:formula="of:=PRODUCT([.N7:.Q7])" office:value-type="float" office:value="2116800" calcext:value-type="float">
            <text:p>2116800</text:p>
          </table:table-cell>
          <table:table-cell table:formula="of:=PRODUCT([.O7:.R7])" office:value-type="float" office:value="999600" calcext:value-type="float">
            <text:p>999600</text:p>
          </table:table-cell>
          <table:table-cell table:formula="of:=PRODUCT([.P7:.S7])" office:value-type="float" office:value="142800" calcext:value-type="float">
            <text:p>142800</text:p>
          </table:table-cell>
          <table:table-cell table:formula="of:=PRODUCT([.Q7:.T7])" office:value-type="float" office:value="357000" calcext:value-type="float">
            <text:p>357000</text:p>
          </table:table-cell>
        </table:table-row>
        <table:table-row table:style-name="ro1">
          <table:table-cell table:number-columns-repeated="3"/>
          <table:table-cell table:formula="of:=PRODUCT([.A8:.D8])" office:value-type="float" office:value="7112448" calcext:value-type="float">
            <text:p>7112448</text:p>
          </table:table-cell>
          <table:table-cell table:formula="of:=PRODUCT([.B8:.E8])" office:value-type="float" office:value="14224896" calcext:value-type="float">
            <text:p>14224896</text:p>
          </table:table-cell>
          <table:table-cell table:formula="of:=PRODUCT([.C8:.F8])" office:value-type="float" office:value="3338496" calcext:value-type="float">
            <text:p>3338496</text:p>
          </table:table-cell>
          <table:table-cell table:formula="of:=PRODUCT([.D8:.G8])" office:value-type="float" office:value="2761472" calcext:value-type="float">
            <text:p>2761472</text:p>
          </table:table-cell>
          <table:table-cell table:formula="of:=PRODUCT([.E8:.H8])" office:value-type="float" office:value="986240" calcext:value-type="float">
            <text:p>986240</text:p>
          </table:table-cell>
          <table:table-cell table:formula="of:=PRODUCT([.F8:.I8])" office:value-type="float" office:value="400660" calcext:value-type="float">
            <text:p>400660</text:p>
          </table:table-cell>
          <table:table-cell table:formula="of:=PRODUCT([.G8:.J8])" office:value-type="float" office:value="661960" calcext:value-type="float">
            <text:p>661960</text:p>
          </table:table-cell>
          <table:table-cell table:formula="of:=PRODUCT([.H8:.K8])" office:value-type="float" office:value="395200" calcext:value-type="float">
            <text:p>395200</text:p>
          </table:table-cell>
          <table:table-cell table:formula="of:=PRODUCT([.I8:.L8])" office:value-type="float" office:value="2647840" calcext:value-type="float">
            <text:p>2647840</text:p>
          </table:table-cell>
          <table:table-cell table:formula="of:=PRODUCT([.J8:.M8])" office:value-type="float" office:value="6008560" calcext:value-type="float">
            <text:p>6008560</text:p>
          </table:table-cell>
          <table:table-cell table:formula="of:=PRODUCT([.K8:.N8])" office:value-type="float" office:value="8538480" calcext:value-type="float">
            <text:p>8538480</text:p>
          </table:table-cell>
          <table:table-cell table:formula="of:=PRODUCT([.L8:.O8])" office:value-type="float" office:value="14942340" calcext:value-type="float">
            <text:p>14942340</text:p>
          </table:table-cell>
          <table:table-cell table:formula="of:=PRODUCT([.M8:.P8])" office:value-type="float" office:value="14719320" calcext:value-type="float">
            <text:p>14719320</text:p>
          </table:table-cell>
          <table:table-cell table:formula="of:=PRODUCT([.N8:.Q8])" office:value-type="float" office:value="4490640" calcext:value-type="float">
            <text:p>4490640</text:p>
          </table:table-cell>
          <table:table-cell table:formula="of:=PRODUCT([.O8:.R8])" office:value-type="float" office:value="3160080" calcext:value-type="float">
            <text:p>3160080</text:p>
          </table:table-cell>
          <table:table-cell table:formula="of:=PRODUCT([.P8:.S8])" office:value-type="float" office:value="2889216" calcext:value-type="float">
            <text:p>2889216</text:p>
          </table:table-cell>
          <table:table-cell table:formula="of:=PRODUCT([.Q8:.T8])" office:value-type="float" office:value="3064320" calcext:value-type="float">
            <text:p>3064320</text:p>
          </table:table-cell>
        </table:table-row>
        <table:table-row table:style-name="ro1">
          <table:table-cell table:number-columns-repeated="3"/>
          <table:table-cell table:formula="of:=PRODUCT([.A9:.D9])" office:value-type="float" office:value="2369120" calcext:value-type="float">
            <text:p>2369120</text:p>
          </table:table-cell>
          <table:table-cell table:formula="of:=PRODUCT([.B9:.E9])" office:value-type="float" office:value="70720" calcext:value-type="float">
            <text:p>70720</text:p>
          </table:table-cell>
          <table:table-cell table:formula="of:=PRODUCT([.C9:.F9])" office:value-type="float" office:value="168640" calcext:value-type="float">
            <text:p>168640</text:p>
          </table:table-cell>
          <table:table-cell table:formula="of:=PRODUCT([.D9:.G9])" office:value-type="float" office:value="101184" calcext:value-type="float">
            <text:p>101184</text:p>
          </table:table-cell>
          <table:table-cell table:formula="of:=PRODUCT([.E9:.H9])" office:value-type="float" office:value="29760" calcext:value-type="float">
            <text:p>29760</text:p>
          </table:table-cell>
          <table:table-cell table:formula="of:=PRODUCT([.F9:.I9])" office:value-type="float" office:value="1413600" calcext:value-type="float">
            <text:p>1413600</text:p>
          </table:table-cell>
          <table:table-cell table:formula="of:=PRODUCT([.G9:.J9])" office:value-type="float" office:value="1436400" calcext:value-type="float">
            <text:p>1436400</text:p>
          </table:table-cell>
          <table:table-cell table:formula="of:=PRODUCT([.H9:.K9])" office:value-type="float" office:value="11251800" calcext:value-type="float">
            <text:p>11251800</text:p>
          </table:table-cell>
          <table:table-cell table:formula="of:=PRODUCT([.I9:.L9])" office:value-type="float" office:value="21941010" calcext:value-type="float">
            <text:p>21941010</text:p>
          </table:table-cell>
          <table:table-cell table:formula="of:=PRODUCT([.J9:.M9])" office:value-type="float" office:value="14550354" calcext:value-type="float">
            <text:p>14550354</text:p>
          </table:table-cell>
          <table:table-cell table:formula="of:=PRODUCT([.K9:.N9])" office:value-type="float" office:value="1847664" calcext:value-type="float">
            <text:p>1847664</text:p>
          </table:table-cell>
          <table:table-cell table:formula="of:=PRODUCT([.L9:.O9])" office:value-type="float" office:value="786240" calcext:value-type="float">
            <text:p>786240</text:p>
          </table:table-cell>
          <table:table-cell table:formula="of:=PRODUCT([.M9:.P9])" office:value-type="float" office:value="1834560" calcext:value-type="float">
            <text:p>1834560</text:p>
          </table:table-cell>
          <table:table-cell table:formula="of:=PRODUCT([.N9:.Q9])" office:value-type="float" office:value="1921920" calcext:value-type="float">
            <text:p>1921920</text:p>
          </table:table-cell>
          <table:table-cell table:formula="of:=PRODUCT([.O9:.R9])" office:value-type="float" office:value="11771760" calcext:value-type="float">
            <text:p>11771760</text:p>
          </table:table-cell>
          <table:table-cell table:formula="of:=PRODUCT([.P9:.S9])" office:value-type="float" office:value="27663636" calcext:value-type="float">
            <text:p>27663636</text:p>
          </table:table-cell>
          <table:table-cell table:formula="of:=PRODUCT([.Q9:.T9])" office:value-type="float" office:value="6383916" calcext:value-type="float">
            <text:p>6383916</text:p>
          </table:table-cell>
        </table:table-row>
        <table:table-row table:style-name="ro1">
          <table:table-cell table:number-columns-repeated="3"/>
          <table:table-cell table:formula="of:=PRODUCT([.A10:.D10])" office:value-type="float" office:value="382800" calcext:value-type="float">
            <text:p>382800</text:p>
          </table:table-cell>
          <table:table-cell table:formula="of:=PRODUCT([.B10:.E10])" office:value-type="float" office:value="1052700" calcext:value-type="float">
            <text:p>1052700</text:p>
          </table:table-cell>
          <table:table-cell table:formula="of:=PRODUCT([.C10:.F10])" office:value-type="float" office:value="1397220" calcext:value-type="float">
            <text:p>1397220</text:p>
          </table:table-cell>
          <table:table-cell table:formula="of:=PRODUCT([.D10:.G10])" office:value-type="float" office:value="2384910" calcext:value-type="float">
            <text:p>2384910</text:p>
          </table:table-cell>
          <table:table-cell table:formula="of:=PRODUCT([.E10:.H10])" office:value-type="float" office:value="12401532" calcext:value-type="float">
            <text:p>12401532</text:p>
          </table:table-cell>
          <table:table-cell table:formula="of:=PRODUCT([.F10:.I10])" office:value-type="float" office:value="18226494" calcext:value-type="float">
            <text:p>18226494</text:p>
          </table:table-cell>
          <table:table-cell table:formula="of:=PRODUCT([.G10:.J10])" office:value-type="float" office:value="4244526" calcext:value-type="float">
            <text:p>4244526</text:p>
          </table:table-cell>
          <table:table-cell table:formula="of:=PRODUCT([.H10:.K10])" office:value-type="float" office:value="3344172" calcext:value-type="float">
            <text:p>3344172</text:p>
          </table:table-cell>
          <table:table-cell table:formula="of:=PRODUCT([.I10:.L10])" office:value-type="float" office:value="10032516" calcext:value-type="float">
            <text:p>10032516</text:p>
          </table:table-cell>
          <table:table-cell table:formula="of:=PRODUCT([.J10:.M10])" office:value-type="float" office:value="9929088" calcext:value-type="float">
            <text:p>9929088</text:p>
          </table:table-cell>
          <table:table-cell table:formula="of:=PRODUCT([.K10:.N10])" office:value-type="float" office:value="48477312" calcext:value-type="float">
            <text:p>48477312</text:p>
          </table:table-cell>
          <table:table-cell table:formula="of:=PRODUCT([.L10:.O10])" office:value-type="float" office:value="8701056" calcext:value-type="float">
            <text:p>8701056</text:p>
          </table:table-cell>
          <table:table-cell table:formula="of:=PRODUCT([.M10:.P10])" office:value-type="float" office:value="9816576" calcext:value-type="float">
            <text:p>9816576</text:p>
          </table:table-cell>
          <table:table-cell table:formula="of:=PRODUCT([.N10:.Q10])" office:value-type="float" office:value="3476704" calcext:value-type="float">
            <text:p>3476704</text:p>
          </table:table-cell>
          <table:table-cell table:formula="of:=PRODUCT([.O10:.R10])" office:value-type="float" office:value="3728032" calcext:value-type="float">
            <text:p>3728032</text:p>
          </table:table-cell>
          <table:table-cell table:formula="of:=PRODUCT([.P10:.S10])" office:value-type="float" office:value="16776144" calcext:value-type="float">
            <text:p>16776144</text:p>
          </table:table-cell>
          <table:table-cell table:formula="of:=PRODUCT([.Q10:.T10])" office:value-type="float" office:value="13725936" calcext:value-type="float">
            <text:p>13725936</text:p>
          </table:table-cell>
        </table:table-row>
        <table:table-row table:style-name="ro1">
          <table:table-cell table:number-columns-repeated="3"/>
          <table:table-cell table:formula="of:=PRODUCT([.A11:.D11])" office:value-type="float" office:value="156492" calcext:value-type="float">
            <text:p>156492</text:p>
          </table:table-cell>
          <table:table-cell table:formula="of:=PRODUCT([.B11:.E11])" office:value-type="float" office:value="558900" calcext:value-type="float">
            <text:p>558900</text:p>
          </table:table-cell>
          <table:table-cell table:formula="of:=PRODUCT([.C11:.F11])" office:value-type="float" office:value="0" calcext:value-type="float">
            <text:p>0</text:p>
          </table:table-cell>
          <table:table-cell table:formula="of:=PRODUCT([.D11:.G11])" office:value-type="float" office:value="0" calcext:value-type="float">
            <text:p>0</text:p>
          </table:table-cell>
          <table:table-cell table:formula="of:=PRODUCT([.E11:.H11])" office:value-type="float" office:value="0" calcext:value-type="float">
            <text:p>0</text:p>
          </table:table-cell>
          <table:table-cell table:formula="of:=PRODUCT([.F11:.I11])" office:value-type="float" office:value="0" calcext:value-type="float">
            <text:p>0</text:p>
          </table:table-cell>
          <table:table-cell table:formula="of:=PRODUCT([.G11:.J11])" office:value-type="float" office:value="3009600" calcext:value-type="float">
            <text:p>3009600</text:p>
          </table:table-cell>
          <table:table-cell table:formula="of:=PRODUCT([.H11:.K11])" office:value-type="float" office:value="1386000" calcext:value-type="float">
            <text:p>1386000</text:p>
          </table:table-cell>
          <table:table-cell table:formula="of:=PRODUCT([.I11:.L11])" office:value-type="float" office:value="441000" calcext:value-type="float">
            <text:p>441000</text:p>
          </table:table-cell>
          <table:table-cell table:formula="of:=PRODUCT([.J11:.M11])" office:value-type="float" office:value="0" calcext:value-type="float">
            <text:p>0</text:p>
          </table:table-cell>
          <table:table-cell table:formula="of:=PRODUCT([.K11:.N11])" office:value-type="float" office:value="0" calcext:value-type="float">
            <text:p>0</text:p>
          </table:table-cell>
          <table:table-cell table:formula="of:=PRODUCT([.L11:.O11])" office:value-type="float" office:value="0" calcext:value-type="float">
            <text:p>0</text:p>
          </table:table-cell>
          <table:table-cell table:formula="of:=PRODUCT([.M11:.P11])" office:value-type="float" office:value="0" calcext:value-type="float">
            <text:p>0</text:p>
          </table:table-cell>
          <table:table-cell table:formula="of:=PRODUCT([.N11:.Q11])" office:value-type="float" office:value="6638874" calcext:value-type="float">
            <text:p>6638874</text:p>
          </table:table-cell>
          <table:table-cell table:formula="of:=PRODUCT([.O11:.R11])" office:value-type="float" office:value="3373854" calcext:value-type="float">
            <text:p>3373854</text:p>
          </table:table-cell>
          <table:table-cell table:formula="of:=PRODUCT([.P11:.S11])" office:value-type="float" office:value="3373854" calcext:value-type="float">
            <text:p>3373854</text:p>
          </table:table-cell>
          <table:table-cell table:formula="of:=PRODUCT([.Q11:.T11])" office:value-type="float" office:value="3304290" calcext:value-type="float">
            <text:p>3304290</text:p>
          </table:table-cell>
        </table:table-row>
        <table:table-row table:style-name="ro1">
          <table:table-cell table:number-columns-repeated="3"/>
          <table:table-cell table:formula="of:=PRODUCT([.A12:.D12])" office:value-type="float" office:value="1967784" calcext:value-type="float">
            <text:p>1967784</text:p>
          </table:table-cell>
          <table:table-cell table:formula="of:=PRODUCT([.B12:.E12])" office:value-type="float" office:value="555016" calcext:value-type="float">
            <text:p>555016</text:p>
          </table:table-cell>
          <table:table-cell table:formula="of:=PRODUCT([.C12:.F12])" office:value-type="float" office:value="2448600" calcext:value-type="float">
            <text:p>2448600</text:p>
          </table:table-cell>
          <table:table-cell table:formula="of:=PRODUCT([.D12:.G12])" office:value-type="float" office:value="1432200" calcext:value-type="float">
            <text:p>1432200</text:p>
          </table:table-cell>
          <table:table-cell table:formula="of:=PRODUCT([.E12:.H12])" office:value-type="float" office:value="3427050" calcext:value-type="float">
            <text:p>3427050</text:p>
          </table:table-cell>
          <table:table-cell table:formula="of:=PRODUCT([.F12:.I12])" office:value-type="float" office:value="2336625" calcext:value-type="float">
            <text:p>2336625</text:p>
          </table:table-cell>
          <table:table-cell table:formula="of:=PRODUCT([.G12:.J12])" office:value-type="float" office:value="2928570" calcext:value-type="float">
            <text:p>2928570</text:p>
          </table:table-cell>
          <table:table-cell table:formula="of:=PRODUCT([.H12:.K12])" office:value-type="float" office:value="283410" calcext:value-type="float">
            <text:p>283410</text:p>
          </table:table-cell>
          <table:table-cell table:formula="of:=PRODUCT([.I12:.L12])" office:value-type="float" office:value="338400" calcext:value-type="float">
            <text:p>338400</text:p>
          </table:table-cell>
          <table:table-cell table:formula="of:=PRODUCT([.J12:.M12])" office:value-type="float" office:value="90240" calcext:value-type="float">
            <text:p>90240</text:p>
          </table:table-cell>
          <table:table-cell table:formula="of:=PRODUCT([.K12:.N12])" office:value-type="float" office:value="59520" calcext:value-type="float">
            <text:p>59520</text:p>
          </table:table-cell>
          <table:table-cell table:formula="of:=PRODUCT([.L12:.O12])" office:value-type="float" office:value="317440" calcext:value-type="float">
            <text:p>317440</text:p>
          </table:table-cell>
          <table:table-cell table:formula="of:=PRODUCT([.M12:.P12])" office:value-type="float" office:value="55552" calcext:value-type="float">
            <text:p>55552</text:p>
          </table:table-cell>
          <table:table-cell table:formula="of:=PRODUCT([.N12:.Q12])" office:value-type="float" office:value="124992" calcext:value-type="float">
            <text:p>124992</text:p>
          </table:table-cell>
          <table:table-cell table:formula="of:=PRODUCT([.O12:.R12])" office:value-type="float" office:value="106848" calcext:value-type="float">
            <text:p>106848</text:p>
          </table:table-cell>
          <table:table-cell table:formula="of:=PRODUCT([.P12:.S12])" office:value-type="float" office:value="373968" calcext:value-type="float">
            <text:p>373968</text:p>
          </table:table-cell>
          <table:table-cell table:formula="of:=PRODUCT([.Q12:.T12])" office:value-type="float" office:value="2457504" calcext:value-type="float">
            <text:p>2457504</text:p>
          </table:table-cell>
        </table:table-row>
        <table:table-row table:style-name="ro1">
          <table:table-cell table:number-columns-repeated="3"/>
          <table:table-cell table:formula="of:=PRODUCT([.A13:.D13])" office:value-type="float" office:value="131040" calcext:value-type="float">
            <text:p>131040</text:p>
          </table:table-cell>
          <table:table-cell table:formula="of:=PRODUCT([.B13:.E13])" office:value-type="float" office:value="786240" calcext:value-type="float">
            <text:p>786240</text:p>
          </table:table-cell>
          <table:table-cell table:formula="of:=PRODUCT([.C13:.F13])" office:value-type="float" office:value="705600" calcext:value-type="float">
            <text:p>705600</text:p>
          </table:table-cell>
          <table:table-cell table:formula="of:=PRODUCT([.D13:.G13])" office:value-type="float" office:value="4374720" calcext:value-type="float">
            <text:p>4374720</text:p>
          </table:table-cell>
          <table:table-cell table:formula="of:=PRODUCT([.E13:.H13])" office:value-type="float" office:value="4895520" calcext:value-type="float">
            <text:p>4895520</text:p>
          </table:table-cell>
          <table:table-cell table:formula="of:=PRODUCT([.F13:.I13])" office:value-type="float" office:value="2804725" calcext:value-type="float">
            <text:p>2804725</text:p>
          </table:table-cell>
          <table:table-cell table:formula="of:=PRODUCT([.G13:.J13])" office:value-type="float" office:value="4647830" calcext:value-type="float">
            <text:p>4647830</text:p>
          </table:table-cell>
          <table:table-cell table:formula="of:=PRODUCT([.H13:.K13])" office:value-type="float" office:value="13193840" calcext:value-type="float">
            <text:p>13193840</text:p>
          </table:table-cell>
          <table:table-cell table:formula="of:=PRODUCT([.I13:.L13])" office:value-type="float" office:value="6737280" calcext:value-type="float">
            <text:p>6737280</text:p>
          </table:table-cell>
          <table:table-cell table:formula="of:=PRODUCT([.J13:.M13])" office:value-type="float" office:value="0" calcext:value-type="float">
            <text:p>0</text:p>
          </table:table-cell>
          <table:table-cell table:formula="of:=PRODUCT([.K13:.N13])" office:value-type="float" office:value="0" calcext:value-type="float">
            <text:p>0</text:p>
          </table:table-cell>
          <table:table-cell table:formula="of:=PRODUCT([.L13:.O13])" office:value-type="float" office:value="0" calcext:value-type="float">
            <text:p>0</text:p>
          </table:table-cell>
          <table:table-cell table:formula="of:=PRODUCT([.M13:.P13])" office:value-type="float" office:value="0" calcext:value-type="float">
            <text:p>0</text:p>
          </table:table-cell>
          <table:table-cell table:formula="of:=PRODUCT([.N13:.Q13])" office:value-type="float" office:value="793152" calcext:value-type="float">
            <text:p>793152</text:p>
          </table:table-cell>
          <table:table-cell table:formula="of:=PRODUCT([.O13:.R13])" office:value-type="float" office:value="1353024" calcext:value-type="float">
            <text:p>1353024</text:p>
          </table:table-cell>
          <table:table-cell table:formula="of:=PRODUCT([.P13:.S13])" office:value-type="float" office:value="2129760" calcext:value-type="float">
            <text:p>2129760</text:p>
          </table:table-cell>
          <table:table-cell table:formula="of:=PRODUCT([.Q13:.T13])" office:value-type="float" office:value="5058180" calcext:value-type="float">
            <text:p>5058180</text:p>
          </table:table-cell>
        </table:table-row>
        <table:table-row table:style-name="ro1">
          <table:table-cell table:number-columns-repeated="3"/>
          <table:table-cell table:formula="of:=PRODUCT([.A14:.D14])" office:value-type="float" office:value="0" calcext:value-type="float">
            <text:p>0</text:p>
          </table:table-cell>
          <table:table-cell table:formula="of:=PRODUCT([.B14:.E14])" office:value-type="float" office:value="0" calcext:value-type="float">
            <text:p>0</text:p>
          </table:table-cell>
          <table:table-cell table:formula="of:=PRODUCT([.C14:.F14])" office:value-type="float" office:value="0" calcext:value-type="float">
            <text:p>0</text:p>
          </table:table-cell>
          <table:table-cell table:formula="of:=PRODUCT([.D14:.G14])" office:value-type="float" office:value="10615920" calcext:value-type="float">
            <text:p>10615920</text:p>
          </table:table-cell>
          <table:table-cell table:formula="of:=PRODUCT([.E14:.H14])" office:value-type="float" office:value="1548155" calcext:value-type="float">
            <text:p>1548155</text:p>
          </table:table-cell>
          <table:table-cell table:formula="of:=PRODUCT([.F14:.I14])" office:value-type="float" office:value="221165" calcext:value-type="float">
            <text:p>221165</text:p>
          </table:table-cell>
          <table:table-cell table:formula="of:=PRODUCT([.G14:.J14])" office:value-type="float" office:value="137060" calcext:value-type="float">
            <text:p>137060</text:p>
          </table:table-cell>
          <table:table-cell table:formula="of:=PRODUCT([.H14:.K14])" office:value-type="float" office:value="67760" calcext:value-type="float">
            <text:p>67760</text:p>
          </table:table-cell>
          <table:table-cell table:formula="of:=PRODUCT([.I14:.L14])" office:value-type="float" office:value="358160" calcext:value-type="float">
            <text:p>358160</text:p>
          </table:table-cell>
          <table:table-cell table:formula="of:=PRODUCT([.J14:.M14])" office:value-type="float" office:value="3151808" calcext:value-type="float">
            <text:p>3151808</text:p>
          </table:table-cell>
          <table:table-cell table:formula="of:=PRODUCT([.K14:.N14])" office:value-type="float" office:value="4297920" calcext:value-type="float">
            <text:p>4297920</text:p>
          </table:table-cell>
          <table:table-cell table:formula="of:=PRODUCT([.L14:.O14])" office:value-type="float" office:value="2051280" calcext:value-type="float">
            <text:p>2051280</text:p>
          </table:table-cell>
          <table:table-cell table:formula="of:=PRODUCT([.M14:.P14])" office:value-type="float" office:value="3215520" calcext:value-type="float">
            <text:p>3215520</text:p>
          </table:table-cell>
          <table:table-cell table:formula="of:=PRODUCT([.N14:.Q14])" office:value-type="float" office:value="3727080" calcext:value-type="float">
            <text:p>3727080</text:p>
          </table:table-cell>
          <table:table-cell table:formula="of:=PRODUCT([.O14:.R14])" office:value-type="float" office:value="3354372" calcext:value-type="float">
            <text:p>3354372</text:p>
          </table:table-cell>
          <table:table-cell table:formula="of:=PRODUCT([.P14:.S14])" office:value-type="float" office:value="2715444" calcext:value-type="float">
            <text:p>2715444</text:p>
          </table:table-cell>
          <table:table-cell table:formula="of:=PRODUCT([.Q14:.T14])" office:value-type="float" office:value="2715444" calcext:value-type="float">
            <text:p>2715444</text:p>
          </table:table-cell>
        </table:table-row>
        <table:table-row table:style-name="ro1">
          <table:table-cell table:number-columns-repeated="3"/>
          <table:table-cell table:formula="of:=PRODUCT([.A15:.D15])" office:value-type="float" office:value="8372160" calcext:value-type="float">
            <text:p>8372160</text:p>
          </table:table-cell>
          <table:table-cell table:formula="of:=PRODUCT([.B15:.E15])" office:value-type="float" office:value="2203200" calcext:value-type="float">
            <text:p>2203200</text:p>
          </table:table-cell>
          <table:table-cell table:formula="of:=PRODUCT([.C15:.F15])" office:value-type="float" office:value="2588760" calcext:value-type="float">
            <text:p>2588760</text:p>
          </table:table-cell>
          <table:table-cell table:formula="of:=PRODUCT([.D15:.G15])" office:value-type="float" office:value="1502120" calcext:value-type="float">
            <text:p>1502120</text:p>
          </table:table-cell>
          <table:table-cell table:formula="of:=PRODUCT([.E15:.H15])" office:value-type="float" office:value="1524210" calcext:value-type="float">
            <text:p>1524210</text:p>
          </table:table-cell>
          <table:table-cell table:formula="of:=PRODUCT([.F15:.I15])" office:value-type="float" office:value="8535576" calcext:value-type="float">
            <text:p>8535576</text:p>
          </table:table-cell>
          <table:table-cell table:formula="of:=PRODUCT([.G15:.J15])" office:value-type="float" office:value="6628692" calcext:value-type="float">
            <text:p>6628692</text:p>
          </table:table-cell>
          <table:table-cell table:formula="of:=PRODUCT([.H15:.K15])" office:value-type="float" office:value="12975312" calcext:value-type="float">
            <text:p>12975312</text:p>
          </table:table-cell>
          <table:table-cell table:formula="of:=PRODUCT([.I15:.L15])" office:value-type="float" office:value="2444624" calcext:value-type="float">
            <text:p>2444624</text:p>
          </table:table-cell>
          <table:table-cell table:formula="of:=PRODUCT([.J15:.M15])" office:value-type="float" office:value="7508488" calcext:value-type="float">
            <text:p>7508488</text:p>
          </table:table-cell>
          <table:table-cell table:formula="of:=PRODUCT([.K15:.N15])" office:value-type="float" office:value="5348512" calcext:value-type="float">
            <text:p>5348512</text:p>
          </table:table-cell>
          <table:table-cell table:formula="of:=PRODUCT([.L15:.O15])" office:value-type="float" office:value="988312" calcext:value-type="float">
            <text:p>988312</text:p>
          </table:table-cell>
          <table:table-cell table:formula="of:=PRODUCT([.M15:.P15])" office:value-type="float" office:value="5853848" calcext:value-type="float">
            <text:p>5853848</text:p>
          </table:table-cell>
          <table:table-cell table:formula="of:=PRODUCT([.N15:.Q15])" office:value-type="float" office:value="272272" calcext:value-type="float">
            <text:p>272272</text:p>
          </table:table-cell>
          <table:table-cell table:formula="of:=PRODUCT([.O15:.R15])" office:value-type="float" office:value="466004" calcext:value-type="float">
            <text:p>466004</text:p>
          </table:table-cell>
          <table:table-cell table:formula="of:=PRODUCT([.P15:.S15])" office:value-type="float" office:value="1507660" calcext:value-type="float">
            <text:p>1507660</text:p>
          </table:table-cell>
          <table:table-cell table:formula="of:=PRODUCT([.Q15:.T15])" office:value-type="float" office:value="783200" calcext:value-type="float">
            <text:p>783200</text:p>
          </table:table-cell>
        </table:table-row>
        <table:table-row table:style-name="ro1">
          <table:table-cell table:number-columns-repeated="3"/>
          <table:table-cell table:formula="of:=PRODUCT([.A16:.D16])" office:value-type="float" office:value="138112" calcext:value-type="float">
            <text:p>138112</text:p>
          </table:table-cell>
          <table:table-cell table:formula="of:=PRODUCT([.B16:.E16])" office:value-type="float" office:value="3349216" calcext:value-type="float">
            <text:p>3349216</text:p>
          </table:table-cell>
          <table:table-cell table:formula="of:=PRODUCT([.C16:.F16])" office:value-type="float" office:value="2254280" calcext:value-type="float">
            <text:p>2254280</text:p>
          </table:table-cell>
          <table:table-cell table:formula="of:=PRODUCT([.D16:.G16])" office:value-type="float" office:value="27896715" calcext:value-type="float">
            <text:p>27896715</text:p>
          </table:table-cell>
          <table:table-cell table:formula="of:=PRODUCT([.E16:.H16])" office:value-type="float" office:value="5377680" calcext:value-type="float">
            <text:p>5377680</text:p>
          </table:table-cell>
          <table:table-cell table:formula="of:=PRODUCT([.F16:.I16])" office:value-type="float" office:value="388080" calcext:value-type="float">
            <text:p>388080</text:p>
          </table:table-cell>
          <table:table-cell table:formula="of:=PRODUCT([.G16:.J16])" office:value-type="float" office:value="1075536" calcext:value-type="float">
            <text:p>1075536</text:p>
          </table:table-cell>
          <table:table-cell table:formula="of:=PRODUCT([.H16:.K16])" office:value-type="float" office:value="619248" calcext:value-type="float">
            <text:p>619248</text:p>
          </table:table-cell>
          <table:table-cell table:formula="of:=PRODUCT([.I16:.L16])" office:value-type="float" office:value="1238496" calcext:value-type="float">
            <text:p>1238496</text:p>
          </table:table-cell>
          <table:table-cell table:formula="of:=PRODUCT([.J16:.M16])" office:value-type="float" office:value="2830848" calcext:value-type="float">
            <text:p>2830848</text:p>
          </table:table-cell>
          <table:table-cell table:formula="of:=PRODUCT([.K16:.N16])" office:value-type="float" office:value="758784" calcext:value-type="float">
            <text:p>758784</text:p>
          </table:table-cell>
          <table:table-cell table:formula="of:=PRODUCT([.L16:.O16])" office:value-type="float" office:value="346112" calcext:value-type="float">
            <text:p>346112</text:p>
          </table:table-cell>
          <table:table-cell table:formula="of:=PRODUCT([.M16:.P16])" office:value-type="float" office:value="854464" calcext:value-type="float">
            <text:p>854464</text:p>
          </table:table-cell>
          <table:table-cell table:formula="of:=PRODUCT([.N16:.Q16])" office:value-type="float" office:value="1762332" calcext:value-type="float">
            <text:p>1762332</text:p>
          </table:table-cell>
          <table:table-cell table:formula="of:=PRODUCT([.O16:.R16])" office:value-type="float" office:value="1830114" calcext:value-type="float">
            <text:p>1830114</text:p>
          </table:table-cell>
          <table:table-cell table:formula="of:=PRODUCT([.P16:.S16])" office:value-type="float" office:value="6898122" calcext:value-type="float">
            <text:p>6898122</text:p>
          </table:table-cell>
          <table:table-cell table:formula="of:=PRODUCT([.Q16:.T16])" office:value-type="float" office:value="5762988" calcext:value-type="float">
            <text:p>5762988</text:p>
          </table:table-cell>
        </table:table-row>
        <table:table-row table:style-name="ro1">
          <table:table-cell table:number-columns-repeated="3"/>
          <table:table-cell table:formula="of:=PRODUCT([.A17:.D17])" office:value-type="float" office:value="18741888" calcext:value-type="float">
            <text:p>18741888</text:p>
          </table:table-cell>
          <table:table-cell table:formula="of:=PRODUCT([.B17:.E17])" office:value-type="float" office:value="12139632" calcext:value-type="float">
            <text:p>12139632</text:p>
          </table:table-cell>
          <table:table-cell table:formula="of:=PRODUCT([.C17:.F17])" office:value-type="float" office:value="20907144" calcext:value-type="float">
            <text:p>20907144</text:p>
          </table:table-cell>
          <table:table-cell table:formula="of:=PRODUCT([.D17:.G17])" office:value-type="float" office:value="6149160" calcext:value-type="float">
            <text:p>6149160</text:p>
          </table:table-cell>
          <table:table-cell table:formula="of:=PRODUCT([.E17:.H17])" office:value-type="float" office:value="5088960" calcext:value-type="float">
            <text:p>5088960</text:p>
          </table:table-cell>
          <table:table-cell table:formula="of:=PRODUCT([.F17:.I17])" office:value-type="float" office:value="267840" calcext:value-type="float">
            <text:p>267840</text:p>
          </table:table-cell>
          <table:table-cell table:formula="of:=PRODUCT([.G17:.J17])" office:value-type="float" office:value="198720" calcext:value-type="float">
            <text:p>198720</text:p>
          </table:table-cell>
          <table:table-cell table:formula="of:=PRODUCT([.H17:.K17])" office:value-type="float" office:value="327888" calcext:value-type="float">
            <text:p>327888</text:p>
          </table:table-cell>
          <table:table-cell table:formula="of:=PRODUCT([.I17:.L17])" office:value-type="float" office:value="305118" calcext:value-type="float">
            <text:p>305118</text:p>
          </table:table-cell>
          <table:table-cell table:formula="of:=PRODUCT([.J17:.M17])" office:value-type="float" office:value="4678476" calcext:value-type="float">
            <text:p>4678476</text:p>
          </table:table-cell>
          <table:table-cell table:formula="of:=PRODUCT([.K17:.N17])" office:value-type="float" office:value="5593830" calcext:value-type="float">
            <text:p>5593830</text:p>
          </table:table-cell>
          <table:table-cell table:formula="of:=PRODUCT([.L17:.O17])" office:value-type="float" office:value="2034120" calcext:value-type="float">
            <text:p>2034120</text:p>
          </table:table-cell>
          <table:table-cell table:formula="of:=PRODUCT([.M17:.P17])" office:value-type="float" office:value="971520" calcext:value-type="float">
            <text:p>971520</text:p>
          </table:table-cell>
          <table:table-cell table:formula="of:=PRODUCT([.N17:.Q17])" office:value-type="float" office:value="1330560" calcext:value-type="float">
            <text:p>1330560</text:p>
          </table:table-cell>
          <table:table-cell table:formula="of:=PRODUCT([.O17:.R17])" office:value-type="float" office:value="2249856" calcext:value-type="float">
            <text:p>2249856</text:p>
          </table:table-cell>
          <table:table-cell table:formula="of:=PRODUCT([.P17:.S17])" office:value-type="float" office:value="9936864" calcext:value-type="float">
            <text:p>9936864</text:p>
          </table:table-cell>
          <table:table-cell table:formula="of:=PRODUCT([.Q17:.T17])" office:value-type="float" office:value="21426363" calcext:value-type="float">
            <text:p>21426363</text:p>
          </table:table-cell>
        </table:table-row>
        <table:table-row table:style-name="ro1">
          <table:table-cell table:number-columns-repeated="3"/>
          <table:table-cell table:formula="of:=PRODUCT([.A18:.D18])" office:value-type="float" office:value="196224" calcext:value-type="float">
            <text:p>196224</text:p>
          </table:table-cell>
          <table:table-cell table:formula="of:=PRODUCT([.B18:.E18])" office:value-type="float" office:value="1864128" calcext:value-type="float">
            <text:p>1864128</text:p>
          </table:table-cell>
          <table:table-cell table:formula="of:=PRODUCT([.C18:.F18])" office:value-type="float" office:value="1109600" calcext:value-type="float">
            <text:p>1109600</text:p>
          </table:table-cell>
          <table:table-cell table:formula="of:=PRODUCT([.D18:.G18])" office:value-type="float" office:value="2704650" calcext:value-type="float">
            <text:p>2704650</text:p>
          </table:table-cell>
          <table:table-cell table:formula="of:=PRODUCT([.E18:.H18])" office:value-type="float" office:value="407550" calcext:value-type="float">
            <text:p>407550</text:p>
          </table:table-cell>
          <table:table-cell table:formula="of:=PRODUCT([.F18:.I18])" office:value-type="float" office:value="257400" calcext:value-type="float">
            <text:p>257400</text:p>
          </table:table-cell>
          <table:table-cell table:formula="of:=PRODUCT([.G18:.J18])" office:value-type="float" office:value="967824" calcext:value-type="float">
            <text:p>967824</text:p>
          </table:table-cell>
          <table:table-cell table:formula="of:=PRODUCT([.H18:.K18])" office:value-type="float" office:value="1786752" calcext:value-type="float">
            <text:p>1786752</text:p>
          </table:table-cell>
          <table:table-cell table:formula="of:=PRODUCT([.I18:.L18])" office:value-type="float" office:value="2923776" calcext:value-type="float">
            <text:p>2923776</text:p>
          </table:table-cell>
          <table:table-cell table:formula="of:=PRODUCT([.J18:.M18])" office:value-type="float" office:value="974592" calcext:value-type="float">
            <text:p>974592</text:p>
          </table:table-cell>
          <table:table-cell table:formula="of:=PRODUCT([.K18:.N18])" office:value-type="float" office:value="476928" calcext:value-type="float">
            <text:p>476928</text:p>
          </table:table-cell>
          <table:table-cell table:formula="of:=PRODUCT([.L18:.O18])" office:value-type="float" office:value="192096" calcext:value-type="float">
            <text:p>192096</text:p>
          </table:table-cell>
          <table:table-cell table:formula="of:=PRODUCT([.M18:.P18])" office:value-type="float" office:value="341504" calcext:value-type="float">
            <text:p>341504</text:p>
          </table:table-cell>
          <table:table-cell table:formula="of:=PRODUCT([.N18:.Q18])" office:value-type="float" office:value="1707520" calcext:value-type="float">
            <text:p>1707520</text:p>
          </table:table-cell>
          <table:table-cell table:formula="of:=PRODUCT([.O18:.R18])" office:value-type="float" office:value="2301440" calcext:value-type="float">
            <text:p>2301440</text:p>
          </table:table-cell>
          <table:table-cell table:formula="of:=PRODUCT([.P18:.S18])" office:value-type="float" office:value="6031360" calcext:value-type="float">
            <text:p>6031360</text:p>
          </table:table-cell>
          <table:table-cell table:formula="of:=PRODUCT([.Q18:.T18])" office:value-type="float" office:value="6785280" calcext:value-type="float">
            <text:p>6785280</text:p>
          </table:table-cell>
        </table:table-row>
        <table:table-row table:style-name="ro1">
          <table:table-cell table:number-columns-repeated="3"/>
          <table:table-cell table:formula="of:=PRODUCT([.A19:.D19])" office:value-type="float" office:value="2036880" calcext:value-type="float">
            <text:p>2036880</text:p>
          </table:table-cell>
          <table:table-cell table:formula="of:=PRODUCT([.B19:.E19])" office:value-type="float" office:value="7332768" calcext:value-type="float">
            <text:p>7332768</text:p>
          </table:table-cell>
          <table:table-cell table:formula="of:=PRODUCT([.C19:.F19])" office:value-type="float" office:value="3188160" calcext:value-type="float">
            <text:p>3188160</text:p>
          </table:table-cell>
          <table:table-cell table:formula="of:=PRODUCT([.D19:.G19])" office:value-type="float" office:value="2036880" calcext:value-type="float">
            <text:p>2036880</text:p>
          </table:table-cell>
          <table:table-cell table:formula="of:=PRODUCT([.E19:.H19])" office:value-type="float" office:value="4371840" calcext:value-type="float">
            <text:p>4371840</text:p>
          </table:table-cell>
          <table:table-cell table:formula="of:=PRODUCT([.F19:.I19])" office:value-type="float" office:value="2064480" calcext:value-type="float">
            <text:p>2064480</text:p>
          </table:table-cell>
          <table:table-cell table:formula="of:=PRODUCT([.G19:.J19])" office:value-type="float" office:value="4266592" calcext:value-type="float">
            <text:p>4266592</text:p>
          </table:table-cell>
          <table:table-cell table:formula="of:=PRODUCT([.H19:.K19])" office:value-type="float" office:value="18364896" calcext:value-type="float">
            <text:p>18364896</text:p>
          </table:table-cell>
          <table:table-cell table:formula="of:=PRODUCT([.I19:.L19])" office:value-type="float" office:value="14399748" calcext:value-type="float">
            <text:p>14399748</text:p>
          </table:table-cell>
          <table:table-cell table:formula="of:=PRODUCT([.J19:.M19])" office:value-type="float" office:value="34728804" calcext:value-type="float">
            <text:p>34728804</text:p>
          </table:table-cell>
          <table:table-cell table:formula="of:=PRODUCT([.K19:.N19])" office:value-type="float" office:value="37529514" calcext:value-type="float">
            <text:p>37529514</text:p>
          </table:table-cell>
          <table:table-cell table:formula="of:=PRODUCT([.L19:.O19])" office:value-type="float" office:value="22366074" calcext:value-type="float">
            <text:p>22366074</text:p>
          </table:table-cell>
          <table:table-cell table:formula="of:=PRODUCT([.M19:.P19])" office:value-type="float" office:value="27552410" calcext:value-type="float">
            <text:p>27552410</text:p>
          </table:table-cell>
          <table:table-cell table:formula="of:=PRODUCT([.N19:.Q19])" office:value-type="float" office:value="24864370" calcext:value-type="float">
            <text:p>24864370</text:p>
          </table:table-cell>
          <table:table-cell table:formula="of:=PRODUCT([.O19:.R19])" office:value-type="float" office:value="1484440" calcext:value-type="float">
            <text:p>1484440</text:p>
          </table:table-cell>
          <table:table-cell table:formula="of:=PRODUCT([.P19:.S19])" office:value-type="float" office:value="905760" calcext:value-type="float">
            <text:p>905760</text:p>
          </table:table-cell>
          <table:table-cell table:formula="of:=PRODUCT([.Q19:.T19])" office:value-type="float" office:value="170496" calcext:value-type="float">
            <text:p>170496</text:p>
          </table:table-cell>
        </table:table-row>
        <table:table-row table:style-name="ro1">
          <table:table-cell table:number-columns-repeated="3"/>
          <table:table-cell table:formula="of:=PRODUCT([.A20:.D20])" office:value-type="float" office:value="1481900" calcext:value-type="float">
            <text:p>1481900</text:p>
          </table:table-cell>
          <table:table-cell table:formula="of:=PRODUCT([.B20:.E20])" office:value-type="float" office:value="5779410" calcext:value-type="float">
            <text:p>5779410</text:p>
          </table:table-cell>
          <table:table-cell table:formula="of:=PRODUCT([.C20:.F20])" office:value-type="float" office:value="2454270" calcext:value-type="float">
            <text:p>2454270</text:p>
          </table:table-cell>
          <table:table-cell table:formula="of:=PRODUCT([.D20:.G20])" office:value-type="float" office:value="6310980" calcext:value-type="float">
            <text:p>6310980</text:p>
          </table:table-cell>
          <table:table-cell table:formula="of:=PRODUCT([.E20:.H20])" office:value-type="float" office:value="217620" calcext:value-type="float">
            <text:p>217620</text:p>
          </table:table-cell>
          <table:table-cell table:formula="of:=PRODUCT([.F20:.I20])" office:value-type="float" office:value="206460" calcext:value-type="float">
            <text:p>206460</text:p>
          </table:table-cell>
          <table:table-cell table:formula="of:=PRODUCT([.G20:.J20])" office:value-type="float" office:value="206460" calcext:value-type="float">
            <text:p>206460</text:p>
          </table:table-cell>
          <table:table-cell table:formula="of:=PRODUCT([.H20:.K20])" office:value-type="float" office:value="112406" calcext:value-type="float">
            <text:p>112406</text:p>
          </table:table-cell>
          <table:table-cell table:formula="of:=PRODUCT([.I20:.L20])" office:value-type="float" office:value="7980826" calcext:value-type="float">
            <text:p>7980826</text:p>
          </table:table-cell>
          <table:table-cell table:formula="of:=PRODUCT([.J20:.M20])" office:value-type="float" office:value="5176752" calcext:value-type="float">
            <text:p>5176752</text:p>
          </table:table-cell>
          <table:table-cell table:formula="of:=PRODUCT([.K20:.N20])" office:value-type="float" office:value="14361312" calcext:value-type="float">
            <text:p>14361312</text:p>
          </table:table-cell>
          <table:table-cell table:formula="of:=PRODUCT([.L20:.O20])" office:value-type="float" office:value="23740128" calcext:value-type="float">
            <text:p>23740128</text:p>
          </table:table-cell>
          <table:table-cell table:formula="of:=PRODUCT([.M20:.P20])" office:value-type="float" office:value="5349888" calcext:value-type="float">
            <text:p>5349888</text:p>
          </table:table-cell>
          <table:table-cell table:formula="of:=PRODUCT([.N20:.Q20])" office:value-type="float" office:value="2563488" calcext:value-type="float">
            <text:p>2563488</text:p>
          </table:table-cell>
          <table:table-cell table:formula="of:=PRODUCT([.O20:.R20])" office:value-type="float" office:value="1699056" calcext:value-type="float">
            <text:p>1699056</text:p>
          </table:table-cell>
          <table:table-cell table:formula="of:=PRODUCT([.P20:.S20])" office:value-type="float" office:value="104880" calcext:value-type="float">
            <text:p>104880</text:p>
          </table:table-cell>
          <table:table-cell table:formula="of:=PRODUCT([.Q20:.T20])" office:value-type="float" office:value="353970" calcext:value-type="float">
            <text:p>353970</text:p>
          </table:table-cell>
        </table:table-row>
        <table:table-row table:style-name="ro1">
          <table:table-cell table:style-name="ce3"/>
          <table:table-cell table:style-name="ce6" table:number-columns-repeated="2"/>
          <table:table-cell table:style-name="ce6" table:formula="of:=PRODUCT([.A21:.D21])" office:value-type="float" office:value="268380" calcext:value-type="float">
            <text:p>268380</text:p>
          </table:table-cell>
          <table:table-cell table:style-name="ce6" table:formula="of:=PRODUCT([.B21:.E21])" office:value-type="float" office:value="22275540" calcext:value-type="float">
            <text:p>22275540</text:p>
          </table:table-cell>
          <table:table-cell table:style-name="ce6" table:formula="of:=PRODUCT([.C21:.F21])" office:value-type="float" office:value="16229322" calcext:value-type="float">
            <text:p>16229322</text:p>
          </table:table-cell>
          <table:table-cell table:style-name="ce6" table:formula="of:=PRODUCT([.D21:.G21])" office:value-type="float" office:value="16229322" calcext:value-type="float">
            <text:p>16229322</text:p>
          </table:table-cell>
          <table:table-cell table:style-name="ce6" table:formula="of:=PRODUCT([.E21:.H21])" office:value-type="float" office:value="15772158" calcext:value-type="float">
            <text:p>15772158</text:p>
          </table:table-cell>
          <table:table-cell table:style-name="ce6" table:formula="of:=PRODUCT([.F21:.I21])" office:value-type="float" office:value="3040416" calcext:value-type="float">
            <text:p>3040416</text:p>
          </table:table-cell>
          <table:table-cell table:style-name="ce6" table:formula="of:=PRODUCT([.G21:.J21])" office:value-type="float" office:value="5484672" calcext:value-type="float">
            <text:p>5484672</text:p>
          </table:table-cell>
          <table:table-cell table:style-name="ce6" table:formula="of:=PRODUCT([.H21:.K21])" office:value-type="float" office:value="3351744" calcext:value-type="float">
            <text:p>3351744</text:p>
          </table:table-cell>
          <table:table-cell table:style-name="ce6" table:formula="of:=PRODUCT([.I21:.L21])" office:value-type="float" office:value="2331648" calcext:value-type="float">
            <text:p>2331648</text:p>
          </table:table-cell>
          <table:table-cell table:style-name="ce6" table:formula="of:=PRODUCT([.J21:.M21])" office:value-type="float" office:value="8889408" calcext:value-type="float">
            <text:p>8889408</text:p>
          </table:table-cell>
          <table:table-cell table:style-name="ce6" table:formula="of:=PRODUCT([.K21:.N21])" office:value-type="float" office:value="4154832" calcext:value-type="float">
            <text:p>4154832</text:p>
          </table:table-cell>
          <table:table-cell table:style-name="ce6" table:formula="of:=PRODUCT([.L21:.O21])" office:value-type="float" office:value="6547008" calcext:value-type="float">
            <text:p>6547008</text:p>
          </table:table-cell>
          <table:table-cell table:style-name="ce6" table:formula="of:=PRODUCT([.M21:.P21])" office:value-type="float" office:value="136396" calcext:value-type="float">
            <text:p>136396</text:p>
          </table:table-cell>
          <table:table-cell table:style-name="ce6" table:formula="of:=PRODUCT([.N21:.Q21])" office:value-type="float" office:value="199004" calcext:value-type="float">
            <text:p>199004</text:p>
          </table:table-cell>
          <table:table-cell table:style-name="ce6" table:formula="of:=PRODUCT([.O21:.R21])" office:value-type="float" office:value="87932" calcext:value-type="float">
            <text:p>87932</text:p>
          </table:table-cell>
          <table:table-cell table:style-name="ce6" table:formula="of:=PRODUCT([.P21:.S21])" office:value-type="float" office:value="113297" calcext:value-type="float">
            <text:p>113297</text:p>
          </table:table-cell>
          <table:table-cell table:style-name="ce9" table:formula="of:=PRODUCT([.Q21:.T21])" office:value-type="float" office:value="5438256" calcext:value-type="float">
            <text:p>5438256</text:p>
          </table:table-cell>
        </table:table-row>
        <table:table-row table:style-name="ro1">
          <table:table-cell table:style-name="Default"/>
          <table:table-cell table:number-columns-repeated="18"/>
          <table:table-cell table:style-name="Default"/>
        </table:table-row>
        <table:table-row table:style-name="ro1">
          <table:table-cell table:style-name="Default" office:value-type="string" calcext:value-type="string">
            <text:p>Vprod</text:p>
          </table:table-cell>
          <table:table-cell office:value-type="string" calcext:value-type="string">
            <text:p>Max</text:p>
          </table:table-cell>
          <table:table-cell table:formula="of:=MAX([.A49:.T65])" office:value-type="float" office:value="51267216" calcext:value-type="float">
            <text:p>51267216</text:p>
          </table:table-cell>
          <table:table-cell table:number-columns-repeated="16"/>
          <table:table-cell table:style-name="Default"/>
        </table:table-row>
        <table:table-row table:style-name="ro1">
          <table:table-cell table:style-name="ce1"/>
          <table:table-cell table:style-name="ce5" table:number-columns-repeated="18"/>
          <table:table-cell table:style-name="ce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formula="of:=PRODUCT([.A2:.A5])" office:value-type="float" office:value="1651104" calcext:value-type="float">
            <text:p>1651104</text:p>
          </table:table-cell>
          <table:table-cell table:formula="of:=PRODUCT([.B2:.B5])" office:value-type="float" office:value="336140" calcext:value-type="float">
            <text:p>336140</text:p>
          </table:table-cell>
          <table:table-cell table:formula="of:=PRODUCT([.C2:.C5])" office:value-type="float" office:value="6414210" calcext:value-type="float">
            <text:p>6414210</text:p>
          </table:table-cell>
          <table:table-cell table:formula="of:=PRODUCT([.D2:.D5])" office:value-type="float" office:value="6514520" calcext:value-type="float">
            <text:p>6514520</text:p>
          </table:table-cell>
          <table:table-cell table:formula="of:=PRODUCT([.E2:.E5])" office:value-type="float" office:value="142120" calcext:value-type="float">
            <text:p>142120</text:p>
          </table:table-cell>
          <table:table-cell table:formula="of:=PRODUCT([.F2:.F5])" office:value-type="float" office:value="5759100" calcext:value-type="float">
            <text:p>5759100</text:p>
          </table:table-cell>
          <table:table-cell table:formula="of:=PRODUCT([.G2:.G5])" office:value-type="float" office:value="0" calcext:value-type="float">
            <text:p>0</text:p>
          </table:table-cell>
          <table:table-cell table:formula="of:=PRODUCT([.H2:.H5])" office:value-type="float" office:value="2777040" calcext:value-type="float">
            <text:p>2777040</text:p>
          </table:table-cell>
          <table:table-cell table:formula="of:=PRODUCT([.I2:.I5])" office:value-type="float" office:value="0" calcext:value-type="float">
            <text:p>0</text:p>
          </table:table-cell>
          <table:table-cell table:formula="of:=PRODUCT([.J2:.J5])" office:value-type="float" office:value="11118600" calcext:value-type="float">
            <text:p>11118600</text:p>
          </table:table-cell>
          <table:table-cell table:formula="of:=PRODUCT([.K2:.K5])" office:value-type="float" office:value="184960" calcext:value-type="float">
            <text:p>184960</text:p>
          </table:table-cell>
          <table:table-cell table:formula="of:=PRODUCT([.L2:.L5])" office:value-type="float" office:value="750400" calcext:value-type="float">
            <text:p>750400</text:p>
          </table:table-cell>
          <table:table-cell table:formula="of:=PRODUCT([.M2:.M5])" office:value-type="float" office:value="36358" calcext:value-type="float">
            <text:p>36358</text:p>
          </table:table-cell>
          <table:table-cell table:formula="of:=PRODUCT([.N2:.N5])" office:value-type="float" office:value="9444864" calcext:value-type="float">
            <text:p>9444864</text:p>
          </table:table-cell>
          <table:table-cell table:formula="of:=PRODUCT([.O2:.O5])" office:value-type="float" office:value="6027840" calcext:value-type="float">
            <text:p>6027840</text:p>
          </table:table-cell>
          <table:table-cell table:formula="of:=PRODUCT([.P2:.P5])" office:value-type="float" office:value="122688" calcext:value-type="float">
            <text:p>122688</text:p>
          </table:table-cell>
          <table:table-cell table:formula="of:=PRODUCT([.Q2:.Q5])" office:value-type="float" office:value="362600" calcext:value-type="float">
            <text:p>362600</text:p>
          </table:table-cell>
          <table:table-cell table:formula="of:=PRODUCT([.R2:.R5])" office:value-type="float" office:value="112112" calcext:value-type="float">
            <text:p>112112</text:p>
          </table:table-cell>
          <table:table-cell table:formula="of:=PRODUCT([.S2:.S5])" office:value-type="float" office:value="7312032" calcext:value-type="float">
            <text:p>7312032</text:p>
          </table:table-cell>
          <table:table-cell table:formula="of:=PRODUCT([.T2:.T5])" office:value-type="float" office:value="0" calcext:value-type="float">
            <text:p>0</text:p>
          </table:table-cell>
        </table:table-row>
        <table:table-row table:style-name="ro1">
          <table:table-cell table:formula="of:=PRODUCT([.A3:.A6])" office:value-type="float" office:value="4540536" calcext:value-type="float">
            <text:p>4540536</text:p>
          </table:table-cell>
          <table:table-cell table:formula="of:=PRODUCT([.B3:.B6])" office:value-type="float" office:value="5210170" calcext:value-type="float">
            <text:p>5210170</text:p>
          </table:table-cell>
          <table:table-cell table:formula="of:=PRODUCT([.C3:.C6])" office:value-type="float" office:value="4664880" calcext:value-type="float">
            <text:p>4664880</text:p>
          </table:table-cell>
          <table:table-cell table:formula="of:=PRODUCT([.D3:.D6])" office:value-type="float" office:value="4768360" calcext:value-type="float">
            <text:p>4768360</text:p>
          </table:table-cell>
          <table:table-cell table:formula="of:=PRODUCT([.E3:.E6])" office:value-type="float" office:value="190740" calcext:value-type="float">
            <text:p>190740</text:p>
          </table:table-cell>
          <table:table-cell table:formula="of:=PRODUCT([.F3:.F6])" office:value-type="float" office:value="25723980" calcext:value-type="float">
            <text:p>25723980</text:p>
          </table:table-cell>
          <table:table-cell table:formula="of:=PRODUCT([.G3:.G6])" office:value-type="float" office:value="174636" calcext:value-type="float">
            <text:p>174636</text:p>
          </table:table-cell>
          <table:table-cell table:formula="of:=PRODUCT([.H3:.H6])" office:value-type="float" office:value="6178914" calcext:value-type="float">
            <text:p>6178914</text:p>
          </table:table-cell>
          <table:table-cell table:formula="of:=PRODUCT([.I3:.I6])" office:value-type="float" office:value="15785820" calcext:value-type="float">
            <text:p>15785820</text:p>
          </table:table-cell>
          <table:table-cell table:formula="of:=PRODUCT([.J3:.J6])" office:value-type="float" office:value="13638816" calcext:value-type="float">
            <text:p>13638816</text:p>
          </table:table-cell>
          <table:table-cell table:formula="of:=PRODUCT([.K3:.K6])" office:value-type="float" office:value="1664640" calcext:value-type="float">
            <text:p>1664640</text:p>
          </table:table-cell>
          <table:table-cell table:formula="of:=PRODUCT([.L3:.L6])" office:value-type="float" office:value="8104320" calcext:value-type="float">
            <text:p>8104320</text:p>
          </table:table-cell>
          <table:table-cell table:formula="of:=PRODUCT([.M3:.M6])" office:value-type="float" office:value="114268" calcext:value-type="float">
            <text:p>114268</text:p>
          </table:table-cell>
          <table:table-cell table:formula="of:=PRODUCT([.N3:.N6])" office:value-type="float" office:value="4843520" calcext:value-type="float">
            <text:p>4843520</text:p>
          </table:table-cell>
          <table:table-cell table:formula="of:=PRODUCT([.O3:.O6])" office:value-type="float" office:value="4636800" calcext:value-type="float">
            <text:p>4636800</text:p>
          </table:table-cell>
          <table:table-cell table:formula="of:=PRODUCT([.P3:.P6])" office:value-type="float" office:value="286272" calcext:value-type="float">
            <text:p>286272</text:p>
          </table:table-cell>
          <table:table-cell table:formula="of:=PRODUCT([.Q3:.Q6])" office:value-type="float" office:value="478632" calcext:value-type="float">
            <text:p>478632</text:p>
          </table:table-cell>
          <table:table-cell table:formula="of:=PRODUCT([.R3:.R6])" office:value-type="float" office:value="48048" calcext:value-type="float">
            <text:p>48048</text:p>
          </table:table-cell>
          <table:table-cell table:formula="of:=PRODUCT([.S3:.S6])" office:value-type="float" office:value="1044576" calcext:value-type="float">
            <text:p>1044576</text:p>
          </table:table-cell>
          <table:table-cell table:formula="of:=PRODUCT([.T3:.T6])" office:value-type="float" office:value="0" calcext:value-type="float">
            <text:p>0</text:p>
          </table:table-cell>
        </table:table-row>
        <table:table-row table:style-name="ro1">
          <table:table-cell table:formula="of:=PRODUCT([.A4:.A7])" office:value-type="float" office:value="2223936" calcext:value-type="float">
            <text:p>2223936</text:p>
          </table:table-cell>
          <table:table-cell table:formula="of:=PRODUCT([.B4:.B7])" office:value-type="float" office:value="4997510" calcext:value-type="float">
            <text:p>4997510</text:p>
          </table:table-cell>
          <table:table-cell table:formula="of:=PRODUCT([.C4:.C7])" office:value-type="float" office:value="1507840" calcext:value-type="float">
            <text:p>1507840</text:p>
          </table:table-cell>
          <table:table-cell table:formula="of:=PRODUCT([.D4:.D7])" office:value-type="float" office:value="7152540" calcext:value-type="float">
            <text:p>7152540</text:p>
          </table:table-cell>
          <table:table-cell table:formula="of:=PRODUCT([.E4:.E7])" office:value-type="float" office:value="1110780" calcext:value-type="float">
            <text:p>1110780</text:p>
          </table:table-cell>
          <table:table-cell table:formula="of:=PRODUCT([.F4:.F7])" office:value-type="float" office:value="952740" calcext:value-type="float">
            <text:p>952740</text:p>
          </table:table-cell>
          <table:table-cell table:formula="of:=PRODUCT([.G4:.G7])" office:value-type="float" office:value="436590" calcext:value-type="float">
            <text:p>436590</text:p>
          </table:table-cell>
          <table:table-cell table:formula="of:=PRODUCT([.H4:.H7])" office:value-type="float" office:value="216804" calcext:value-type="float">
            <text:p>216804</text:p>
          </table:table-cell>
          <table:table-cell table:formula="of:=PRODUCT([.I4:.I7])" office:value-type="float" office:value="11576268" calcext:value-type="float">
            <text:p>11576268</text:p>
          </table:table-cell>
          <table:table-cell table:formula="of:=PRODUCT([.J4:.J7])" office:value-type="float" office:value="11757600" calcext:value-type="float">
            <text:p>11757600</text:p>
          </table:table-cell>
          <table:table-cell table:formula="of:=PRODUCT([.K4:.K7])" office:value-type="float" office:value="3231360" calcext:value-type="float">
            <text:p>3231360</text:p>
          </table:table-cell>
          <table:table-cell table:formula="of:=PRODUCT([.L4:.L7])" office:value-type="float" office:value="10738224" calcext:value-type="float">
            <text:p>10738224</text:p>
          </table:table-cell>
          <table:table-cell table:formula="of:=PRODUCT([.M4:.M7])" office:value-type="float" office:value="90948" calcext:value-type="float">
            <text:p>90948</text:p>
          </table:table-cell>
          <table:table-cell table:formula="of:=PRODUCT([.N4:.N7])" office:value-type="float" office:value="4055040" calcext:value-type="float">
            <text:p>4055040</text:p>
          </table:table-cell>
          <table:table-cell table:formula="of:=PRODUCT([.O4:.O7])" office:value-type="float" office:value="5644800" calcext:value-type="float">
            <text:p>5644800</text:p>
          </table:table-cell>
          <table:table-cell table:formula="of:=PRODUCT([.P4:.P7])" office:value-type="float" office:value="119280" calcext:value-type="float">
            <text:p>119280</text:p>
          </table:table-cell>
          <table:table-cell table:formula="of:=PRODUCT([.Q4:.Q7])" office:value-type="float" office:value="4188030" calcext:value-type="float">
            <text:p>4188030</text:p>
          </table:table-cell>
          <table:table-cell table:formula="of:=PRODUCT([.R4:.R7])" office:value-type="float" office:value="14586" calcext:value-type="float">
            <text:p>14586</text:p>
          </table:table-cell>
          <table:table-cell table:formula="of:=PRODUCT([.S4:.S7])" office:value-type="float" office:value="202176" calcext:value-type="float">
            <text:p>202176</text:p>
          </table:table-cell>
          <table:table-cell table:formula="of:=PRODUCT([.T4:.T7])" office:value-type="float" office:value="23660000" calcext:value-type="float">
            <text:p>23660000</text:p>
          </table:table-cell>
        </table:table-row>
        <table:table-row table:style-name="ro1">
          <table:table-cell table:formula="of:=PRODUCT([.A5:.A8])" office:value-type="float" office:value="878592" calcext:value-type="float">
            <text:p>878592</text:p>
          </table:table-cell>
          <table:table-cell table:formula="of:=PRODUCT([.B5:.B8])" office:value-type="float" office:value="9995020" calcext:value-type="float">
            <text:p>9995020</text:p>
          </table:table-cell>
          <table:table-cell table:formula="of:=PRODUCT([.C5:.C8])" office:value-type="float" office:value="3939840" calcext:value-type="float">
            <text:p>3939840</text:p>
          </table:table-cell>
          <table:table-cell table:formula="of:=PRODUCT([.D5:.D8])" office:value-type="float" office:value="2743440" calcext:value-type="float">
            <text:p>2743440</text:p>
          </table:table-cell>
          <table:table-cell table:formula="of:=PRODUCT([.E5:.E8])" office:value-type="float" office:value="1292544" calcext:value-type="float">
            <text:p>1292544</text:p>
          </table:table-cell>
          <table:table-cell table:formula="of:=PRODUCT([.F5:.F8])" office:value-type="float" office:value="277380" calcext:value-type="float">
            <text:p>277380</text:p>
          </table:table-cell>
          <table:table-cell table:formula="of:=PRODUCT([.G5:.G8])" office:value-type="float" office:value="2089395" calcext:value-type="float">
            <text:p>2089395</text:p>
          </table:table-cell>
          <table:table-cell table:formula="of:=PRODUCT([.H5:.H8])" office:value-type="float" office:value="74760" calcext:value-type="float">
            <text:p>74760</text:p>
          </table:table-cell>
          <table:table-cell table:formula="of:=PRODUCT([.I5:.I8])" office:value-type="float" office:value="3236376" calcext:value-type="float">
            <text:p>3236376</text:p>
          </table:table-cell>
          <table:table-cell table:formula="of:=PRODUCT([.J5:.J8])" office:value-type="float" office:value="6292800" calcext:value-type="float">
            <text:p>6292800</text:p>
          </table:table-cell>
          <table:table-cell table:formula="of:=PRODUCT([.K5:.K8])" office:value-type="float" office:value="3231360" calcext:value-type="float">
            <text:p>3231360</text:p>
          </table:table-cell>
          <table:table-cell table:formula="of:=PRODUCT([.L5:.L8])" office:value-type="float" office:value="10738224" calcext:value-type="float">
            <text:p>10738224</text:p>
          </table:table-cell>
          <table:table-cell table:formula="of:=PRODUCT([.M5:.M8])" office:value-type="float" office:value="101244" calcext:value-type="float">
            <text:p>101244</text:p>
          </table:table-cell>
          <table:table-cell table:formula="of:=PRODUCT([.N5:.N8])" office:value-type="float" office:value="2488320" calcext:value-type="float">
            <text:p>2488320</text:p>
          </table:table-cell>
          <table:table-cell table:formula="of:=PRODUCT([.O5:.O8])" office:value-type="float" office:value="13171200" calcext:value-type="float">
            <text:p>13171200</text:p>
          </table:table-cell>
          <table:table-cell table:formula="of:=PRODUCT([.P5:.P8])" office:value-type="float" office:value="2624160" calcext:value-type="float">
            <text:p>2624160</text:p>
          </table:table-cell>
          <table:table-cell table:formula="of:=PRODUCT([.Q5:.Q8])" office:value-type="float" office:value="1538460" calcext:value-type="float">
            <text:p>1538460</text:p>
          </table:table-cell>
          <table:table-cell table:formula="of:=PRODUCT([.R5:.R8])" office:value-type="float" office:value="42636" calcext:value-type="float">
            <text:p>42636</text:p>
          </table:table-cell>
          <table:table-cell table:formula="of:=PRODUCT([.S5:.S8])" office:value-type="float" office:value="359424" calcext:value-type="float">
            <text:p>359424</text:p>
          </table:table-cell>
          <table:table-cell table:formula="of:=PRODUCT([.T5:.T8])" office:value-type="float" office:value="25480000" calcext:value-type="float">
            <text:p>25480000</text:p>
          </table:table-cell>
        </table:table-row>
        <table:table-row table:style-name="ro1">
          <table:table-cell table:formula="of:=PRODUCT([.A6:.A9])" office:value-type="float" office:value="1132032" calcext:value-type="float">
            <text:p>1132032</text:p>
          </table:table-cell>
          <table:table-cell table:formula="of:=PRODUCT([.B6:.B9])" office:value-type="float" office:value="3712436" calcext:value-type="float">
            <text:p>3712436</text:p>
          </table:table-cell>
          <table:table-cell table:formula="of:=PRODUCT([.C6:.C9])" office:value-type="float" office:value="829440" calcext:value-type="float">
            <text:p>829440</text:p>
          </table:table-cell>
          <table:table-cell table:formula="of:=PRODUCT([.D6:.D9])" office:value-type="float" office:value="8111040" calcext:value-type="float">
            <text:p>8111040</text:p>
          </table:table-cell>
          <table:table-cell table:formula="of:=PRODUCT([.E6:.E9])" office:value-type="float" office:value="646272" calcext:value-type="float">
            <text:p>646272</text:p>
          </table:table-cell>
          <table:table-cell table:formula="of:=PRODUCT([.F6:.F9])" office:value-type="float" office:value="286626" calcext:value-type="float">
            <text:p>286626</text:p>
          </table:table-cell>
          <table:table-cell table:formula="of:=PRODUCT([.G6:.G9])" office:value-type="float" office:value="2279340" calcext:value-type="float">
            <text:p>2279340</text:p>
          </table:table-cell>
          <table:table-cell table:formula="of:=PRODUCT([.H6:.H9])" office:value-type="float" office:value="35600" calcext:value-type="float">
            <text:p>35600</text:p>
          </table:table-cell>
          <table:table-cell table:formula="of:=PRODUCT([.I6:.I9])" office:value-type="float" office:value="4455880" calcext:value-type="float">
            <text:p>4455880</text:p>
          </table:table-cell>
          <table:table-cell table:formula="of:=PRODUCT([.J6:.J9])" office:value-type="float" office:value="16518600" calcext:value-type="float">
            <text:p>16518600</text:p>
          </table:table-cell>
          <table:table-cell table:formula="of:=PRODUCT([.K6:.K9])" office:value-type="float" office:value="4466880" calcext:value-type="float">
            <text:p>4466880</text:p>
          </table:table-cell>
          <table:table-cell table:formula="of:=PRODUCT([.L6:.L9])" office:value-type="float" office:value="7478406" calcext:value-type="float">
            <text:p>7478406</text:p>
          </table:table-cell>
          <table:table-cell table:formula="of:=PRODUCT([.M6:.M9])" office:value-type="float" office:value="6378372" calcext:value-type="float">
            <text:p>6378372</text:p>
          </table:table-cell>
          <table:table-cell table:formula="of:=PRODUCT([.N6:.N9])" office:value-type="float" office:value="622080" calcext:value-type="float">
            <text:p>622080</text:p>
          </table:table-cell>
          <table:table-cell table:formula="of:=PRODUCT([.O6:.O9])" office:value-type="float" office:value="9408000" calcext:value-type="float">
            <text:p>9408000</text:p>
          </table:table-cell>
          <table:table-cell table:formula="of:=PRODUCT([.P6:.P9])" office:value-type="float" office:value="3363360" calcext:value-type="float">
            <text:p>3363360</text:p>
          </table:table-cell>
          <table:table-cell table:formula="of:=PRODUCT([.Q6:.Q9])" office:value-type="float" office:value="2744280" calcext:value-type="float">
            <text:p>2744280</text:p>
          </table:table-cell>
          <table:table-cell table:formula="of:=PRODUCT([.R6:.R9])" office:value-type="float" office:value="1044582" calcext:value-type="float">
            <text:p>1044582</text:p>
          </table:table-cell>
          <table:table-cell table:formula="of:=PRODUCT([.S6:.S9])" office:value-type="float" office:value="938496" calcext:value-type="float">
            <text:p>938496</text:p>
          </table:table-cell>
          <table:table-cell table:formula="of:=PRODUCT([.T6:.T9])" office:value-type="float" office:value="5880000" calcext:value-type="float">
            <text:p>5880000</text:p>
          </table:table-cell>
        </table:table-row>
        <table:table-row table:style-name="ro1">
          <table:table-cell table:formula="of:=PRODUCT([.A7:.A10])" office:value-type="float" office:value="1234944" calcext:value-type="float">
            <text:p>1234944</text:p>
          </table:table-cell>
          <table:table-cell table:formula="of:=PRODUCT([.B7:.B10])" office:value-type="float" office:value="6586580" calcext:value-type="float">
            <text:p>6586580</text:p>
          </table:table-cell>
          <table:table-cell table:formula="of:=PRODUCT([.C7:.C10])" office:value-type="float" office:value="3006720" calcext:value-type="float">
            <text:p>3006720</text:p>
          </table:table-cell>
          <table:table-cell table:formula="of:=PRODUCT([.D7:.D10])" office:value-type="float" office:value="571200" calcext:value-type="float">
            <text:p>571200</text:p>
          </table:table-cell>
          <table:table-cell table:formula="of:=PRODUCT([.E7:.E10])" office:value-type="float" office:value="836352" calcext:value-type="float">
            <text:p>836352</text:p>
          </table:table-cell>
          <table:table-cell table:formula="of:=PRODUCT([.F7:.F10])" office:value-type="float" office:value="312294" calcext:value-type="float">
            <text:p>312294</text:p>
          </table:table-cell>
          <table:table-cell table:formula="of:=PRODUCT([.G7:.G10])" office:value-type="float" office:value="3581820" calcext:value-type="float">
            <text:p>3581820</text:p>
          </table:table-cell>
          <table:table-cell table:formula="of:=PRODUCT([.H7:.H10])" office:value-type="float" office:value="10400" calcext:value-type="float">
            <text:p>10400</text:p>
          </table:table-cell>
          <table:table-cell table:formula="of:=PRODUCT([.I7:.I10])" office:value-type="float" office:value="10541960" calcext:value-type="float">
            <text:p>10541960</text:p>
          </table:table-cell>
          <table:table-cell table:formula="of:=PRODUCT([.J7:.J10])" office:value-type="float" office:value="3052350" calcext:value-type="float">
            <text:p>3052350</text:p>
          </table:table-cell>
          <table:table-cell table:formula="of:=PRODUCT([.K7:.K10])" office:value-type="float" office:value="9678240" calcext:value-type="float">
            <text:p>9678240</text:p>
          </table:table-cell>
          <table:table-cell table:formula="of:=PRODUCT([.L7:.L10])" office:value-type="float" office:value="10802142" calcext:value-type="float">
            <text:p>10802142</text:p>
          </table:table-cell>
          <table:table-cell table:formula="of:=PRODUCT([.M7:.M10])" office:value-type="float" office:value="27832896" calcext:value-type="float">
            <text:p>27832896</text:p>
          </table:table-cell>
          <table:table-cell table:formula="of:=PRODUCT([.N7:.N10])" office:value-type="float" office:value="1290816" calcext:value-type="float">
            <text:p>1290816</text:p>
          </table:table-cell>
          <table:table-cell table:formula="of:=PRODUCT([.O7:.O10])" office:value-type="float" office:value="3292800" calcext:value-type="float">
            <text:p>3292800</text:p>
          </table:table-cell>
          <table:table-cell table:formula="of:=PRODUCT([.P7:.P10])" office:value-type="float" office:value="10570560" calcext:value-type="float">
            <text:p>10570560</text:p>
          </table:table-cell>
          <table:table-cell table:formula="of:=PRODUCT([.Q7:.Q10])" office:value-type="float" office:value="1413720" calcext:value-type="float">
            <text:p>1413720</text:p>
          </table:table-cell>
          <table:table-cell table:formula="of:=PRODUCT([.R7:.R10])" office:value-type="float" office:value="2817206" calcext:value-type="float">
            <text:p>2817206</text:p>
          </table:table-cell>
          <table:table-cell table:formula="of:=PRODUCT([.S7:.S10])" office:value-type="float" office:value="4548096" calcext:value-type="float">
            <text:p>4548096</text:p>
          </table:table-cell>
          <table:table-cell table:formula="of:=PRODUCT([.T7:.T10])" office:value-type="float" office:value="5292000" calcext:value-type="float">
            <text:p>5292000</text:p>
          </table:table-cell>
        </table:table-row>
        <table:table-row table:style-name="ro1">
          <table:table-cell table:formula="of:=PRODUCT([.A8:.A11])" office:value-type="float" office:value="1080576" calcext:value-type="float">
            <text:p>1080576</text:p>
          </table:table-cell>
          <table:table-cell table:formula="of:=PRODUCT([.B8:.B11])" office:value-type="float" office:value="5045040" calcext:value-type="float">
            <text:p>5045040</text:p>
          </table:table-cell>
          <table:table-cell table:formula="of:=PRODUCT([.C8:.C11])" office:value-type="float" office:value="2161080" calcext:value-type="float">
            <text:p>2161080</text:p>
          </table:table-cell>
          <table:table-cell table:formula="of:=PRODUCT([.D8:.D11])" office:value-type="float" office:value="85680" calcext:value-type="float">
            <text:p>85680</text:p>
          </table:table-cell>
          <table:table-cell table:formula="of:=PRODUCT([.E8:.E11])" office:value-type="float" office:value="633600" calcext:value-type="float">
            <text:p>633600</text:p>
          </table:table-cell>
          <table:table-cell table:formula="of:=PRODUCT([.F8:.F11])" office:value-type="float" office:value="0" calcext:value-type="float">
            <text:p>0</text:p>
          </table:table-cell>
          <table:table-cell table:formula="of:=PRODUCT([.G8:.G11])" office:value-type="float" office:value="6049296" calcext:value-type="float">
            <text:p>6049296</text:p>
          </table:table-cell>
          <table:table-cell table:formula="of:=PRODUCT([.H8:.H11])" office:value-type="float" office:value="228800" calcext:value-type="float">
            <text:p>228800</text:p>
          </table:table-cell>
          <table:table-cell table:formula="of:=PRODUCT([.I8:.I11])" office:value-type="float" office:value="4791800" calcext:value-type="float">
            <text:p>4791800</text:p>
          </table:table-cell>
          <table:table-cell table:formula="of:=PRODUCT([.J8:.J11])" office:value-type="float" office:value="1831410" calcext:value-type="float">
            <text:p>1831410</text:p>
          </table:table-cell>
          <table:table-cell table:formula="of:=PRODUCT([.K8:.K11])" office:value-type="float" office:value="10264800" calcext:value-type="float">
            <text:p>10264800</text:p>
          </table:table-cell>
          <table:table-cell table:formula="of:=PRODUCT([.L8:.L11])" office:value-type="float" office:value="2853396" calcext:value-type="float">
            <text:p>2853396</text:p>
          </table:table-cell>
          <table:table-cell table:formula="of:=PRODUCT([.M8:.M11])" office:value-type="float" office:value="0" calcext:value-type="float">
            <text:p>0</text:p>
          </table:table-cell>
          <table:table-cell table:formula="of:=PRODUCT([.N8:.N11])" office:value-type="float" office:value="2187216" calcext:value-type="float">
            <text:p>2187216</text:p>
          </table:table-cell>
          <table:table-cell table:formula="of:=PRODUCT([.O8:.O11])" office:value-type="float" office:value="1293600" calcext:value-type="float">
            <text:p>1293600</text:p>
          </table:table-cell>
          <table:table-cell table:formula="of:=PRODUCT([.P8:.P11])" office:value-type="float" office:value="51267216" calcext:value-type="float">
            <text:p>51267216</text:p>
          </table:table-cell>
          <table:table-cell table:formula="of:=PRODUCT([.Q8:.Q11])" office:value-type="float" office:value="1373328" calcext:value-type="float">
            <text:p>1373328</text:p>
          </table:table-cell>
          <table:table-cell table:formula="of:=PRODUCT([.R8:.R11])" office:value-type="float" office:value="5137258" calcext:value-type="float">
            <text:p>5137258</text:p>
          </table:table-cell>
          <table:table-cell table:formula="of:=PRODUCT([.S8:.S11])" office:value-type="float" office:value="12507264" calcext:value-type="float">
            <text:p>12507264</text:p>
          </table:table-cell>
          <table:table-cell table:formula="of:=PRODUCT([.T8:.T11])" office:value-type="float" office:value="10054800" calcext:value-type="float">
            <text:p>10054800</text:p>
          </table:table-cell>
        </table:table-row>
        <table:table-row table:style-name="ro1">
          <table:table-cell table:formula="of:=PRODUCT([.A9:.A12])" office:value-type="float" office:value="2633904" calcext:value-type="float">
            <text:p>2633904</text:p>
          </table:table-cell>
          <table:table-cell table:formula="of:=PRODUCT([.B9:.B12])" office:value-type="float" office:value="875160" calcext:value-type="float">
            <text:p>875160</text:p>
          </table:table-cell>
          <table:table-cell table:formula="of:=PRODUCT([.C9:.C12])" office:value-type="float" office:value="1414040" calcext:value-type="float">
            <text:p>1414040</text:p>
          </table:table-cell>
          <table:table-cell table:formula="of:=PRODUCT([.D9:.D12])" office:value-type="float" office:value="85680" calcext:value-type="float">
            <text:p>85680</text:p>
          </table:table-cell>
          <table:table-cell table:formula="of:=PRODUCT([.E9:.E12])" office:value-type="float" office:value="217800" calcext:value-type="float">
            <text:p>217800</text:p>
          </table:table-cell>
          <table:table-cell table:formula="of:=PRODUCT([.F9:.F12])" office:value-type="float" office:value="0" calcext:value-type="float">
            <text:p>0</text:p>
          </table:table-cell>
          <table:table-cell table:formula="of:=PRODUCT([.G9:.G12])" office:value-type="float" office:value="2798928" calcext:value-type="float">
            <text:p>2798928</text:p>
          </table:table-cell>
          <table:table-cell table:formula="of:=PRODUCT([.H9:.H12])" office:value-type="float" office:value="1532960" calcext:value-type="float">
            <text:p>1532960</text:p>
          </table:table-cell>
          <table:table-cell table:formula="of:=PRODUCT([.I9:.I12])" office:value-type="float" office:value="2764500" calcext:value-type="float">
            <text:p>2764500</text:p>
          </table:table-cell>
          <table:table-cell table:formula="of:=PRODUCT([.J9:.J12])" office:value-type="float" office:value="4530330" calcext:value-type="float">
            <text:p>4530330</text:p>
          </table:table-cell>
          <table:table-cell table:formula="of:=PRODUCT([.K9:.K12])" office:value-type="float" office:value="769860" calcext:value-type="float">
            <text:p>769860</text:p>
          </table:table-cell>
          <table:table-cell table:formula="of:=PRODUCT([.L9:.L12])" office:value-type="float" office:value="3407040" calcext:value-type="float">
            <text:p>3407040</text:p>
          </table:table-cell>
          <table:table-cell table:formula="of:=PRODUCT([.M9:.M12])" office:value-type="float" office:value="0" calcext:value-type="float">
            <text:p>0</text:p>
          </table:table-cell>
          <table:table-cell table:formula="of:=PRODUCT([.N9:.N12])" office:value-type="float" office:value="2511248" calcext:value-type="float">
            <text:p>2511248</text:p>
          </table:table-cell>
          <table:table-cell table:formula="of:=PRODUCT([.O9:.O12])" office:value-type="float" office:value="295680" calcext:value-type="float">
            <text:p>295680</text:p>
          </table:table-cell>
          <table:table-cell table:formula="of:=PRODUCT([.P9:.P12])" office:value-type="float" office:value="10874864" calcext:value-type="float">
            <text:p>10874864</text:p>
          </table:table-cell>
          <table:table-cell table:formula="of:=PRODUCT([.Q9:.Q12])" office:value-type="float" office:value="686664" calcext:value-type="float">
            <text:p>686664</text:p>
          </table:table-cell>
          <table:table-cell table:formula="of:=PRODUCT([.R9:.R12])" office:value-type="float" office:value="7165123" calcext:value-type="float">
            <text:p>7165123</text:p>
          </table:table-cell>
          <table:table-cell table:formula="of:=PRODUCT([.S9:.S12])" office:value-type="float" office:value="10943856" calcext:value-type="float">
            <text:p>10943856</text:p>
          </table:table-cell>
          <table:table-cell table:formula="of:=PRODUCT([.T9:.T12])" office:value-type="float" office:value="13214880" calcext:value-type="float">
            <text:p>13214880</text:p>
          </table:table-cell>
        </table:table-row>
        <table:table-row table:style-name="ro1">
          <table:table-cell table:formula="of:=PRODUCT([.A10:.A13])" office:value-type="float" office:value="628992" calcext:value-type="float">
            <text:p>628992</text:p>
          </table:table-cell>
          <table:table-cell table:formula="of:=PRODUCT([.B10:.B13])" office:value-type="float" office:value="1312740" calcext:value-type="float">
            <text:p>1312740</text:p>
          </table:table-cell>
          <table:table-cell table:formula="of:=PRODUCT([.C10:.C13])" office:value-type="float" office:value="353510" calcext:value-type="float">
            <text:p>353510</text:p>
          </table:table-cell>
          <table:table-cell table:formula="of:=PRODUCT([.D10:.D13])" office:value-type="float" office:value="52920" calcext:value-type="float">
            <text:p>52920</text:p>
          </table:table-cell>
          <table:table-cell table:formula="of:=PRODUCT([.E10:.E13])" office:value-type="float" office:value="10454400" calcext:value-type="float">
            <text:p>10454400</text:p>
          </table:table-cell>
          <table:table-cell table:formula="of:=PRODUCT([.F10:.F13])" office:value-type="float" office:value="0" calcext:value-type="float">
            <text:p>0</text:p>
          </table:table-cell>
          <table:table-cell table:formula="of:=PRODUCT([.G10:.G13])" office:value-type="float" office:value="7230564" calcext:value-type="float">
            <text:p>7230564</text:p>
          </table:table-cell>
          <table:table-cell table:formula="of:=PRODUCT([.H10:.H13])" office:value-type="float" office:value="3602456" calcext:value-type="float">
            <text:p>3602456</text:p>
          </table:table-cell>
          <table:table-cell table:formula="of:=PRODUCT([.I10:.I13])" office:value-type="float" office:value="1600500" calcext:value-type="float">
            <text:p>1600500</text:p>
          </table:table-cell>
          <table:table-cell table:formula="of:=PRODUCT([.J10:.J13])" office:value-type="float" office:value="4170780" calcext:value-type="float">
            <text:p>4170780</text:p>
          </table:table-cell>
          <table:table-cell table:formula="of:=PRODUCT([.K10:.K13])" office:value-type="float" office:value="720720" calcext:value-type="float">
            <text:p>720720</text:p>
          </table:table-cell>
          <table:table-cell table:formula="of:=PRODUCT([.L10:.L13])" office:value-type="float" office:value="2096640" calcext:value-type="float">
            <text:p>2096640</text:p>
          </table:table-cell>
          <table:table-cell table:formula="of:=PRODUCT([.M10:.M13])" office:value-type="float" office:value="0" calcext:value-type="float">
            <text:p>0</text:p>
          </table:table-cell>
          <table:table-cell table:formula="of:=PRODUCT([.N10:.N13])" office:value-type="float" office:value="5336402" calcext:value-type="float">
            <text:p>5336402</text:p>
          </table:table-cell>
          <table:table-cell table:formula="of:=PRODUCT([.O10:.O13])" office:value-type="float" office:value="399168" calcext:value-type="float">
            <text:p>399168</text:p>
          </table:table-cell>
          <table:table-cell table:formula="of:=PRODUCT([.P10:.P13])" office:value-type="float" office:value="2868096" calcext:value-type="float">
            <text:p>2868096</text:p>
          </table:table-cell>
          <table:table-cell table:formula="of:=PRODUCT([.Q10:.Q13])" office:value-type="float" office:value="374544" calcext:value-type="float">
            <text:p>374544</text:p>
          </table:table-cell>
          <table:table-cell table:formula="of:=PRODUCT([.R10:.R13])" office:value-type="float" office:value="4240583" calcext:value-type="float">
            <text:p>4240583</text:p>
          </table:table-cell>
          <table:table-cell table:formula="of:=PRODUCT([.S10:.S13])" office:value-type="float" office:value="9896040" calcext:value-type="float">
            <text:p>9896040</text:p>
          </table:table-cell>
          <table:table-cell table:formula="of:=PRODUCT([.T10:.T13])" office:value-type="float" office:value="35868960" calcext:value-type="float">
            <text:p>35868960</text:p>
          </table:table-cell>
        </table:table-row>
        <table:table-row table:style-name="ro1">
          <table:table-cell table:formula="of:=PRODUCT([.A11:.A14])" office:value-type="float" office:value="2253888" calcext:value-type="float">
            <text:p>2253888</text:p>
          </table:table-cell>
          <table:table-cell table:formula="of:=PRODUCT([.B11:.B14])" office:value-type="float" office:value="1336608" calcext:value-type="float">
            <text:p>1336608</text:p>
          </table:table-cell>
          <table:table-cell table:formula="of:=PRODUCT([.C11:.C14])" office:value-type="float" office:value="0" calcext:value-type="float">
            <text:p>0</text:p>
          </table:table-cell>
          <table:table-cell table:formula="of:=PRODUCT([.D11:.D14])" office:value-type="float" office:value="508032" calcext:value-type="float">
            <text:p>508032</text:p>
          </table:table-cell>
          <table:table-cell table:formula="of:=PRODUCT([.E11:.E14])" office:value-type="float" office:value="5544000" calcext:value-type="float">
            <text:p>5544000</text:p>
          </table:table-cell>
          <table:table-cell table:formula="of:=PRODUCT([.F11:.F14])" office:value-type="float" office:value="0" calcext:value-type="float">
            <text:p>0</text:p>
          </table:table-cell>
          <table:table-cell table:formula="of:=PRODUCT([.G11:.G14])" office:value-type="float" office:value="6500204" calcext:value-type="float">
            <text:p>6500204</text:p>
          </table:table-cell>
          <table:table-cell table:formula="of:=PRODUCT([.H11:.H14])" office:value-type="float" office:value="969892" calcext:value-type="float">
            <text:p>969892</text:p>
          </table:table-cell>
          <table:table-cell table:formula="of:=PRODUCT([.I11:.I14])" office:value-type="float" office:value="82500" calcext:value-type="float">
            <text:p>82500</text:p>
          </table:table-cell>
          <table:table-cell table:formula="of:=PRODUCT([.J11:.J14])" office:value-type="float" office:value="10794960" calcext:value-type="float">
            <text:p>10794960</text:p>
          </table:table-cell>
          <table:table-cell table:formula="of:=PRODUCT([.K11:.K14])" office:value-type="float" office:value="406560" calcext:value-type="float">
            <text:p>406560</text:p>
          </table:table-cell>
          <table:table-cell table:formula="of:=PRODUCT([.L11:.L14])" office:value-type="float" office:value="994560" calcext:value-type="float">
            <text:p>994560</text:p>
          </table:table-cell>
          <table:table-cell table:formula="of:=PRODUCT([.M11:.M14])" office:value-type="float" office:value="0" calcext:value-type="float">
            <text:p>0</text:p>
          </table:table-cell>
          <table:table-cell table:formula="of:=PRODUCT([.N11:.N14])" office:value-type="float" office:value="3857640" calcext:value-type="float">
            <text:p>3857640</text:p>
          </table:table-cell>
          <table:table-cell table:formula="of:=PRODUCT([.O11:.O14])" office:value-type="float" office:value="598752" calcext:value-type="float">
            <text:p>598752</text:p>
          </table:table-cell>
          <table:table-cell table:formula="of:=PRODUCT([.P11:.P14])" office:value-type="float" office:value="1890336" calcext:value-type="float">
            <text:p>1890336</text:p>
          </table:table-cell>
          <table:table-cell table:formula="of:=PRODUCT([.Q11:.Q14])" office:value-type="float" office:value="561816" calcext:value-type="float">
            <text:p>561816</text:p>
          </table:table-cell>
          <table:table-cell table:formula="of:=PRODUCT([.R11:.R14])" office:value-type="float" office:value="2572938" calcext:value-type="float">
            <text:p>2572938</text:p>
          </table:table-cell>
          <table:table-cell table:formula="of:=PRODUCT([.S11:.S14])" office:value-type="float" office:value="2670360" calcext:value-type="float">
            <text:p>2670360</text:p>
          </table:table-cell>
          <table:table-cell table:formula="of:=PRODUCT([.T11:.T14])" office:value-type="float" office:value="28894440" calcext:value-type="float">
            <text:p>28894440</text:p>
          </table:table-cell>
        </table:table-row>
        <table:table-row table:style-name="ro1">
          <table:table-cell table:formula="of:=PRODUCT([.A12:.A15])" office:value-type="float" office:value="2039232" calcext:value-type="float">
            <text:p>2039232</text:p>
          </table:table-cell>
          <table:table-cell table:formula="of:=PRODUCT([.B12:.B15])" office:value-type="float" office:value="2970240" calcext:value-type="float">
            <text:p>2970240</text:p>
          </table:table-cell>
          <table:table-cell table:formula="of:=PRODUCT([.C12:.C15])" office:value-type="float" office:value="0" calcext:value-type="float">
            <text:p>0</text:p>
          </table:table-cell>
          <table:table-cell table:formula="of:=PRODUCT([.D12:.D15])" office:value-type="float" office:value="3838464" calcext:value-type="float">
            <text:p>3838464</text:p>
          </table:table-cell>
          <table:table-cell table:formula="of:=PRODUCT([.E12:.E15])" office:value-type="float" office:value="369600" calcext:value-type="float">
            <text:p>369600</text:p>
          </table:table-cell>
          <table:table-cell table:formula="of:=PRODUCT([.F12:.F15])" office:value-type="float" office:value="17519250" calcext:value-type="float">
            <text:p>17519250</text:p>
          </table:table-cell>
          <table:table-cell table:formula="of:=PRODUCT([.G12:.G15])" office:value-type="float" office:value="4019863" calcext:value-type="float">
            <text:p>4019863</text:p>
          </table:table-cell>
          <table:table-cell table:formula="of:=PRODUCT([.H12:.H15])" office:value-type="float" office:value="1520967" calcext:value-type="float">
            <text:p>1520967</text:p>
          </table:table-cell>
          <table:table-cell table:formula="of:=PRODUCT([.I12:.I15])" office:value-type="float" office:value="115500" calcext:value-type="float">
            <text:p>115500</text:p>
          </table:table-cell>
          <table:table-cell table:formula="of:=PRODUCT([.J12:.J15])" office:value-type="float" office:value="17511824" calcext:value-type="float">
            <text:p>17511824</text:p>
          </table:table-cell>
          <table:table-cell table:formula="of:=PRODUCT([.K12:.K15])" office:value-type="float" office:value="1068672" calcext:value-type="float">
            <text:p>1068672</text:p>
          </table:table-cell>
          <table:table-cell table:formula="of:=PRODUCT([.L12:.L15])" office:value-type="float" office:value="923520" calcext:value-type="float">
            <text:p>923520</text:p>
          </table:table-cell>
          <table:table-cell table:formula="of:=PRODUCT([.M12:.M15])" office:value-type="float" office:value="0" calcext:value-type="float">
            <text:p>0</text:p>
          </table:table-cell>
          <table:table-cell table:formula="of:=PRODUCT([.N12:.N15])" office:value-type="float" office:value="3288480" calcext:value-type="float">
            <text:p>3288480</text:p>
          </table:table-cell>
          <table:table-cell table:formula="of:=PRODUCT([.O12:.O15])" office:value-type="float" office:value="308448" calcext:value-type="float">
            <text:p>308448</text:p>
          </table:table-cell>
          <table:table-cell table:formula="of:=PRODUCT([.P12:.P15])" office:value-type="float" office:value="1500576" calcext:value-type="float">
            <text:p>1500576</text:p>
          </table:table-cell>
          <table:table-cell table:formula="of:=PRODUCT([.Q12:.Q15])" office:value-type="float" office:value="66096" calcext:value-type="float">
            <text:p>66096</text:p>
          </table:table-cell>
          <table:table-cell table:formula="of:=PRODUCT([.R12:.R15])" office:value-type="float" office:value="7386822" calcext:value-type="float">
            <text:p>7386822</text:p>
          </table:table-cell>
          <table:table-cell table:formula="of:=PRODUCT([.S12:.S15])" office:value-type="float" office:value="4450600" calcext:value-type="float">
            <text:p>4450600</text:p>
          </table:table-cell>
          <table:table-cell table:formula="of:=PRODUCT([.T12:.T15])" office:value-type="float" office:value="12166080" calcext:value-type="float">
            <text:p>12166080</text:p>
          </table:table-cell>
        </table:table-row>
        <table:table-row table:style-name="ro1">
          <table:table-cell table:formula="of:=PRODUCT([.A13:.A16])" office:value-type="float" office:value="104576" calcext:value-type="float">
            <text:p>104576</text:p>
          </table:table-cell>
          <table:table-cell table:formula="of:=PRODUCT([.B13:.B16])" office:value-type="float" office:value="9085440" calcext:value-type="float">
            <text:p>9085440</text:p>
          </table:table-cell>
          <table:table-cell table:formula="of:=PRODUCT([.C13:.C16])" office:value-type="float" office:value="0" calcext:value-type="float">
            <text:p>0</text:p>
          </table:table-cell>
          <table:table-cell table:formula="of:=PRODUCT([.D13:.D16])" office:value-type="float" office:value="11378304" calcext:value-type="float">
            <text:p>11378304</text:p>
          </table:table-cell>
          <table:table-cell table:formula="of:=PRODUCT([.E13:.E16])" office:value-type="float" office:value="1629600" calcext:value-type="float">
            <text:p>1629600</text:p>
          </table:table-cell>
          <table:table-cell table:formula="of:=PRODUCT([.F13:.F16])" office:value-type="float" office:value="8175650" calcext:value-type="float">
            <text:p>8175650</text:p>
          </table:table-cell>
          <table:table-cell table:formula="of:=PRODUCT([.G13:.G16])" office:value-type="float" office:value="12837627" calcext:value-type="float">
            <text:p>12837627</text:p>
          </table:table-cell>
          <table:table-cell table:formula="of:=PRODUCT([.H13:.H16])" office:value-type="float" office:value="363216" calcext:value-type="float">
            <text:p>363216</text:p>
          </table:table-cell>
          <table:table-cell table:formula="of:=PRODUCT([.I13:.I16])" office:value-type="float" office:value="53900" calcext:value-type="float">
            <text:p>53900</text:p>
          </table:table-cell>
          <table:table-cell table:formula="of:=PRODUCT([.J13:.J16])" office:value-type="float" office:value="18070712" calcext:value-type="float">
            <text:p>18070712</text:p>
          </table:table-cell>
          <table:table-cell table:formula="of:=PRODUCT([.K13:.K16])" office:value-type="float" office:value="20304768" calcext:value-type="float">
            <text:p>20304768</text:p>
          </table:table-cell>
          <table:table-cell table:formula="of:=PRODUCT([.L13:.L16])" office:value-type="float" office:value="369408" calcext:value-type="float">
            <text:p>369408</text:p>
          </table:table-cell>
          <table:table-cell table:formula="of:=PRODUCT([.M13:.M16])" office:value-type="float" office:value="0" calcext:value-type="float">
            <text:p>0</text:p>
          </table:table-cell>
          <table:table-cell table:formula="of:=PRODUCT([.N13:.N16])" office:value-type="float" office:value="1379040" calcext:value-type="float">
            <text:p>1379040</text:p>
          </table:table-cell>
          <table:table-cell table:formula="of:=PRODUCT([.O13:.O16])" office:value-type="float" office:value="501228" calcext:value-type="float">
            <text:p>501228</text:p>
          </table:table-cell>
          <table:table-cell table:formula="of:=PRODUCT([.P13:.P16])" office:value-type="float" office:value="8467536" calcext:value-type="float">
            <text:p>8467536</text:p>
          </table:table-cell>
          <table:table-cell table:formula="of:=PRODUCT([.Q13:.Q16])" office:value-type="float" office:value="242352" calcext:value-type="float">
            <text:p>242352</text:p>
          </table:table-cell>
          <table:table-cell table:formula="of:=PRODUCT([.R13:.R16])" office:value-type="float" office:value="3763098" calcext:value-type="float">
            <text:p>3763098</text:p>
          </table:table-cell>
          <table:table-cell table:formula="of:=PRODUCT([.S13:.S16])" office:value-type="float" office:value="7788550" calcext:value-type="float">
            <text:p>7788550</text:p>
          </table:table-cell>
          <table:table-cell table:formula="of:=PRODUCT([.T13:.T16])" office:value-type="float" office:value="8727840" calcext:value-type="float">
            <text:p>8727840</text:p>
          </table:table-cell>
        </table:table-row>
        <table:table-row table:style-name="ro1">
          <table:table-cell table:formula="of:=PRODUCT([.A14:.A17])" office:value-type="float" office:value="575168" calcext:value-type="float">
            <text:p>575168</text:p>
          </table:table-cell>
          <table:table-cell table:formula="of:=PRODUCT([.B14:.B17])" office:value-type="float" office:value="8386560" calcext:value-type="float">
            <text:p>8386560</text:p>
          </table:table-cell>
          <table:table-cell table:formula="of:=PRODUCT([.C14:.C17])" office:value-type="float" office:value="0" calcext:value-type="float">
            <text:p>0</text:p>
          </table:table-cell>
          <table:table-cell table:formula="of:=PRODUCT([.D14:.D17])" office:value-type="float" office:value="23569344" calcext:value-type="float">
            <text:p>23569344</text:p>
          </table:table-cell>
          <table:table-cell table:formula="of:=PRODUCT([.E14:.E17])" office:value-type="float" office:value="967575" calcext:value-type="float">
            <text:p>967575</text:p>
          </table:table-cell>
          <table:table-cell table:formula="of:=PRODUCT([.F14:.F17])" office:value-type="float" office:value="14482580" calcext:value-type="float">
            <text:p>14482580</text:p>
          </table:table-cell>
          <table:table-cell table:formula="of:=PRODUCT([.G14:.G17])" office:value-type="float" office:value="8282340" calcext:value-type="float">
            <text:p>8282340</text:p>
          </table:table-cell>
          <table:table-cell table:formula="of:=PRODUCT([.H14:.H17])" office:value-type="float" office:value="556416" calcext:value-type="float">
            <text:p>556416</text:p>
          </table:table-cell>
          <table:table-cell table:formula="of:=PRODUCT([.I14:.I17])" office:value-type="float" office:value="2940" calcext:value-type="float">
            <text:p>2940</text:p>
          </table:table-cell>
          <table:table-cell table:formula="of:=PRODUCT([.J14:.J17])" office:value-type="float" office:value="14331944" calcext:value-type="float">
            <text:p>14331944</text:p>
          </table:table-cell>
          <table:table-cell table:formula="of:=PRODUCT([.K14:.K17])" office:value-type="float" office:value="7614288" calcext:value-type="float">
            <text:p>7614288</text:p>
          </table:table-cell>
          <table:table-cell table:formula="of:=PRODUCT([.L14:.L17])" office:value-type="float" office:value="1031264" calcext:value-type="float">
            <text:p>1031264</text:p>
          </table:table-cell>
          <table:table-cell table:formula="of:=PRODUCT([.M14:.M17])" office:value-type="float" office:value="2785024" calcext:value-type="float">
            <text:p>2785024</text:p>
          </table:table-cell>
          <table:table-cell table:formula="of:=PRODUCT([.N14:.N17])" office:value-type="float" office:value="4461600" calcext:value-type="float">
            <text:p>4461600</text:p>
          </table:table-cell>
          <table:table-cell table:formula="of:=PRODUCT([.O14:.O17])" office:value-type="float" office:value="111384" calcext:value-type="float">
            <text:p>111384</text:p>
          </table:table-cell>
          <table:table-cell table:formula="of:=PRODUCT([.P14:.P17])" office:value-type="float" office:value="11290048" calcext:value-type="float">
            <text:p>11290048</text:p>
          </table:table-cell>
          <table:table-cell table:formula="of:=PRODUCT([.Q14:.Q17])" office:value-type="float" office:value="424116" calcext:value-type="float">
            <text:p>424116</text:p>
          </table:table-cell>
          <table:table-cell table:formula="of:=PRODUCT([.R14:.R17])" office:value-type="float" office:value="12067866" calcext:value-type="float">
            <text:p>12067866</text:p>
          </table:table-cell>
          <table:table-cell table:formula="of:=PRODUCT([.S14:.S17])" office:value-type="float" office:value="4856390" calcext:value-type="float">
            <text:p>4856390</text:p>
          </table:table-cell>
          <table:table-cell table:formula="of:=PRODUCT([.T14:.T17])" office:value-type="float" office:value="10565280" calcext:value-type="float">
            <text:p>10565280</text:p>
          </table:table-cell>
        </table:table-row>
        <table:table-row table:style-name="ro1">
          <table:table-cell table:formula="of:=PRODUCT([.A15:.A18])" office:value-type="float" office:value="26752" calcext:value-type="float">
            <text:p>26752</text:p>
          </table:table-cell>
          <table:table-cell table:formula="of:=PRODUCT([.B15:.B18])" office:value-type="float" office:value="6289920" calcext:value-type="float">
            <text:p>6289920</text:p>
          </table:table-cell>
          <table:table-cell table:formula="of:=PRODUCT([.C15:.C18])" office:value-type="float" office:value="705024" calcext:value-type="float">
            <text:p>705024</text:p>
          </table:table-cell>
          <table:table-cell table:formula="of:=PRODUCT([.D15:.D18])" office:value-type="float" office:value="35845044" calcext:value-type="float">
            <text:p>35845044</text:p>
          </table:table-cell>
          <table:table-cell table:formula="of:=PRODUCT([.E15:.E18])" office:value-type="float" office:value="1050510" calcext:value-type="float">
            <text:p>1050510</text:p>
          </table:table-cell>
          <table:table-cell table:formula="of:=PRODUCT([.F15:.F18])" office:value-type="float" office:value="5099500" calcext:value-type="float">
            <text:p>5099500</text:p>
          </table:table-cell>
          <table:table-cell table:formula="of:=PRODUCT([.G15:.G18])" office:value-type="float" office:value="3629340" calcext:value-type="float">
            <text:p>3629340</text:p>
          </table:table-cell>
          <table:table-cell table:formula="of:=PRODUCT([.H15:.H18])" office:value-type="float" office:value="874368" calcext:value-type="float">
            <text:p>874368</text:p>
          </table:table-cell>
          <table:table-cell table:formula="of:=PRODUCT([.I15:.I18])" office:value-type="float" office:value="14112" calcext:value-type="float">
            <text:p>14112</text:p>
          </table:table-cell>
          <table:table-cell table:formula="of:=PRODUCT([.J15:.J18])" office:value-type="float" office:value="30618244" calcext:value-type="float">
            <text:p>30618244</text:p>
          </table:table-cell>
          <table:table-cell table:formula="of:=PRODUCT([.K15:.K18])" office:value-type="float" office:value="12459744" calcext:value-type="float">
            <text:p>12459744</text:p>
          </table:table-cell>
          <table:table-cell table:formula="of:=PRODUCT([.L15:.L18])" office:value-type="float" office:value="501696" calcext:value-type="float">
            <text:p>501696</text:p>
          </table:table-cell>
          <table:table-cell table:formula="of:=PRODUCT([.M15:.M18])" office:value-type="float" office:value="506368" calcext:value-type="float">
            <text:p>506368</text:p>
          </table:table-cell>
          <table:table-cell table:formula="of:=PRODUCT([.N15:.N18])" office:value-type="float" office:value="3420560" calcext:value-type="float">
            <text:p>3420560</text:p>
          </table:table-cell>
          <table:table-cell table:formula="of:=PRODUCT([.O15:.O18])" office:value-type="float" office:value="153816" calcext:value-type="float">
            <text:p>153816</text:p>
          </table:table-cell>
          <table:table-cell table:formula="of:=PRODUCT([.P15:.P18])" office:value-type="float" office:value="6228992" calcext:value-type="float">
            <text:p>6228992</text:p>
          </table:table-cell>
          <table:table-cell table:formula="of:=PRODUCT([.Q15:.Q18])" office:value-type="float" office:value="332640" calcext:value-type="float">
            <text:p>332640</text:p>
          </table:table-cell>
          <table:table-cell table:formula="of:=PRODUCT([.R15:.R18])" office:value-type="float" office:value="13855698" calcext:value-type="float">
            <text:p>13855698</text:p>
          </table:table-cell>
          <table:table-cell table:formula="of:=PRODUCT([.S15:.S18])" office:value-type="float" office:value="21710920" calcext:value-type="float">
            <text:p>21710920</text:p>
          </table:table-cell>
          <table:table-cell table:formula="of:=PRODUCT([.T15:.T18])" office:value-type="float" office:value="6557760" calcext:value-type="float">
            <text:p>6557760</text:p>
          </table:table-cell>
        </table:table-row>
        <table:table-row table:style-name="ro1">
          <table:table-cell table:formula="of:=PRODUCT([.A16:.A19])" office:value-type="float" office:value="28160" calcext:value-type="float">
            <text:p>28160</text:p>
          </table:table-cell>
          <table:table-cell table:formula="of:=PRODUCT([.B16:.B19])" office:value-type="float" office:value="5425056" calcext:value-type="float">
            <text:p>5425056</text:p>
          </table:table-cell>
          <table:table-cell table:formula="of:=PRODUCT([.C16:.C19])" office:value-type="float" office:value="313344" calcext:value-type="float">
            <text:p>313344</text:p>
          </table:table-cell>
          <table:table-cell table:formula="of:=PRODUCT([.D16:.D19])" office:value-type="float" office:value="21612453" calcext:value-type="float">
            <text:p>21612453</text:p>
          </table:table-cell>
          <table:table-cell table:formula="of:=PRODUCT([.E16:.E19])" office:value-type="float" office:value="15127344" calcext:value-type="float">
            <text:p>15127344</text:p>
          </table:table-cell>
          <table:table-cell table:formula="of:=PRODUCT([.F16:.F19])" office:value-type="float" office:value="1627500" calcext:value-type="float">
            <text:p>1627500</text:p>
          </table:table-cell>
          <table:table-cell table:formula="of:=PRODUCT([.G16:.G19])" office:value-type="float" office:value="1776060" calcext:value-type="float">
            <text:p>1776060</text:p>
          </table:table-cell>
          <table:table-cell table:formula="of:=PRODUCT([.H16:.H19])" office:value-type="float" office:value="1115136" calcext:value-type="float">
            <text:p>1115136</text:p>
          </table:table-cell>
          <table:table-cell table:formula="of:=PRODUCT([.I16:.I19])" office:value-type="float" office:value="17136" calcext:value-type="float">
            <text:p>17136</text:p>
          </table:table-cell>
          <table:table-cell table:formula="of:=PRODUCT([.J16:.J19])" office:value-type="float" office:value="26004536" calcext:value-type="float">
            <text:p>26004536</text:p>
          </table:table-cell>
          <table:table-cell table:formula="of:=PRODUCT([.K16:.K19])" office:value-type="float" office:value="13407768" calcext:value-type="float">
            <text:p>13407768</text:p>
          </table:table-cell>
          <table:table-cell table:formula="of:=PRODUCT([.L16:.L19])" office:value-type="float" office:value="2662848" calcext:value-type="float">
            <text:p>2662848</text:p>
          </table:table-cell>
          <table:table-cell table:formula="of:=PRODUCT([.M16:.M19])" office:value-type="float" office:value="482816" calcext:value-type="float">
            <text:p>482816</text:p>
          </table:table-cell>
          <table:table-cell table:formula="of:=PRODUCT([.N16:.N19])" office:value-type="float" office:value="4407260" calcext:value-type="float">
            <text:p>4407260</text:p>
          </table:table-cell>
          <table:table-cell table:formula="of:=PRODUCT([.O16:.O19])" office:value-type="float" office:value="533832" calcext:value-type="float">
            <text:p>533832</text:p>
          </table:table-cell>
          <table:table-cell table:formula="of:=PRODUCT([.P16:.P19])" office:value-type="float" office:value="6876160" calcext:value-type="float">
            <text:p>6876160</text:p>
          </table:table-cell>
          <table:table-cell table:formula="of:=PRODUCT([.Q16:.Q19])" office:value-type="float" office:value="6153840" calcext:value-type="float">
            <text:p>6153840</text:p>
          </table:table-cell>
          <table:table-cell table:formula="of:=PRODUCT([.R16:.R19])" office:value-type="float" office:value="622728" calcext:value-type="float">
            <text:p>622728</text:p>
          </table:table-cell>
          <table:table-cell table:formula="of:=PRODUCT([.S16:.S19])" office:value-type="float" office:value="14210784" calcext:value-type="float">
            <text:p>14210784</text:p>
          </table:table-cell>
          <table:table-cell table:formula="of:=PRODUCT([.T16:.T19])" office:value-type="float" office:value="2623104" calcext:value-type="float">
            <text:p>2623104</text:p>
          </table:table-cell>
        </table:table-row>
        <table:table-row table:style-name="ro1">
          <table:table-cell table:formula="of:=PRODUCT([.A17:.A20])" office:value-type="float" office:value="140800" calcext:value-type="float">
            <text:p>140800</text:p>
          </table:table-cell>
          <table:table-cell table:formula="of:=PRODUCT([.B17:.B20])" office:value-type="float" office:value="7615944" calcext:value-type="float">
            <text:p>7615944</text:p>
          </table:table-cell>
          <table:table-cell table:formula="of:=PRODUCT([.C17:.C20])" office:value-type="float" office:value="1370880" calcext:value-type="float">
            <text:p>1370880</text:p>
          </table:table-cell>
          <table:table-cell table:formula="of:=PRODUCT([.D17:.D20])" office:value-type="float" office:value="7551339" calcext:value-type="float">
            <text:p>7551339</text:p>
          </table:table-cell>
          <table:table-cell table:formula="of:=PRODUCT([.E17:.E20])" office:value-type="float" office:value="12164256" calcext:value-type="float">
            <text:p>12164256</text:p>
          </table:table-cell>
          <table:table-cell table:formula="of:=PRODUCT([.F17:.F20])" office:value-type="float" office:value="1441500" calcext:value-type="float">
            <text:p>1441500</text:p>
          </table:table-cell>
          <table:table-cell table:formula="of:=PRODUCT([.G17:.G20])" office:value-type="float" office:value="1614600" calcext:value-type="float">
            <text:p>1614600</text:p>
          </table:table-cell>
          <table:table-cell table:formula="of:=PRODUCT([.H17:.H20])" office:value-type="float" office:value="69696" calcext:value-type="float">
            <text:p>69696</text:p>
          </table:table-cell>
          <table:table-cell table:formula="of:=PRODUCT([.I17:.I20])" office:value-type="float" office:value="181152" calcext:value-type="float">
            <text:p>181152</text:p>
          </table:table-cell>
          <table:table-cell table:formula="of:=PRODUCT([.J17:.J20])" office:value-type="float" office:value="8310728" calcext:value-type="float">
            <text:p>8310728</text:p>
          </table:table-cell>
          <table:table-cell table:formula="of:=PRODUCT([.K17:.K20])" office:value-type="float" office:value="11525976" calcext:value-type="float">
            <text:p>11525976</text:p>
          </table:table-cell>
          <table:table-cell table:formula="of:=PRODUCT([.L17:.L20])" office:value-type="float" office:value="5908194" calcext:value-type="float">
            <text:p>5908194</text:p>
          </table:table-cell>
          <table:table-cell table:formula="of:=PRODUCT([.M17:.M20])" office:value-type="float" office:value="1448448" calcext:value-type="float">
            <text:p>1448448</text:p>
          </table:table-cell>
          <table:table-cell table:formula="of:=PRODUCT([.N17:.N20])" office:value-type="float" office:value="14577860" calcext:value-type="float">
            <text:p>14577860</text:p>
          </table:table-cell>
          <table:table-cell table:formula="of:=PRODUCT([.O17:.O20])" office:value-type="float" office:value="1663092" calcext:value-type="float">
            <text:p>1663092</text:p>
          </table:table-cell>
          <table:table-cell table:formula="of:=PRODUCT([.P17:.P20])" office:value-type="float" office:value="1392640" calcext:value-type="float">
            <text:p>1392640</text:p>
          </table:table-cell>
          <table:table-cell table:formula="of:=PRODUCT([.Q17:.Q20])" office:value-type="float" office:value="4289040" calcext:value-type="float">
            <text:p>4289040</text:p>
          </table:table-cell>
          <table:table-cell table:formula="of:=PRODUCT([.R17:.R20])" office:value-type="float" office:value="1314648" calcext:value-type="float">
            <text:p>1314648</text:p>
          </table:table-cell>
          <table:table-cell table:formula="of:=PRODUCT([.S17:.S20])" office:value-type="float" office:value="725040" calcext:value-type="float">
            <text:p>725040</text:p>
          </table:table-cell>
          <table:table-cell table:formula="of:=PRODUCT([.T17:.T20])" office:value-type="float" office:value="2146176" calcext:value-type="float">
            <text:p>2146176</text:p>
          </table:table-cell>
        </table:table-row>
        <table:table-row table:style-name="ro1">
          <table:table-cell table:style-name="ce3" table:formula="of:=PRODUCT([.A18:.A21])" office:value-type="float" office:value="1600" calcext:value-type="float">
            <text:p>1600</text:p>
          </table:table-cell>
          <table:table-cell table:style-name="ce6" table:formula="of:=PRODUCT([.B18:.B21])" office:value-type="float" office:value="14808780" calcext:value-type="float">
            <text:p>14808780</text:p>
          </table:table-cell>
          <table:table-cell table:style-name="ce6" table:formula="of:=PRODUCT([.C18:.C21])" office:value-type="float" office:value="1088640" calcext:value-type="float">
            <text:p>1088640</text:p>
          </table:table-cell>
          <table:table-cell table:style-name="ce6" table:formula="of:=PRODUCT([.D18:.D21])" office:value-type="float" office:value="6162587" calcext:value-type="float">
            <text:p>6162587</text:p>
          </table:table-cell>
          <table:table-cell table:style-name="ce6" table:formula="of:=PRODUCT([.E18:.E21])" office:value-type="float" office:value="17712864" calcext:value-type="float">
            <text:p>17712864</text:p>
          </table:table-cell>
          <table:table-cell table:style-name="ce6" table:formula="of:=PRODUCT([.F18:.F21])" office:value-type="float" office:value="1185750" calcext:value-type="float">
            <text:p>1185750</text:p>
          </table:table-cell>
          <table:table-cell table:style-name="ce6" table:formula="of:=PRODUCT([.G18:.G21])" office:value-type="float" office:value="4359420" calcext:value-type="float">
            <text:p>4359420</text:p>
          </table:table-cell>
          <table:table-cell table:style-name="ce6" table:formula="of:=PRODUCT([.H18:.H21])" office:value-type="float" office:value="66792" calcext:value-type="float">
            <text:p>66792</text:p>
          </table:table-cell>
          <table:table-cell table:style-name="ce6" table:formula="of:=PRODUCT([.I18:.I21])" office:value-type="float" office:value="966144" calcext:value-type="float">
            <text:p>966144</text:p>
          </table:table-cell>
          <table:table-cell table:style-name="ce6" table:formula="of:=PRODUCT([.J18:.J21])" office:value-type="float" office:value="16621456" calcext:value-type="float">
            <text:p>16621456</text:p>
          </table:table-cell>
          <table:table-cell table:style-name="ce6" table:formula="of:=PRODUCT([.K18:.K21])" office:value-type="float" office:value="11525976" calcext:value-type="float">
            <text:p>11525976</text:p>
          </table:table-cell>
          <table:table-cell table:style-name="ce6" table:formula="of:=PRODUCT([.L18:.L21])" office:value-type="float" office:value="4232736" calcext:value-type="float">
            <text:p>4232736</text:p>
          </table:table-cell>
          <table:table-cell table:style-name="ce6" table:formula="of:=PRODUCT([.M18:.M21])" office:value-type="float" office:value="1920768" calcext:value-type="float">
            <text:p>1920768</text:p>
          </table:table-cell>
          <table:table-cell table:style-name="ce6" table:formula="of:=PRODUCT([.N18:.N21])" office:value-type="float" office:value="11397236" calcext:value-type="float">
            <text:p>11397236</text:p>
          </table:table-cell>
          <table:table-cell table:style-name="ce6" table:formula="of:=PRODUCT([.O18:.O21])" office:value-type="float" office:value="7206732" calcext:value-type="float">
            <text:p>7206732</text:p>
          </table:table-cell>
          <table:table-cell table:style-name="ce6" table:formula="of:=PRODUCT([.P18:.P21])" office:value-type="float" office:value="43520" calcext:value-type="float">
            <text:p>43520</text:p>
          </table:table-cell>
          <table:table-cell table:style-name="ce6" table:formula="of:=PRODUCT([.Q18:.Q21])" office:value-type="float" office:value="6059120" calcext:value-type="float">
            <text:p>6059120</text:p>
          </table:table-cell>
          <table:table-cell table:style-name="ce6" table:formula="of:=PRODUCT([.R18:.R21])" office:value-type="float" office:value="268584" calcext:value-type="float">
            <text:p>268584</text:p>
          </table:table-cell>
          <table:table-cell table:style-name="ce6" table:formula="of:=PRODUCT([.S18:.S21])" office:value-type="float" office:value="916560" calcext:value-type="float">
            <text:p>916560</text:p>
          </table:table-cell>
          <table:table-cell table:style-name="ce9" table:formula="of:=PRODUCT([.T18:.T21])" office:value-type="float" office:value="1492992" calcext:value-type="float">
            <text:p>1492992</text:p>
          </table:table-cell>
        </table:table-row>
        <table:table-row table:style-name="ro1">
          <table:table-cell table:style-name="Default"/>
          <table:table-cell table:number-columns-repeated="18"/>
          <table:table-cell table:style-name="Default"/>
        </table:table-row>
        <table:table-row table:style-name="ro1">
          <table:table-cell table:style-name="Default" office:value-type="string" calcext:value-type="string">
            <text:p>DProd1</text:p>
          </table:table-cell>
          <table:table-cell office:value-type="string" calcext:value-type="string">
            <text:p>Max</text:p>
          </table:table-cell>
          <table:table-cell table:formula="of:=MAX([.D71:.T87])" office:value-type="float" office:value="40304286" calcext:value-type="float">
            <text:p>40304286</text:p>
          </table:table-cell>
          <table:table-cell table:number-columns-repeated="16"/>
          <table:table-cell table:style-name="Default"/>
        </table:table-row>
        <table:table-row table:style-name="ro1">
          <table:table-cell table:style-name="ce1"/>
          <table:table-cell table:style-name="ce5" table:number-columns-repeated="18"/>
          <table:table-cell table:style-name="ce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formula="of:=[.A2]*[.B3]*[.C4]*[.D5]" office:value-type="float" office:value="279496" calcext:value-type="float">
            <text:p>279496</text:p>
          </table:table-cell>
          <table:table-cell table:formula="of:=[.B2]*[.C3]*[.D4]*[.E5]" office:value-type="float" office:value="57816" calcext:value-type="float">
            <text:p>57816</text:p>
          </table:table-cell>
          <table:table-cell table:formula="of:=[.C2]*[.D3]*[.E4]*[.F5]" office:value-type="float" office:value="2904000" calcext:value-type="float">
            <text:p>2904000</text:p>
          </table:table-cell>
          <table:table-cell table:formula="of:=[.D2]*[.E3]*[.F4]*[.G5]" office:value-type="float" office:value="1432981" calcext:value-type="float">
            <text:p>1432981</text:p>
          </table:table-cell>
          <table:table-cell table:formula="of:=[.E2]*[.F3]*[.G4]*[.H5]" office:value-type="float" office:value="1809864" calcext:value-type="float">
            <text:p>1809864</text:p>
          </table:table-cell>
          <table:table-cell table:formula="of:=[.F2]*[.G3]*[.H4]*[.I5]" office:value-type="float" office:value="540270" calcext:value-type="float">
            <text:p>540270</text:p>
          </table:table-cell>
          <table:table-cell table:formula="of:=[.G2]*[.H3]*[.I4]*[.J5]" office:value-type="float" office:value="0" calcext:value-type="float">
            <text:p>0</text:p>
          </table:table-cell>
          <table:table-cell table:formula="of:=[.H2]*[.I3]*[.J4]*[.K5]" office:value-type="float" office:value="11587200" calcext:value-type="float">
            <text:p>11587200</text:p>
          </table:table-cell>
          <table:table-cell table:formula="of:=[.I2]*[.J3]*[.K4]*[.L5]" office:value-type="float" office:value="0" calcext:value-type="float">
            <text:p>0</text:p>
          </table:table-cell>
          <table:table-cell table:formula="of:=[.J2]*[.K3]*[.L4]*[.M5]" office:value-type="float" office:value="85425" calcext:value-type="float">
            <text:p>85425</text:p>
          </table:table-cell>
          <table:table-cell table:formula="of:=[.K2]*[.L3]*[.M4]*[.N5]" office:value-type="float" office:value="271360" calcext:value-type="float">
            <text:p>271360</text:p>
          </table:table-cell>
          <table:table-cell table:formula="of:=[.L2]*[.M3]*[.N4]*[.O5]" office:value-type="float" office:value="2414720" calcext:value-type="float">
            <text:p>2414720</text:p>
          </table:table-cell>
          <table:table-cell table:formula="of:=[.M2]*[.N3]*[.O4]*[.P5]" office:value-type="float" office:value="641130" calcext:value-type="float">
            <text:p>641130</text:p>
          </table:table-cell>
          <table:table-cell table:formula="of:=[.N2]*[.O3]*[.P4]*[.Q5]" office:value-type="float" office:value="597402" calcext:value-type="float">
            <text:p>597402</text:p>
          </table:table-cell>
          <table:table-cell table:formula="of:=[.O2]*[.P3]*[.Q4]*[.R5]" office:value-type="float" office:value="244608" calcext:value-type="float">
            <text:p>244608</text:p>
          </table:table-cell>
          <table:table-cell table:formula="of:=[.P2]*[.Q3]*[.R4]*[.S5]" office:value-type="float" office:value="22464" calcext:value-type="float">
            <text:p>22464</text:p>
          </table:table-cell>
          <table:table-cell table:formula="of:=[.Q2]*[.R3]*[.S4]*[.T5]" office:value-type="float" office:value="9172800" calcext:value-type="float">
            <text:p>9172800</text:p>
          </table:table-cell>
        </table:table-row>
        <table:table-row table:style-name="ro1">
          <table:table-cell table:number-columns-repeated="3"/>
          <table:table-cell table:formula="of:=[.A3]*[.B4]*[.C5]*[.D6]" office:value-type="float" office:value="16194745" calcext:value-type="float">
            <text:p>16194745</text:p>
          </table:table-cell>
          <table:table-cell table:formula="of:=[.B3]*[.C4]*[.D5]*[.E6]" office:value-type="float" office:value="1781787" calcext:value-type="float">
            <text:p>1781787</text:p>
          </table:table-cell>
          <table:table-cell table:formula="of:=[.C3]*[.D4]*[.E5]*[.F6]" office:value-type="float" office:value="1936836" calcext:value-type="float">
            <text:p>1936836</text:p>
          </table:table-cell>
          <table:table-cell table:formula="of:=[.D3]*[.E4]*[.F5]*[.G6]" office:value-type="float" office:value="8316000" calcext:value-type="float">
            <text:p>8316000</text:p>
          </table:table-cell>
          <table:table-cell table:formula="of:=[.E3]*[.F4]*[.G5]*[.H6]" office:value-type="float" office:value="1314797" calcext:value-type="float">
            <text:p>1314797</text:p>
          </table:table-cell>
          <table:table-cell table:formula="of:=[.F3]*[.G4]*[.H5]*[.I6]" office:value-type="float" office:value="1952748" calcext:value-type="float">
            <text:p>1952748</text:p>
          </table:table-cell>
          <table:table-cell table:formula="of:=[.G3]*[.H4]*[.I5]*[.J6]" office:value-type="float" office:value="3313656" calcext:value-type="float">
            <text:p>3313656</text:p>
          </table:table-cell>
          <table:table-cell table:formula="of:=[.H3]*[.I4]*[.J5]*[.K6]" office:value-type="float" office:value="4580064" calcext:value-type="float">
            <text:p>4580064</text:p>
          </table:table-cell>
          <table:table-cell table:formula="of:=[.I3]*[.J4]*[.K5]*[.L6]" office:value-type="float" office:value="15642720" calcext:value-type="float">
            <text:p>15642720</text:p>
          </table:table-cell>
          <table:table-cell table:formula="of:=[.J3]*[.K4]*[.L5]*[.M6]" office:value-type="float" office:value="4287360" calcext:value-type="float">
            <text:p>4287360</text:p>
          </table:table-cell>
          <table:table-cell table:formula="of:=[.K3]*[.L4]*[.M5]*[.N6]" office:value-type="float" office:value="45560" calcext:value-type="float">
            <text:p>45560</text:p>
          </table:table-cell>
          <table:table-cell table:formula="of:=[.L3]*[.M4]*[.N5]*[.O6]" office:value-type="float" office:value="2713600" calcext:value-type="float">
            <text:p>2713600</text:p>
          </table:table-cell>
          <table:table-cell table:formula="of:=[.M3]*[.N4]*[.O5]*[.P6]" office:value-type="float" office:value="13522432" calcext:value-type="float">
            <text:p>13522432</text:p>
          </table:table-cell>
          <table:table-cell table:formula="of:=[.N3]*[.O4]*[.P5]*[.Q6]" office:value-type="float" office:value="6044940" calcext:value-type="float">
            <text:p>6044940</text:p>
          </table:table-cell>
          <table:table-cell table:formula="of:=[.O3]*[.P4]*[.Q5]*[.R6]" office:value-type="float" office:value="252747" calcext:value-type="float">
            <text:p>252747</text:p>
          </table:table-cell>
          <table:table-cell table:formula="of:=[.P3]*[.Q4]*[.R5]*[.S6]" office:value-type="float" office:value="61152" calcext:value-type="float">
            <text:p>61152</text:p>
          </table:table-cell>
          <table:table-cell table:formula="of:=[.Q3]*[.R4]*[.S5]*[.T6]" office:value-type="float" office:value="149760" calcext:value-type="float">
            <text:p>149760</text:p>
          </table:table-cell>
        </table:table-row>
        <table:table-row table:style-name="ro1">
          <table:table-cell table:number-columns-repeated="3"/>
          <table:table-cell table:formula="of:=[.A4]*[.B5]*[.C6]*[.D7]" office:value-type="float" office:value="5443200" calcext:value-type="float">
            <text:p>5443200</text:p>
          </table:table-cell>
          <table:table-cell table:formula="of:=[.B4]*[.C5]*[.D6]*[.E7]" office:value-type="float" office:value="32719995" calcext:value-type="float">
            <text:p>32719995</text:p>
          </table:table-cell>
          <table:table-cell table:formula="of:=[.C4]*[.D5]*[.E6]*[.F7]" office:value-type="float" office:value="109089" calcext:value-type="float">
            <text:p>109089</text:p>
          </table:table-cell>
          <table:table-cell table:formula="of:=[.D4]*[.E5]*[.F6]*[.G7]" office:value-type="float" office:value="880380" calcext:value-type="float">
            <text:p>880380</text:p>
          </table:table-cell>
          <table:table-cell table:formula="of:=[.E4]*[.F5]*[.G6]*[.H7]" office:value-type="float" office:value="415800" calcext:value-type="float">
            <text:p>415800</text:p>
          </table:table-cell>
          <table:table-cell table:formula="of:=[.F4]*[.G5]*[.H6]*[.I7]" office:value-type="float" office:value="3403004" calcext:value-type="float">
            <text:p>3403004</text:p>
          </table:table-cell>
          <table:table-cell table:formula="of:=[.G4]*[.H5]*[.I6]*[.J7]" office:value-type="float" office:value="1808100" calcext:value-type="float">
            <text:p>1808100</text:p>
          </table:table-cell>
          <table:table-cell table:formula="of:=[.H4]*[.I5]*[.J6]*[.K7]" office:value-type="float" office:value="6075036" calcext:value-type="float">
            <text:p>6075036</text:p>
          </table:table-cell>
          <table:table-cell table:formula="of:=[.I4]*[.J5]*[.K6]*[.L7]" office:value-type="float" office:value="4258656" calcext:value-type="float">
            <text:p>4258656</text:p>
          </table:table-cell>
          <table:table-cell table:formula="of:=[.J4]*[.K5]*[.L6]*[.M7]" office:value-type="float" office:value="20335536" calcext:value-type="float">
            <text:p>20335536</text:p>
          </table:table-cell>
          <table:table-cell table:formula="of:=[.K4]*[.L5]*[.M6]*[.N7]" office:value-type="float" office:value="1774080" calcext:value-type="float">
            <text:p>1774080</text:p>
          </table:table-cell>
          <table:table-cell table:formula="of:=[.L4]*[.M5]*[.N6]*[.O7]" office:value-type="float" office:value="225120" calcext:value-type="float">
            <text:p>225120</text:p>
          </table:table-cell>
          <table:table-cell table:formula="of:=[.M4]*[.N5]*[.O6]*[.P7]" office:value-type="float" office:value="1356800" calcext:value-type="float">
            <text:p>1356800</text:p>
          </table:table-cell>
          <table:table-cell table:formula="of:=[.N4]*[.O5]*[.P6]*[.Q7]" office:value-type="float" office:value="4829440" calcext:value-type="float">
            <text:p>4829440</text:p>
          </table:table-cell>
          <table:table-cell table:formula="of:=[.O4]*[.P5]*[.Q6]*[.R7]" office:value-type="float" office:value="2389860" calcext:value-type="float">
            <text:p>2389860</text:p>
          </table:table-cell>
          <table:table-cell table:formula="of:=[.P4]*[.Q5]*[.R6]*[.S7]" office:value-type="float" office:value="43956" calcext:value-type="float">
            <text:p>43956</text:p>
          </table:table-cell>
          <table:table-cell table:formula="of:=[.Q4]*[.R5]*[.S6]*[.T7]" office:value-type="float" office:value="63700" calcext:value-type="float">
            <text:p>63700</text:p>
          </table:table-cell>
        </table:table-row>
        <table:table-row table:style-name="ro1">
          <table:table-cell table:number-columns-repeated="3"/>
          <table:table-cell table:formula="of:=[.A5]*[.B6]*[.C7]*[.D8]" office:value-type="float" office:value="1444352" calcext:value-type="float">
            <text:p>1444352</text:p>
          </table:table-cell>
          <table:table-cell table:formula="of:=[.B5]*[.C6]*[.D7]*[.E8]" office:value-type="float" office:value="4300800" calcext:value-type="float">
            <text:p>4300800</text:p>
          </table:table-cell>
          <table:table-cell table:formula="of:=[.C5]*[.D6]*[.E7]*[.F8]" office:value-type="float" office:value="15358365" calcext:value-type="float">
            <text:p>15358365</text:p>
          </table:table-cell>
          <table:table-cell table:formula="of:=[.D5]*[.E6]*[.F7]*[.G8]" office:value-type="float" office:value="235773" calcext:value-type="float">
            <text:p>235773</text:p>
          </table:table-cell>
          <table:table-cell table:formula="of:=[.E5]*[.F6]*[.G7]*[.H8]" office:value-type="float" office:value="120600" calcext:value-type="float">
            <text:p>120600</text:p>
          </table:table-cell>
          <table:table-cell table:formula="of:=[.F5]*[.G6]*[.H7]*[.I8]" office:value-type="float" office:value="196560" calcext:value-type="float">
            <text:p>196560</text:p>
          </table:table-cell>
          <table:table-cell table:formula="of:=[.G5]*[.H6]*[.I7]*[.J8]" office:value-type="float" office:value="1636888" calcext:value-type="float">
            <text:p>1636888</text:p>
          </table:table-cell>
          <table:table-cell table:formula="of:=[.H5]*[.I6]*[.J7]*[.K8]" office:value-type="float" office:value="5166000" calcext:value-type="float">
            <text:p>5166000</text:p>
          </table:table-cell>
          <table:table-cell table:formula="of:=[.I5]*[.J6]*[.K7]*[.L8]" office:value-type="float" office:value="14035428" calcext:value-type="float">
            <text:p>14035428</text:p>
          </table:table-cell>
          <table:table-cell table:formula="of:=[.J5]*[.K6]*[.L7]*[.M8]" office:value-type="float" office:value="2701728" calcext:value-type="float">
            <text:p>2701728</text:p>
          </table:table-cell>
          <table:table-cell table:formula="of:=[.K5]*[.L6]*[.M7]*[.N8]" office:value-type="float" office:value="15466464" calcext:value-type="float">
            <text:p>15466464</text:p>
          </table:table-cell>
          <table:table-cell table:formula="of:=[.L5]*[.M6]*[.N7]*[.O8]" office:value-type="float" office:value="3104640" calcext:value-type="float">
            <text:p>3104640</text:p>
          </table:table-cell>
          <table:table-cell table:formula="of:=[.M5]*[.N6]*[.O7]*[.P8]" office:value-type="float" office:value="221760" calcext:value-type="float">
            <text:p>221760</text:p>
          </table:table-cell>
          <table:table-cell table:formula="of:=[.N5]*[.O6]*[.P7]*[.Q8]" office:value-type="float" office:value="460800" calcext:value-type="float">
            <text:p>460800</text:p>
          </table:table-cell>
          <table:table-cell table:formula="of:=[.O5]*[.P6]*[.Q7]*[.R8]" office:value-type="float" office:value="2085440" calcext:value-type="float">
            <text:p>2085440</text:p>
          </table:table-cell>
          <table:table-cell table:formula="of:=[.P5]*[.Q6]*[.R7]*[.S8]" office:value-type="float" office:value="5098368" calcext:value-type="float">
            <text:p>5098368</text:p>
          </table:table-cell>
          <table:table-cell table:formula="of:=[.Q5]*[.R6]*[.S7]*[.T8]" office:value-type="float" office:value="1025640" calcext:value-type="float">
            <text:p>1025640</text:p>
          </table:table-cell>
        </table:table-row>
        <table:table-row table:style-name="ro1">
          <table:table-cell table:number-columns-repeated="3"/>
          <table:table-cell table:formula="of:=[.A6]*[.B7]*[.C8]*[.D9]" office:value-type="float" office:value="5695272" calcext:value-type="float">
            <text:p>5695272</text:p>
          </table:table-cell>
          <table:table-cell table:formula="of:=[.B6]*[.C7]*[.D8]*[.E9]" office:value-type="float" office:value="55552" calcext:value-type="float">
            <text:p>55552</text:p>
          </table:table-cell>
          <table:table-cell table:formula="of:=[.C6]*[.D7]*[.E8]*[.F9]" office:value-type="float" office:value="3809280" calcext:value-type="float">
            <text:p>3809280</text:p>
          </table:table-cell>
          <table:table-cell table:formula="of:=[.D6]*[.E7]*[.F8]*[.G9]" office:value-type="float" office:value="1940004" calcext:value-type="float">
            <text:p>1940004</text:p>
          </table:table-cell>
          <table:table-cell table:formula="of:=[.E6]*[.F7]*[.G8]*[.H9]" office:value-type="float" office:value="205020" calcext:value-type="float">
            <text:p>205020</text:p>
          </table:table-cell>
          <table:table-cell table:formula="of:=[.F6]*[.G7]*[.H8]*[.I9]" office:value-type="float" office:value="2864250" calcext:value-type="float">
            <text:p>2864250</text:p>
          </table:table-cell>
          <table:table-cell table:formula="of:=[.G6]*[.H7]*[.I8]*[.J9]" office:value-type="float" office:value="206388" calcext:value-type="float">
            <text:p>206388</text:p>
          </table:table-cell>
          <table:table-cell table:formula="of:=[.H6]*[.I7]*[.J8]*[.K9]" office:value-type="float" office:value="13987952" calcext:value-type="float">
            <text:p>13987952</text:p>
          </table:table-cell>
          <table:table-cell table:formula="of:=[.I6]*[.J7]*[.K8]*[.L9]" office:value-type="float" office:value="4797000" calcext:value-type="float">
            <text:p>4797000</text:p>
          </table:table-cell>
          <table:table-cell table:formula="of:=[.J6]*[.K7]*[.L8]*[.M9]" office:value-type="float" office:value="12814956" calcext:value-type="float">
            <text:p>12814956</text:p>
          </table:table-cell>
          <table:table-cell table:formula="of:=[.K6]*[.L7]*[.M8]*[.N9]" office:value-type="float" office:value="900576" calcext:value-type="float">
            <text:p>900576</text:p>
          </table:table-cell>
          <table:table-cell table:formula="of:=[.L6]*[.M7]*[.N8]*[.O9]" office:value-type="float" office:value="9097920" calcext:value-type="float">
            <text:p>9097920</text:p>
          </table:table-cell>
          <table:table-cell table:formula="of:=[.M6]*[.N7]*[.O8]*[.P9]" office:value-type="float" office:value="5045040" calcext:value-type="float">
            <text:p>5045040</text:p>
          </table:table-cell>
          <table:table-cell table:formula="of:=[.N6]*[.O7]*[.P8]*[.Q9]" office:value-type="float" office:value="14636160" calcext:value-type="float">
            <text:p>14636160</text:p>
          </table:table-cell>
          <table:table-cell table:formula="of:=[.O6]*[.P7]*[.Q8]*[.R9]" office:value-type="float" office:value="705600" calcext:value-type="float">
            <text:p>705600</text:p>
          </table:table-cell>
          <table:table-cell table:formula="of:=[.P6]*[.Q7]*[.R8]*[.S9]" office:value-type="float" office:value="3500560" calcext:value-type="float">
            <text:p>3500560</text:p>
          </table:table-cell>
          <table:table-cell table:formula="of:=[.Q6]*[.R7]*[.S8]*[.T9]" office:value-type="float" office:value="1507968" calcext:value-type="float">
            <text:p>1507968</text:p>
          </table:table-cell>
        </table:table-row>
        <table:table-row table:style-name="ro1">
          <table:table-cell table:number-columns-repeated="3"/>
          <table:table-cell table:formula="of:=[.A7]*[.B8]*[.C9]*[.D10]" office:value-type="float" office:value="235200" calcext:value-type="float">
            <text:p>235200</text:p>
          </table:table-cell>
          <table:table-cell table:formula="of:=[.B7]*[.C8]*[.D9]*[.E10]" office:value-type="float" office:value="17085816" calcext:value-type="float">
            <text:p>17085816</text:p>
          </table:table-cell>
          <table:table-cell table:formula="of:=[.C7]*[.D8]*[.E9]*[.F10]" office:value-type="float" office:value="130816" calcext:value-type="float">
            <text:p>130816</text:p>
          </table:table-cell>
          <table:table-cell table:formula="of:=[.D7]*[.E8]*[.F9]*[.G10]" office:value-type="float" office:value="23569920" calcext:value-type="float">
            <text:p>23569920</text:p>
          </table:table-cell>
          <table:table-cell table:formula="of:=[.E7]*[.F8]*[.G9]*[.H10]" office:value-type="float" office:value="710424" calcext:value-type="float">
            <text:p>710424</text:p>
          </table:table-cell>
          <table:table-cell table:formula="of:=[.F7]*[.G8]*[.H9]*[.I10]" office:value-type="float" office:value="389940" calcext:value-type="float">
            <text:p>389940</text:p>
          </table:table-cell>
          <table:table-cell table:formula="of:=[.G7]*[.H8]*[.I9]*[.J10]" office:value-type="float" office:value="726750" calcext:value-type="float">
            <text:p>726750</text:p>
          </table:table-cell>
          <table:table-cell table:formula="of:=[.H7]*[.I8]*[.J9]*[.K10]" office:value-type="float" office:value="255528" calcext:value-type="float">
            <text:p>255528</text:p>
          </table:table-cell>
          <table:table-cell table:formula="of:=[.I7]*[.J8]*[.K9]*[.L10]" office:value-type="float" office:value="12259104" calcext:value-type="float">
            <text:p>12259104</text:p>
          </table:table-cell>
          <table:table-cell table:formula="of:=[.J7]*[.K8]*[.L9]*[.M10]" office:value-type="float" office:value="11232000" calcext:value-type="float">
            <text:p>11232000</text:p>
          </table:table-cell>
          <table:table-cell table:formula="of:=[.K7]*[.L8]*[.M9]*[.N10]" office:value-type="float" office:value="11561319" calcext:value-type="float">
            <text:p>11561319</text:p>
          </table:table-cell>
          <table:table-cell table:formula="of:=[.L7]*[.M8]*[.N9]*[.O10]" office:value-type="float" office:value="350224" calcext:value-type="float">
            <text:p>350224</text:p>
          </table:table-cell>
          <table:table-cell table:formula="of:=[.M7]*[.N8]*[.O9]*[.P10]" office:value-type="float" office:value="14826240" calcext:value-type="float">
            <text:p>14826240</text:p>
          </table:table-cell>
          <table:table-cell table:formula="of:=[.N7]*[.O8]*[.P9]*[.Q10]" office:value-type="float" office:value="7796880" calcext:value-type="float">
            <text:p>7796880</text:p>
          </table:table-cell>
          <table:table-cell table:formula="of:=[.O7]*[.P8]*[.Q9]*[.R10]" office:value-type="float" office:value="32565456" calcext:value-type="float">
            <text:p>32565456</text:p>
          </table:table-cell>
          <table:table-cell table:formula="of:=[.P7]*[.Q8]*[.R9]*[.S10]" office:value-type="float" office:value="1111320" calcext:value-type="float">
            <text:p>1111320</text:p>
          </table:table-cell>
          <table:table-cell table:formula="of:=[.Q7]*[.R8]*[.S9]*[.T10]" office:value-type="float" office:value="9001440" calcext:value-type="float">
            <text:p>9001440</text:p>
          </table:table-cell>
        </table:table-row>
        <table:table-row table:style-name="ro1">
          <table:table-cell table:number-columns-repeated="3"/>
          <table:table-cell table:formula="of:=[.A8]*[.B9]*[.C10]*[.D11]" office:value-type="float" office:value="434304" calcext:value-type="float">
            <text:p>434304</text:p>
          </table:table-cell>
          <table:table-cell table:formula="of:=[.B8]*[.C9]*[.D10]*[.E11]" office:value-type="float" office:value="735000" calcext:value-type="float">
            <text:p>735000</text:p>
          </table:table-cell>
          <table:table-cell table:formula="of:=[.C8]*[.D9]*[.E10]*[.F11]" office:value-type="float" office:value="0" calcext:value-type="float">
            <text:p>0</text:p>
          </table:table-cell>
          <table:table-cell table:formula="of:=[.D8]*[.E9]*[.F10]*[.G11]" office:value-type="float" office:value="310688" calcext:value-type="float">
            <text:p>310688</text:p>
          </table:table-cell>
          <table:table-cell table:formula="of:=[.E8]*[.F9]*[.G10]*[.H11]" office:value-type="float" office:value="17284608" calcext:value-type="float">
            <text:p>17284608</text:p>
          </table:table-cell>
          <table:table-cell table:formula="of:=[.F8]*[.G9]*[.H10]*[.I11]" office:value-type="float" office:value="143520" calcext:value-type="float">
            <text:p>143520</text:p>
          </table:table-cell>
          <table:table-cell table:formula="of:=[.G8]*[.H9]*[.I10]*[.J11]" office:value-type="float" office:value="5849100" calcext:value-type="float">
            <text:p>5849100</text:p>
          </table:table-cell>
          <table:table-cell table:formula="of:=[.H8]*[.I9]*[.J10]*[.K11]" office:value-type="float" office:value="565250" calcext:value-type="float">
            <text:p>565250</text:p>
          </table:table-cell>
          <table:table-cell table:formula="of:=[.I8]*[.J9]*[.K10]*[.L11]" office:value-type="float" office:value="1788696" calcext:value-type="float">
            <text:p>1788696</text:p>
          </table:table-cell>
          <table:table-cell table:formula="of:=[.J8]*[.K9]*[.L10]*[.M11]" office:value-type="float" office:value="0" calcext:value-type="float">
            <text:p>0</text:p>
          </table:table-cell>
          <table:table-cell table:formula="of:=[.K8]*[.L9]*[.M10]*[.N11]" office:value-type="float" office:value="9135360" calcext:value-type="float">
            <text:p>9135360</text:p>
          </table:table-cell>
          <table:table-cell table:formula="of:=[.L8]*[.M9]*[.N10]*[.O11]" office:value-type="float" office:value="11561319" calcext:value-type="float">
            <text:p>11561319</text:p>
          </table:table-cell>
          <table:table-cell table:formula="of:=[.M8]*[.N9]*[.O10]*[.P11]" office:value-type="float" office:value="640976" calcext:value-type="float">
            <text:p>640976</text:p>
          </table:table-cell>
          <table:table-cell table:formula="of:=[.N8]*[.O9]*[.P10]*[.Q11]" office:value-type="float" office:value="6462720" calcext:value-type="float">
            <text:p>6462720</text:p>
          </table:table-cell>
          <table:table-cell table:formula="of:=[.O8]*[.P9]*[.Q10]*[.R11]" office:value-type="float" office:value="6713980" calcext:value-type="float">
            <text:p>6713980</text:p>
          </table:table-cell>
          <table:table-cell table:formula="of:=[.P8]*[.Q9]*[.R10]*[.S11]" office:value-type="float" office:value="12793572" calcext:value-type="float">
            <text:p>12793572</text:p>
          </table:table-cell>
          <table:table-cell table:formula="of:=[.Q8]*[.R9]*[.S10]*[.T11]" office:value-type="float" office:value="5278770" calcext:value-type="float">
            <text:p>5278770</text:p>
          </table:table-cell>
        </table:table-row>
        <table:table-row table:style-name="ro1">
          <table:table-cell table:number-columns-repeated="3"/>
          <table:table-cell table:formula="of:=[.A9]*[.B10]*[.C11]*[.D12]" office:value-type="float" office:value="2373140" calcext:value-type="float">
            <text:p>2373140</text:p>
          </table:table-cell>
          <table:table-cell table:formula="of:=[.B9]*[.C10]*[.D11]*[.E12]" office:value-type="float" office:value="298584" calcext:value-type="float">
            <text:p>298584</text:p>
          </table:table-cell>
          <table:table-cell table:formula="of:=[.C9]*[.D10]*[.E11]*[.F12]" office:value-type="float" office:value="562500" calcext:value-type="float">
            <text:p>562500</text:p>
          </table:table-cell>
          <table:table-cell table:formula="of:=[.D9]*[.E10]*[.F11]*[.G12]" office:value-type="float" office:value="0" calcext:value-type="float">
            <text:p>0</text:p>
          </table:table-cell>
          <table:table-cell table:formula="of:=[.E9]*[.F10]*[.G11]*[.H12]" office:value-type="float" office:value="743432" calcext:value-type="float">
            <text:p>743432</text:p>
          </table:table-cell>
          <table:table-cell table:formula="of:=[.F9]*[.G10]*[.H11]*[.I12]" office:value-type="float" office:value="4051080" calcext:value-type="float">
            <text:p>4051080</text:p>
          </table:table-cell>
          <table:table-cell table:formula="of:=[.G9]*[.H10]*[.I11]*[.J12]" office:value-type="float" office:value="586560" calcext:value-type="float">
            <text:p>586560</text:p>
          </table:table-cell>
          <table:table-cell table:formula="of:=[.H9]*[.I10]*[.J11]*[.K12]" office:value-type="float" office:value="261900" calcext:value-type="float">
            <text:p>261900</text:p>
          </table:table-cell>
          <table:table-cell table:formula="of:=[.I9]*[.J10]*[.K11]*[.L12]" office:value-type="float" office:value="4522000" calcext:value-type="float">
            <text:p>4522000</text:p>
          </table:table-cell>
          <table:table-cell table:formula="of:=[.J9]*[.K10]*[.L11]*[.M12]" office:value-type="float" office:value="275184" calcext:value-type="float">
            <text:p>275184</text:p>
          </table:table-cell>
          <table:table-cell table:formula="of:=[.K9]*[.L10]*[.M11]*[.N12]" office:value-type="float" office:value="0" calcext:value-type="float">
            <text:p>0</text:p>
          </table:table-cell>
          <table:table-cell table:formula="of:=[.L9]*[.M10]*[.N11]*[.O12]" office:value-type="float" office:value="3654144" calcext:value-type="float">
            <text:p>3654144</text:p>
          </table:table-cell>
          <table:table-cell table:formula="of:=[.M9]*[.N10]*[.O11]*[.P12]" office:value-type="float" office:value="2415798" calcext:value-type="float">
            <text:p>2415798</text:p>
          </table:table-cell>
          <table:table-cell table:formula="of:=[.N9]*[.O10]*[.P11]*[.Q12]" office:value-type="float" office:value="97776" calcext:value-type="float">
            <text:p>97776</text:p>
          </table:table-cell>
          <table:table-cell table:formula="of:=[.O9]*[.P10]*[.Q11]*[.R12]" office:value-type="float" office:value="6343040" calcext:value-type="float">
            <text:p>6343040</text:p>
          </table:table-cell>
          <table:table-cell table:formula="of:=[.P9]*[.Q10]*[.R11]*[.S12]" office:value-type="float" office:value="5371184" calcext:value-type="float">
            <text:p>5371184</text:p>
          </table:table-cell>
          <table:table-cell table:formula="of:=[.Q9]*[.R10]*[.S11]*[.T12]" office:value-type="float" office:value="17833464" calcext:value-type="float">
            <text:p>17833464</text:p>
          </table:table-cell>
        </table:table-row>
        <table:table-row table:style-name="ro1">
          <table:table-cell table:number-columns-repeated="3"/>
          <table:table-cell table:formula="of:=[.A10]*[.B11]*[.C12]*[.D13]" office:value-type="float" office:value="1923264" calcext:value-type="float">
            <text:p>1923264</text:p>
          </table:table-cell>
          <table:table-cell table:formula="of:=[.B10]*[.C11]*[.D12]*[.E13]" office:value-type="float" office:value="3400320" calcext:value-type="float">
            <text:p>3400320</text:p>
          </table:table-cell>
          <table:table-cell table:formula="of:=[.C10]*[.D11]*[.E12]*[.F13]" office:value-type="float" office:value="401940" calcext:value-type="float">
            <text:p>401940</text:p>
          </table:table-cell>
          <table:table-cell table:formula="of:=[.D10]*[.E11]*[.F12]*[.G13]" office:value-type="float" office:value="871875" calcext:value-type="float">
            <text:p>871875</text:p>
          </table:table-cell>
          <table:table-cell table:formula="of:=[.E10]*[.F11]*[.G12]*[.H13]" office:value-type="float" office:value="0" calcext:value-type="float">
            <text:p>0</text:p>
          </table:table-cell>
          <table:table-cell table:formula="of:=[.F10]*[.G11]*[.H12]*[.I13]" office:value-type="float" office:value="20444380" calcext:value-type="float">
            <text:p>20444380</text:p>
          </table:table-cell>
          <table:table-cell table:formula="of:=[.G10]*[.H11]*[.I12]*[.J13]" office:value-type="float" office:value="3789720" calcext:value-type="float">
            <text:p>3789720</text:p>
          </table:table-cell>
          <table:table-cell table:formula="of:=[.H10]*[.I11]*[.J12]*[.K13]" office:value-type="float" office:value="4301440" calcext:value-type="float">
            <text:p>4301440</text:p>
          </table:table-cell>
          <table:table-cell table:formula="of:=[.I10]*[.J11]*[.K12]*[.L13]" office:value-type="float" office:value="314280" calcext:value-type="float">
            <text:p>314280</text:p>
          </table:table-cell>
          <table:table-cell table:formula="of:=[.J10]*[.K11]*[.L12]*[.M13]" office:value-type="float" office:value="0" calcext:value-type="float">
            <text:p>0</text:p>
          </table:table-cell>
          <table:table-cell table:formula="of:=[.K10]*[.L11]*[.M12]*[.N13]" office:value-type="float" office:value="74256" calcext:value-type="float">
            <text:p>74256</text:p>
          </table:table-cell>
          <table:table-cell table:formula="of:=[.L10]*[.M11]*[.N12]*[.O13]" office:value-type="float" office:value="0" calcext:value-type="float">
            <text:p>0</text:p>
          </table:table-cell>
          <table:table-cell table:formula="of:=[.M10]*[.N11]*[.O12]*[.P13]" office:value-type="float" office:value="2248704" calcext:value-type="float">
            <text:p>2248704</text:p>
          </table:table-cell>
          <table:table-cell table:formula="of:=[.N10]*[.O11]*[.P12]*[.Q13]" office:value-type="float" office:value="1380456" calcext:value-type="float">
            <text:p>1380456</text:p>
          </table:table-cell>
          <table:table-cell table:formula="of:=[.O10]*[.P11]*[.Q12]*[.R13]" office:value-type="float" office:value="354438" calcext:value-type="float">
            <text:p>354438</text:p>
          </table:table-cell>
          <table:table-cell table:formula="of:=[.P10]*[.Q11]*[.R12]*[.S13]" office:value-type="float" office:value="13478960" calcext:value-type="float">
            <text:p>13478960</text:p>
          </table:table-cell>
          <table:table-cell table:formula="of:=[.Q10]*[.R11]*[.S12]*[.T13]" office:value-type="float" office:value="3364368" calcext:value-type="float">
            <text:p>3364368</text:p>
          </table:table-cell>
        </table:table-row>
        <table:table-row table:style-name="ro1">
          <table:table-cell table:number-columns-repeated="3"/>
          <table:table-cell table:formula="of:=[.A11]*[.B12]*[.C13]*[.D14]" office:value-type="float" office:value="85680" calcext:value-type="float">
            <text:p>85680</text:p>
          </table:table-cell>
          <table:table-cell table:formula="of:=[.B11]*[.C12]*[.D13]*[.E14]" office:value-type="float" office:value="2804760" calcext:value-type="float">
            <text:p>2804760</text:p>
          </table:table-cell>
          <table:table-cell table:formula="of:=[.C11]*[.D12]*[.E13]*[.F14]" office:value-type="float" office:value="4389504" calcext:value-type="float">
            <text:p>4389504</text:p>
          </table:table-cell>
          <table:table-cell table:formula="of:=[.D11]*[.E12]*[.F13]*[.G14]" office:value-type="float" office:value="616770" calcext:value-type="float">
            <text:p>616770</text:p>
          </table:table-cell>
          <table:table-cell table:formula="of:=[.E11]*[.F12]*[.G13]*[.H14]" office:value-type="float" office:value="1220625" calcext:value-type="float">
            <text:p>1220625</text:p>
          </table:table-cell>
          <table:table-cell table:formula="of:=[.F11]*[.G12]*[.H13]*[.I14]" office:value-type="float" office:value="0" calcext:value-type="float">
            <text:p>0</text:p>
          </table:table-cell>
          <table:table-cell table:formula="of:=[.G11]*[.H12]*[.I13]*[.J14]" office:value-type="float" office:value="12322640" calcext:value-type="float">
            <text:p>12322640</text:p>
          </table:table-cell>
          <table:table-cell table:formula="of:=[.H11]*[.I12]*[.J13]*[.K14]" office:value-type="float" office:value="1684320" calcext:value-type="float">
            <text:p>1684320</text:p>
          </table:table-cell>
          <table:table-cell table:formula="of:=[.I11]*[.J12]*[.K13]*[.L14]" office:value-type="float" office:value="6121280" calcext:value-type="float">
            <text:p>6121280</text:p>
          </table:table-cell>
          <table:table-cell table:formula="of:=[.J11]*[.K12]*[.L13]*[.M14]" office:value-type="float" office:value="142560" calcext:value-type="float">
            <text:p>142560</text:p>
          </table:table-cell>
          <table:table-cell table:formula="of:=[.K11]*[.L12]*[.M13]*[.N14]" office:value-type="float" office:value="0" calcext:value-type="float">
            <text:p>0</text:p>
          </table:table-cell>
          <table:table-cell table:formula="of:=[.L11]*[.M12]*[.N13]*[.O14]" office:value-type="float" office:value="19992" calcext:value-type="float">
            <text:p>19992</text:p>
          </table:table-cell>
          <table:table-cell table:formula="of:=[.M11]*[.N12]*[.O13]*[.P14]" office:value-type="float" office:value="0" calcext:value-type="float">
            <text:p>0</text:p>
          </table:table-cell>
          <table:table-cell table:formula="of:=[.N11]*[.O12]*[.P13]*[.Q14]" office:value-type="float" office:value="1194624" calcext:value-type="float">
            <text:p>1194624</text:p>
          </table:table-cell>
          <table:table-cell table:formula="of:=[.O11]*[.P12]*[.Q13]*[.R14]" office:value-type="float" office:value="898128" calcext:value-type="float">
            <text:p>898128</text:p>
          </table:table-cell>
          <table:table-cell table:formula="of:=[.P11]*[.Q12]*[.R13]*[.S14]" office:value-type="float" office:value="430389" calcext:value-type="float">
            <text:p>430389</text:p>
          </table:table-cell>
          <table:table-cell table:formula="of:=[.Q11]*[.R12]*[.S13]*[.T14]" office:value-type="float" office:value="8883860" calcext:value-type="float">
            <text:p>8883860</text:p>
          </table:table-cell>
        </table:table-row>
        <table:table-row table:style-name="ro1">
          <table:table-cell table:number-columns-repeated="3"/>
          <table:table-cell table:formula="of:=[.A12]*[.B13]*[.C14]*[.D15]" office:value-type="float" office:value="0" calcext:value-type="float">
            <text:p>0</text:p>
          </table:table-cell>
          <table:table-cell table:formula="of:=[.B12]*[.C13]*[.D14]*[.E15]" office:value-type="float" office:value="20400" calcext:value-type="float">
            <text:p>20400</text:p>
          </table:table-cell>
          <table:table-cell table:formula="of:=[.C12]*[.D13]*[.E14]*[.F15]" office:value-type="float" office:value="7323540" calcext:value-type="float">
            <text:p>7323540</text:p>
          </table:table-cell>
          <table:table-cell table:formula="of:=[.D12]*[.E13]*[.F14]*[.G15]" office:value-type="float" office:value="8969856" calcext:value-type="float">
            <text:p>8969856</text:p>
          </table:table-cell>
          <table:table-cell table:formula="of:=[.E12]*[.F13]*[.G14]*[.H15]" office:value-type="float" office:value="4728570" calcext:value-type="float">
            <text:p>4728570</text:p>
          </table:table-cell>
          <table:table-cell table:formula="of:=[.F12]*[.G13]*[.H14]*[.I15]" office:value-type="float" office:value="455700" calcext:value-type="float">
            <text:p>455700</text:p>
          </table:table-cell>
          <table:table-cell table:formula="of:=[.G12]*[.H13]*[.I14]*[.J15]" office:value-type="float" office:value="531805" calcext:value-type="float">
            <text:p>531805</text:p>
          </table:table-cell>
          <table:table-cell table:formula="of:=[.H12]*[.I13]*[.J14]*[.K15]" office:value-type="float" office:value="14916880" calcext:value-type="float">
            <text:p>14916880</text:p>
          </table:table-cell>
          <table:table-cell table:formula="of:=[.I12]*[.J13]*[.K14]*[.L15]" office:value-type="float" office:value="497640" calcext:value-type="float">
            <text:p>497640</text:p>
          </table:table-cell>
          <table:table-cell table:formula="of:=[.J12]*[.K13]*[.L14]*[.M15]" office:value-type="float" office:value="26321504" calcext:value-type="float">
            <text:p>26321504</text:p>
          </table:table-cell>
          <table:table-cell table:formula="of:=[.K12]*[.L13]*[.M14]*[.N15]" office:value-type="float" office:value="164736" calcext:value-type="float">
            <text:p>164736</text:p>
          </table:table-cell>
          <table:table-cell table:formula="of:=[.L12]*[.M13]*[.N14]*[.O15]" office:value-type="float" office:value="0" calcext:value-type="float">
            <text:p>0</text:p>
          </table:table-cell>
          <table:table-cell table:formula="of:=[.M12]*[.N13]*[.O14]*[.P15]" office:value-type="float" office:value="109956" calcext:value-type="float">
            <text:p>109956</text:p>
          </table:table-cell>
          <table:table-cell table:formula="of:=[.N12]*[.O13]*[.P14]*[.Q15]" office:value-type="float" office:value="776736" calcext:value-type="float">
            <text:p>776736</text:p>
          </table:table-cell>
          <table:table-cell table:formula="of:=[.O12]*[.P13]*[.Q14]*[.R15]" office:value-type="float" office:value="1742976" calcext:value-type="float">
            <text:p>1742976</text:p>
          </table:table-cell>
          <table:table-cell table:formula="of:=[.P12]*[.Q13]*[.R14]*[.S15]" office:value-type="float" office:value="1496880" calcext:value-type="float">
            <text:p>1496880</text:p>
          </table:table-cell>
          <table:table-cell table:formula="of:=[.Q12]*[.R13]*[.S14]*[.T15]" office:value-type="float" office:value="177480" calcext:value-type="float">
            <text:p>177480</text:p>
          </table:table-cell>
        </table:table-row>
        <table:table-row table:style-name="ro1">
          <table:table-cell table:number-columns-repeated="3"/>
          <table:table-cell table:formula="of:=[.A13]*[.B14]*[.C15]*[.D16]" office:value-type="float" office:value="6023808" calcext:value-type="float">
            <text:p>6023808</text:p>
          </table:table-cell>
          <table:table-cell table:formula="of:=[.B13]*[.C14]*[.D15]*[.E16]" office:value-type="float" office:value="0" calcext:value-type="float">
            <text:p>0</text:p>
          </table:table-cell>
          <table:table-cell table:formula="of:=[.C13]*[.D14]*[.E15]*[.F16]" office:value-type="float" office:value="42000" calcext:value-type="float">
            <text:p>42000</text:p>
          </table:table-cell>
          <table:table-cell table:formula="of:=[.D13]*[.E14]*[.F15]*[.G16]" office:value-type="float" office:value="13679820" calcext:value-type="float">
            <text:p>13679820</text:p>
          </table:table-cell>
          <table:table-cell table:formula="of:=[.E13]*[.F14]*[.G15]*[.H16]" office:value-type="float" office:value="5125632" calcext:value-type="float">
            <text:p>5125632</text:p>
          </table:table-cell>
          <table:table-cell table:formula="of:=[.F13]*[.G14]*[.H15]*[.I16]" office:value-type="float" office:value="1504545" calcext:value-type="float">
            <text:p>1504545</text:p>
          </table:table-cell>
          <table:table-cell table:formula="of:=[.G13]*[.H14]*[.I15]*[.J16]" office:value-type="float" office:value="589372" calcext:value-type="float">
            <text:p>589372</text:p>
          </table:table-cell>
          <table:table-cell table:formula="of:=[.H13]*[.I14]*[.J15]*[.K16]" office:value-type="float" office:value="977835" calcext:value-type="float">
            <text:p>977835</text:p>
          </table:table-cell>
          <table:table-cell table:formula="of:=[.I13]*[.J14]*[.K15]*[.L16]" office:value-type="float" office:value="7124480" calcext:value-type="float">
            <text:p>7124480</text:p>
          </table:table-cell>
          <table:table-cell table:formula="of:=[.J13]*[.K14]*[.L15]*[.M16]" office:value-type="float" office:value="530816" calcext:value-type="float">
            <text:p>530816</text:p>
          </table:table-cell>
          <table:table-cell table:formula="of:=[.K13]*[.L14]*[.M15]*[.N16]" office:value-type="float" office:value="7280416" calcext:value-type="float">
            <text:p>7280416</text:p>
          </table:table-cell>
          <table:table-cell table:formula="of:=[.L13]*[.M14]*[.N15]*[.O16]" office:value-type="float" office:value="1427712" calcext:value-type="float">
            <text:p>1427712</text:p>
          </table:table-cell>
          <table:table-cell table:formula="of:=[.M13]*[.N14]*[.O15]*[.P16]" office:value-type="float" office:value="0" calcext:value-type="float">
            <text:p>0</text:p>
          </table:table-cell>
          <table:table-cell table:formula="of:=[.N13]*[.O14]*[.P15]*[.Q16]" office:value-type="float" office:value="907137" calcext:value-type="float">
            <text:p>907137</text:p>
          </table:table-cell>
          <table:table-cell table:formula="of:=[.O13]*[.P14]*[.Q15]*[.R16]" office:value-type="float" office:value="338256" calcext:value-type="float">
            <text:p>338256</text:p>
          </table:table-cell>
          <table:table-cell table:formula="of:=[.P13]*[.Q14]*[.R15]*[.S16]" office:value-type="float" office:value="10675728" calcext:value-type="float">
            <text:p>10675728</text:p>
          </table:table-cell>
          <table:table-cell table:formula="of:=[.Q13]*[.R14]*[.S15]*[.T16]" office:value-type="float" office:value="7056720" calcext:value-type="float">
            <text:p>7056720</text:p>
          </table:table-cell>
        </table:table-row>
        <table:table-row table:style-name="ro1">
          <table:table-cell table:number-columns-repeated="3"/>
          <table:table-cell table:formula="of:=[.A14]*[.B15]*[.C16]*[.D17]" office:value-type="float" office:value="4788480" calcext:value-type="float">
            <text:p>4788480</text:p>
          </table:table-cell>
          <table:table-cell table:formula="of:=[.B14]*[.C15]*[.D16]*[.E17]" office:value-type="float" office:value="21459816" calcext:value-type="float">
            <text:p>21459816</text:p>
          </table:table-cell>
          <table:table-cell table:formula="of:=[.C14]*[.D15]*[.E16]*[.F17]" office:value-type="float" office:value="0" calcext:value-type="float">
            <text:p>0</text:p>
          </table:table-cell>
          <table:table-cell table:formula="of:=[.D14]*[.E15]*[.F16]*[.G17]" office:value-type="float" office:value="168000" calcext:value-type="float">
            <text:p>168000</text:p>
          </table:table-cell>
          <table:table-cell table:formula="of:=[.E14]*[.F15]*[.G16]*[.H17]" office:value-type="float" office:value="23451120" calcext:value-type="float">
            <text:p>23451120</text:p>
          </table:table-cell>
          <table:table-cell table:formula="of:=[.F14]*[.G15]*[.H16]*[.I17]" office:value-type="float" office:value="160176" calcext:value-type="float">
            <text:p>160176</text:p>
          </table:table-cell>
          <table:table-cell table:formula="of:=[.G14]*[.H15]*[.I16]*[.J17]" office:value-type="float" office:value="1977402" calcext:value-type="float">
            <text:p>1977402</text:p>
          </table:table-cell>
          <table:table-cell table:formula="of:=[.H14]*[.I15]*[.J16]*[.K17]" office:value-type="float" office:value="627396" calcext:value-type="float">
            <text:p>627396</text:p>
          </table:table-cell>
          <table:table-cell table:formula="of:=[.I14]*[.J15]*[.K16]*[.L17]" office:value-type="float" office:value="1393935" calcext:value-type="float">
            <text:p>1393935</text:p>
          </table:table-cell>
          <table:table-cell table:formula="of:=[.J14]*[.K15]*[.L16]*[.M17]" office:value-type="float" office:value="5958656" calcext:value-type="float">
            <text:p>5958656</text:p>
          </table:table-cell>
          <table:table-cell table:formula="of:=[.K14]*[.L15]*[.M16]*[.N17]" office:value-type="float" office:value="503360" calcext:value-type="float">
            <text:p>503360</text:p>
          </table:table-cell>
          <table:table-cell table:formula="of:=[.L14]*[.M15]*[.N16]*[.O17]" office:value-type="float" office:value="992784" calcext:value-type="float">
            <text:p>992784</text:p>
          </table:table-cell>
          <table:table-cell table:formula="of:=[.M14]*[.N15]*[.O16]*[.P17]" office:value-type="float" office:value="1903616" calcext:value-type="float">
            <text:p>1903616</text:p>
          </table:table-cell>
          <table:table-cell table:formula="of:=[.N14]*[.O15]*[.P16]*[.Q17]" office:value-type="float" office:value="5076540" calcext:value-type="float">
            <text:p>5076540</text:p>
          </table:table-cell>
          <table:table-cell table:formula="of:=[.O14]*[.P15]*[.Q16]*[.R17]" office:value-type="float" office:value="4962573" calcext:value-type="float">
            <text:p>4962573</text:p>
          </table:table-cell>
          <table:table-cell table:formula="of:=[.P14]*[.Q15]*[.R16]*[.S17]" office:value-type="float" office:value="331992" calcext:value-type="float">
            <text:p>331992</text:p>
          </table:table-cell>
          <table:table-cell table:formula="of:=[.Q14]*[.R15]*[.S16]*[.T17]" office:value-type="float" office:value="30692718" calcext:value-type="float">
            <text:p>30692718</text:p>
          </table:table-cell>
        </table:table-row>
        <table:table-row table:style-name="ro1">
          <table:table-cell table:number-columns-repeated="3"/>
          <table:table-cell table:formula="of:=[.A15]*[.B16]*[.C17]*[.D18]" office:value-type="float" office:value="4904432" calcext:value-type="float">
            <text:p>4904432</text:p>
          </table:table-cell>
          <table:table-cell table:formula="of:=[.B15]*[.C16]*[.D17]*[.E18]" office:value-type="float" office:value="2115840" calcext:value-type="float">
            <text:p>2115840</text:p>
          </table:table-cell>
          <table:table-cell table:formula="of:=[.C15]*[.D16]*[.E17]*[.F18]" office:value-type="float" office:value="9580275" calcext:value-type="float">
            <text:p>9580275</text:p>
          </table:table-cell>
          <table:table-cell table:formula="of:=[.D15]*[.E16]*[.F17]*[.G18]" office:value-type="float" office:value="15949128" calcext:value-type="float">
            <text:p>15949128</text:p>
          </table:table-cell>
          <table:table-cell table:formula="of:=[.E15]*[.F16]*[.G17]*[.H18]" office:value-type="float" office:value="38500" calcext:value-type="float">
            <text:p>38500</text:p>
          </table:table-cell>
          <table:table-cell table:formula="of:=[.F15]*[.G16]*[.H17]*[.I18]" office:value-type="float" office:value="16080768" calcext:value-type="float">
            <text:p>16080768</text:p>
          </table:table-cell>
          <table:table-cell table:formula="of:=[.G15]*[.H16]*[.I17]*[.J18]" office:value-type="float" office:value="212064" calcext:value-type="float">
            <text:p>212064</text:p>
          </table:table-cell>
          <table:table-cell table:formula="of:=[.H15]*[.I16]*[.J17]*[.K18]" office:value-type="float" office:value="1599696" calcext:value-type="float">
            <text:p>1599696</text:p>
          </table:table-cell>
          <table:table-cell table:formula="of:=[.I15]*[.J16]*[.K17]*[.L18]" office:value-type="float" office:value="1613304" calcext:value-type="float">
            <text:p>1613304</text:p>
          </table:table-cell>
          <table:table-cell table:formula="of:=[.J15]*[.K16]*[.L17]*[.M18]" office:value-type="float" office:value="2230296" calcext:value-type="float">
            <text:p>2230296</text:p>
          </table:table-cell>
          <table:table-cell table:formula="of:=[.K15]*[.L16]*[.M17]*[.N18]" office:value-type="float" office:value="6229504" calcext:value-type="float">
            <text:p>6229504</text:p>
          </table:table-cell>
          <table:table-cell table:formula="of:=[.L15]*[.M16]*[.N17]*[.O18]" office:value-type="float" office:value="331760" calcext:value-type="float">
            <text:p>331760</text:p>
          </table:table-cell>
          <table:table-cell table:formula="of:=[.M15]*[.N16]*[.O17]*[.P18]" office:value-type="float" office:value="858624" calcext:value-type="float">
            <text:p>858624</text:p>
          </table:table-cell>
          <table:table-cell table:formula="of:=[.N15]*[.O16]*[.P17]*[.Q18]" office:value-type="float" office:value="1730560" calcext:value-type="float">
            <text:p>1730560</text:p>
          </table:table-cell>
          <table:table-cell table:formula="of:=[.O15]*[.P16]*[.Q17]*[.R18]" office:value-type="float" office:value="5245758" calcext:value-type="float">
            <text:p>5245758</text:p>
          </table:table-cell>
          <table:table-cell table:formula="of:=[.P15]*[.Q16]*[.R17]*[.S18]" office:value-type="float" office:value="17959788" calcext:value-type="float">
            <text:p>17959788</text:p>
          </table:table-cell>
          <table:table-cell table:formula="of:=[.Q15]*[.R16]*[.S17]*[.T18]" office:value-type="float" office:value="206064" calcext:value-type="float">
            <text:p>206064</text:p>
          </table:table-cell>
        </table:table-row>
        <table:table-row table:style-name="ro1">
          <table:table-cell table:number-columns-repeated="3"/>
          <table:table-cell table:formula="of:=[.A16]*[.B17]*[.C18]*[.D19]" office:value-type="float" office:value="94464" calcext:value-type="float">
            <text:p>94464</text:p>
          </table:table-cell>
          <table:table-cell table:formula="of:=[.B16]*[.C17]*[.D18]*[.E19]" office:value-type="float" office:value="18585216" calcext:value-type="float">
            <text:p>18585216</text:p>
          </table:table-cell>
          <table:table-cell table:formula="of:=[.C16]*[.D17]*[.E18]*[.F19]" office:value-type="float" office:value="793440" calcext:value-type="float">
            <text:p>793440</text:p>
          </table:table-cell>
          <table:table-cell table:formula="of:=[.D16]*[.E17]*[.F18]*[.G19]" office:value-type="float" office:value="2720325" calcext:value-type="float">
            <text:p>2720325</text:p>
          </table:table-cell>
          <table:table-cell table:formula="of:=[.E16]*[.F17]*[.G18]*[.H19]" office:value-type="float" office:value="20640048" calcext:value-type="float">
            <text:p>20640048</text:p>
          </table:table-cell>
          <table:table-cell table:formula="of:=[.F16]*[.G17]*[.H18]*[.I19]" office:value-type="float" office:value="261800" calcext:value-type="float">
            <text:p>261800</text:p>
          </table:table-cell>
          <table:table-cell table:formula="of:=[.G16]*[.H17]*[.I18]*[.J19]" office:value-type="float" office:value="10606464" calcext:value-type="float">
            <text:p>10606464</text:p>
          </table:table-cell>
          <table:table-cell table:formula="of:=[.H16]*[.I17]*[.J18]*[.K19]" office:value-type="float" office:value="446688" calcext:value-type="float">
            <text:p>446688</text:p>
          </table:table-cell>
          <table:table-cell table:formula="of:=[.I16]*[.J17]*[.K18]*[.L19]" office:value-type="float" office:value="1599696" calcext:value-type="float">
            <text:p>1599696</text:p>
          </table:table-cell>
          <table:table-cell table:formula="of:=[.J16]*[.K17]*[.L18]*[.M19]" office:value-type="float" office:value="4724676" calcext:value-type="float">
            <text:p>4724676</text:p>
          </table:table-cell>
          <table:table-cell table:formula="of:=[.K16]*[.L17]*[.M18]*[.N19]" office:value-type="float" office:value="2046984" calcext:value-type="float">
            <text:p>2046984</text:p>
          </table:table-cell>
          <table:table-cell table:formula="of:=[.L16]*[.M17]*[.N18]*[.O19]" office:value-type="float" office:value="3995008" calcext:value-type="float">
            <text:p>3995008</text:p>
          </table:table-cell>
          <table:table-cell table:formula="of:=[.M16]*[.N17]*[.O18]*[.P19]" office:value-type="float" office:value="2169200" calcext:value-type="float">
            <text:p>2169200</text:p>
          </table:table-cell>
          <table:table-cell table:formula="of:=[.N16]*[.O17]*[.P18]*[.Q19]" office:value-type="float" office:value="738816" calcext:value-type="float">
            <text:p>738816</text:p>
          </table:table-cell>
          <table:table-cell table:formula="of:=[.O16]*[.P17]*[.Q18]*[.R19]" office:value-type="float" office:value="133120" calcext:value-type="float">
            <text:p>133120</text:p>
          </table:table-cell>
          <table:table-cell table:formula="of:=[.P16]*[.Q17]*[.R18]*[.S19]" office:value-type="float" office:value="11108664" calcext:value-type="float">
            <text:p>11108664</text:p>
          </table:table-cell>
          <table:table-cell table:formula="of:=[.Q16]*[.R17]*[.S18]*[.T19]" office:value-type="float" office:value="3731904" calcext:value-type="float">
            <text:p>3731904</text:p>
          </table:table-cell>
        </table:table-row>
        <table:table-row table:style-name="ro1">
          <table:table-cell table:number-columns-repeated="3"/>
          <table:table-cell table:formula="of:=[.A17]*[.B18]*[.C19]*[.D20]" office:value-type="float" office:value="3858624" calcext:value-type="float">
            <text:p>3858624</text:p>
          </table:table-cell>
          <table:table-cell table:formula="of:=[.B17]*[.C18]*[.D19]*[.E20]" office:value-type="float" office:value="1842048" calcext:value-type="float">
            <text:p>1842048</text:p>
          </table:table-cell>
          <table:table-cell table:formula="of:=[.C17]*[.D18]*[.E19]*[.F20]" office:value-type="float" office:value="11079648" calcext:value-type="float">
            <text:p>11079648</text:p>
          </table:table-cell>
          <table:table-cell table:formula="of:=[.D17]*[.E18]*[.F19]*[.G20]" office:value-type="float" office:value="8926200" calcext:value-type="float">
            <text:p>8926200</text:p>
          </table:table-cell>
          <table:table-cell table:formula="of:=[.E17]*[.F18]*[.G19]*[.H20]" office:value-type="float" office:value="32775" calcext:value-type="float">
            <text:p>32775</text:p>
          </table:table-cell>
          <table:table-cell table:formula="of:=[.F17]*[.G18]*[.H19]*[.I20]" office:value-type="float" office:value="15746016" calcext:value-type="float">
            <text:p>15746016</text:p>
          </table:table-cell>
          <table:table-cell table:formula="of:=[.G17]*[.H18]*[.I19]*[.J20]" office:value-type="float" office:value="231880" calcext:value-type="float">
            <text:p>231880</text:p>
          </table:table-cell>
          <table:table-cell table:formula="of:=[.H17]*[.I18]*[.J19]*[.K20]" office:value-type="float" office:value="5249664" calcext:value-type="float">
            <text:p>5249664</text:p>
          </table:table-cell>
          <table:table-cell table:formula="of:=[.I17]*[.J18]*[.K19]*[.L20]" office:value-type="float" office:value="1982178" calcext:value-type="float">
            <text:p>1982178</text:p>
          </table:table-cell>
          <table:table-cell table:formula="of:=[.J17]*[.K18]*[.L19]*[.M20]" office:value-type="float" office:value="10969344" calcext:value-type="float">
            <text:p>10969344</text:p>
          </table:table-cell>
          <table:table-cell table:formula="of:=[.K17]*[.L18]*[.M19]*[.N20]" office:value-type="float" office:value="4188888" calcext:value-type="float">
            <text:p>4188888</text:p>
          </table:table-cell>
          <table:table-cell table:formula="of:=[.L17]*[.M18]*[.N19]*[.O20]" office:value-type="float" office:value="2908872" calcext:value-type="float">
            <text:p>2908872</text:p>
          </table:table-cell>
          <table:table-cell table:formula="of:=[.M17]*[.N18]*[.O19]*[.P20]" office:value-type="float" office:value="1997504" calcext:value-type="float">
            <text:p>1997504</text:p>
          </table:table-cell>
          <table:table-cell table:formula="of:=[.N17]*[.O18]*[.P19]*[.Q20]" office:value-type="float" office:value="3118225" calcext:value-type="float">
            <text:p>3118225</text:p>
          </table:table-cell>
          <table:table-cell table:formula="of:=[.O17]*[.P18]*[.Q19]*[.R20]" office:value-type="float" office:value="1619712" calcext:value-type="float">
            <text:p>1619712</text:p>
          </table:table-cell>
          <table:table-cell table:formula="of:=[.P17]*[.Q18]*[.R19]*[.S20]" office:value-type="float" office:value="25600" calcext:value-type="float">
            <text:p>25600</text:p>
          </table:table-cell>
          <table:table-cell table:formula="of:=[.Q17]*[.R18]*[.S19]*[.T20]" office:value-type="float" office:value="7593264" calcext:value-type="float">
            <text:p>7593264</text:p>
          </table:table-cell>
        </table:table-row>
        <table:table-row table:style-name="ro1">
          <table:table-cell table:style-name="ce3"/>
          <table:table-cell table:style-name="ce6" table:number-columns-repeated="2"/>
          <table:table-cell table:style-name="ce6" table:formula="of:=[.A18]*[.B19]*[.C20]*[.D21]" office:value-type="float" office:value="685860" calcext:value-type="float">
            <text:p>685860</text:p>
          </table:table-cell>
          <table:table-cell table:style-name="ce6" table:formula="of:=[.B18]*[.C19]*[.D20]*[.E21]" office:value-type="float" office:value="3639384" calcext:value-type="float">
            <text:p>3639384</text:p>
          </table:table-cell>
          <table:table-cell table:style-name="ce6" table:formula="of:=[.C18]*[.D19]*[.E20]*[.F21]" office:value-type="float" office:value="2609568" calcext:value-type="float">
            <text:p>2609568</text:p>
          </table:table-cell>
          <table:table-cell table:style-name="ce6" table:formula="of:=[.D18]*[.E19]*[.F20]*[.G21]" office:value-type="float" office:value="8798544" calcext:value-type="float">
            <text:p>8798544</text:p>
          </table:table-cell>
          <table:table-cell table:style-name="ce6" table:formula="of:=[.E18]*[.F19]*[.G20]*[.H21]" office:value-type="float" office:value="7079400" calcext:value-type="float">
            <text:p>7079400</text:p>
          </table:table-cell>
          <table:table-cell table:style-name="ce6" table:formula="of:=[.F18]*[.G19]*[.H20]*[.I21]" office:value-type="float" office:value="9200" calcext:value-type="float">
            <text:p>9200</text:p>
          </table:table-cell>
          <table:table-cell table:style-name="ce6" table:formula="of:=[.G18]*[.H19]*[.I20]*[.J21]" office:value-type="float" office:value="23365056" calcext:value-type="float">
            <text:p>23365056</text:p>
          </table:table-cell>
          <table:table-cell table:style-name="ce6" table:formula="of:=[.H18]*[.I19]*[.J20]*[.K21]" office:value-type="float" office:value="382602" calcext:value-type="float">
            <text:p>382602</text:p>
          </table:table-cell>
          <table:table-cell table:style-name="ce6" table:formula="of:=[.I18]*[.J19]*[.K20]*[.L21]" office:value-type="float" office:value="3499776" calcext:value-type="float">
            <text:p>3499776</text:p>
          </table:table-cell>
          <table:table-cell table:style-name="ce6" table:formula="of:=[.J18]*[.K19]*[.L20]*[.M21]" office:value-type="float" office:value="40304286" calcext:value-type="float">
            <text:p>40304286</text:p>
          </table:table-cell>
          <table:table-cell table:style-name="ce6" table:formula="of:=[.K18]*[.L19]*[.M20]*[.N21]" office:value-type="float" office:value="10253952" calcext:value-type="float">
            <text:p>10253952</text:p>
          </table:table-cell>
          <table:table-cell table:style-name="ce6" table:formula="of:=[.L18]*[.M19]*[.N20]*[.O21]" office:value-type="float" office:value="6600672" calcext:value-type="float">
            <text:p>6600672</text:p>
          </table:table-cell>
          <table:table-cell table:style-name="ce6" table:formula="of:=[.M18]*[.N19]*[.O20]*[.P21]" office:value-type="float" office:value="43416" calcext:value-type="float">
            <text:p>43416</text:p>
          </table:table-cell>
          <table:table-cell table:style-name="ce6" table:formula="of:=[.N18]*[.O19]*[.P20]*[.Q21]" office:value-type="float" office:value="3864736" calcext:value-type="float">
            <text:p>3864736</text:p>
          </table:table-cell>
          <table:table-cell table:style-name="ce6" table:formula="of:=[.O18]*[.P19]*[.Q20]*[.R21]" office:value-type="float" office:value="1077205" calcext:value-type="float">
            <text:p>1077205</text:p>
          </table:table-cell>
          <table:table-cell table:style-name="ce6" table:formula="of:=[.P18]*[.Q19]*[.R20]*[.S21]" office:value-type="float" office:value="9043392" calcext:value-type="float">
            <text:p>9043392</text:p>
          </table:table-cell>
          <table:table-cell table:style-name="ce9" table:formula="of:=[.Q18]*[.R19]*[.S20]*[.T21]" office:value-type="float" office:value="38400" calcext:value-type="float">
            <text:p>38400</text:p>
          </table:table-cell>
        </table:table-row>
        <table:table-row table:style-name="ro1">
          <table:table-cell table:style-name="Default"/>
          <table:table-cell table:number-columns-repeated="18"/>
          <table:table-cell table:style-name="Default"/>
        </table:table-row>
        <table:table-row table:style-name="ro1">
          <table:table-cell table:style-name="Default" office:value-type="string" calcext:value-type="string">
            <text:p>DProd2</text:p>
          </table:table-cell>
          <table:table-cell office:value-type="string" calcext:value-type="string">
            <text:p>Max</text:p>
          </table:table-cell>
          <table:table-cell table:formula="of:=MAX([.A93:.Q109])" office:value-type="float" office:value="70600674" calcext:value-type="float">
            <text:p>70600674</text:p>
          </table:table-cell>
          <table:table-cell table:number-columns-repeated="16"/>
          <table:table-cell table:style-name="Default"/>
        </table:table-row>
        <table:table-row table:style-name="ro1">
          <table:table-cell table:style-name="ce1"/>
          <table:table-cell table:style-name="ce5" table:number-columns-repeated="18"/>
          <table:table-cell table:style-name="ce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formula="of:=[.A5]*[.B4]*[.C3]*[.D2]" office:value-type="float" office:value="24468444" calcext:value-type="float">
            <text:p>24468444</text:p>
          </table:table-cell>
          <table:table-cell table:formula="of:=[.B5]*[.C4]*[.D3]*[.E2]" office:value-type="float" office:value="3298400" calcext:value-type="float">
            <text:p>3298400</text:p>
          </table:table-cell>
          <table:table-cell table:formula="of:=[.C5]*[.D4]*[.E3]*[.F2]" office:value-type="float" office:value="1768425" calcext:value-type="float">
            <text:p>1768425</text:p>
          </table:table-cell>
          <table:table-cell table:formula="of:=[.D5]*[.E4]*[.F3]*[.G2]" office:value-type="float" office:value="0" calcext:value-type="float">
            <text:p>0</text:p>
          </table:table-cell>
          <table:table-cell table:formula="of:=[.E5]*[.F4]*[.G3]*[.H2]" office:value-type="float" office:value="227520" calcext:value-type="float">
            <text:p>227520</text:p>
          </table:table-cell>
          <table:table-cell table:formula="of:=[.F5]*[.G4]*[.H3]*[.I2]" office:value-type="float" office:value="0" calcext:value-type="float">
            <text:p>0</text:p>
          </table:table-cell>
          <table:table-cell table:formula="of:=[.G5]*[.H4]*[.I3]*[.J2]" office:value-type="float" office:value="1435500" calcext:value-type="float">
            <text:p>1435500</text:p>
          </table:table-cell>
          <table:table-cell table:formula="of:=[.H5]*[.I4]*[.J3]*[.K2]" office:value-type="float" office:value="1359288" calcext:value-type="float">
            <text:p>1359288</text:p>
          </table:table-cell>
          <table:table-cell table:formula="of:=[.I5]*[.J4]*[.K3]*[.L2]" office:value-type="float" office:value="416415" calcext:value-type="float">
            <text:p>416415</text:p>
          </table:table-cell>
          <table:table-cell table:formula="of:=[.J5]*[.K4]*[.L3]*[.M2]" office:value-type="float" office:value="268800" calcext:value-type="float">
            <text:p>268800</text:p>
          </table:table-cell>
          <table:table-cell table:formula="of:=[.K5]*[.L4]*[.M3]*[.N2]" office:value-type="float" office:value="34826064" calcext:value-type="float">
            <text:p>34826064</text:p>
          </table:table-cell>
          <table:table-cell table:formula="of:=[.L5]*[.M4]*[.N3]*[.O2]" office:value-type="float" office:value="6636448" calcext:value-type="float">
            <text:p>6636448</text:p>
          </table:table-cell>
          <table:table-cell table:formula="of:=[.M5]*[.N4]*[.O3]*[.P2]" office:value-type="float" office:value="72864" calcext:value-type="float">
            <text:p>72864</text:p>
          </table:table-cell>
          <table:table-cell table:formula="of:=[.N5]*[.O4]*[.P3]*[.Q2]" office:value-type="float" office:value="2304000" calcext:value-type="float">
            <text:p>2304000</text:p>
          </table:table-cell>
          <table:table-cell table:formula="of:=[.O5]*[.P4]*[.Q3]*[.R2]" office:value-type="float" office:value="51744" calcext:value-type="float">
            <text:p>51744</text:p>
          </table:table-cell>
          <table:table-cell table:formula="of:=[.P5]*[.Q4]*[.R3]*[.S2]" office:value-type="float" office:value="17728984" calcext:value-type="float">
            <text:p>17728984</text:p>
          </table:table-cell>
          <table:table-cell table:formula="of:=[.Q5]*[.R4]*[.S3]*[.T2]" office:value-type="float" office:value="238576" calcext:value-type="float">
            <text:p>238576</text:p>
          </table:table-cell>
          <table:table-cell table:number-columns-repeated="3"/>
        </table:table-row>
        <table:table-row table:style-name="ro1">
          <table:table-cell table:formula="of:=[.A6]*[.B5]*[.C4]*[.D3]" office:value-type="float" office:value="1909600" calcext:value-type="float">
            <text:p>1909600</text:p>
          </table:table-cell>
          <table:table-cell table:formula="of:=[.B6]*[.C5]*[.D4]*[.E3]" office:value-type="float" office:value="3654745" calcext:value-type="float">
            <text:p>3654745</text:p>
          </table:table-cell>
          <table:table-cell table:formula="of:=[.C6]*[.D5]*[.E4]*[.F3]" office:value-type="float" office:value="1639440" calcext:value-type="float">
            <text:p>1639440</text:p>
          </table:table-cell>
          <table:table-cell table:formula="of:=[.D6]*[.E5]*[.F4]*[.G3]" office:value-type="float" office:value="403848" calcext:value-type="float">
            <text:p>403848</text:p>
          </table:table-cell>
          <table:table-cell table:formula="of:=[.E6]*[.F5]*[.G4]*[.H3]" office:value-type="float" office:value="2441880" calcext:value-type="float">
            <text:p>2441880</text:p>
          </table:table-cell>
          <table:table-cell table:formula="of:=[.F6]*[.G5]*[.H4]*[.I3]" office:value-type="float" office:value="1282380" calcext:value-type="float">
            <text:p>1282380</text:p>
          </table:table-cell>
          <table:table-cell table:formula="of:=[.G6]*[.H5]*[.I4]*[.J3]" office:value-type="float" office:value="21408786" calcext:value-type="float">
            <text:p>21408786</text:p>
          </table:table-cell>
          <table:table-cell table:formula="of:=[.H6]*[.I5]*[.J4]*[.K3]" office:value-type="float" office:value="7412187" calcext:value-type="float">
            <text:p>7412187</text:p>
          </table:table-cell>
          <table:table-cell table:formula="of:=[.I6]*[.J5]*[.K4]*[.L3]" office:value-type="float" office:value="1574400" calcext:value-type="float">
            <text:p>1574400</text:p>
          </table:table-cell>
          <table:table-cell table:formula="of:=[.J6]*[.K5]*[.L4]*[.M3]" office:value-type="float" office:value="41076896" calcext:value-type="float">
            <text:p>41076896</text:p>
          </table:table-cell>
          <table:table-cell table:formula="of:=[.K6]*[.L5]*[.M4]*[.N3]" office:value-type="float" office:value="4594464" calcext:value-type="float">
            <text:p>4594464</text:p>
          </table:table-cell>
          <table:table-cell table:formula="of:=[.L6]*[.M5]*[.N4]*[.O3]" office:value-type="float" office:value="327888" calcext:value-type="float">
            <text:p>327888</text:p>
          </table:table-cell>
          <table:table-cell table:formula="of:=[.M6]*[.N5]*[.O4]*[.P3]" office:value-type="float" office:value="1013760" calcext:value-type="float">
            <text:p>1013760</text:p>
          </table:table-cell>
          <table:table-cell table:formula="of:=[.N6]*[.O5]*[.P4]*[.Q3]" office:value-type="float" office:value="26880" calcext:value-type="float">
            <text:p>26880</text:p>
          </table:table-cell>
          <table:table-cell table:formula="of:=[.O6]*[.P5]*[.Q4]*[.R3]" office:value-type="float" office:value="7792960" calcext:value-type="float">
            <text:p>7792960</text:p>
          </table:table-cell>
          <table:table-cell table:formula="of:=[.P6]*[.Q5]*[.R4]*[.S3]" office:value-type="float" office:value="835016" calcext:value-type="float">
            <text:p>835016</text:p>
          </table:table-cell>
          <table:table-cell table:formula="of:=[.Q6]*[.R5]*[.S4]*[.T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7]*[.B6]*[.C5]*[.D4]" office:value-type="float" office:value="5159640" calcext:value-type="float">
            <text:p>5159640</text:p>
          </table:table-cell>
          <table:table-cell table:formula="of:=[.B7]*[.C6]*[.D5]*[.E4]" office:value-type="float" office:value="951280" calcext:value-type="float">
            <text:p>951280</text:p>
          </table:table-cell>
          <table:table-cell table:formula="of:=[.C7]*[.D6]*[.E5]*[.F4]" office:value-type="float" office:value="717952" calcext:value-type="float">
            <text:p>717952</text:p>
          </table:table-cell>
          <table:table-cell table:formula="of:=[.D7]*[.E6]*[.F5]*[.G4]" office:value-type="float" office:value="2570400" calcext:value-type="float">
            <text:p>2570400</text:p>
          </table:table-cell>
          <table:table-cell table:formula="of:=[.E7]*[.F6]*[.G5]*[.H4]" office:value-type="float" office:value="2115927" calcext:value-type="float">
            <text:p>2115927</text:p>
          </table:table-cell>
          <table:table-cell table:formula="of:=[.F7]*[.G6]*[.H5]*[.I4]" office:value-type="float" office:value="738234" calcext:value-type="float">
            <text:p>738234</text:p>
          </table:table-cell>
          <table:table-cell table:formula="of:=[.G7]*[.H6]*[.I5]*[.J4]" office:value-type="float" office:value="19620495" calcext:value-type="float">
            <text:p>19620495</text:p>
          </table:table-cell>
          <table:table-cell table:formula="of:=[.H7]*[.I6]*[.J5]*[.K4]" office:value-type="float" office:value="78720" calcext:value-type="float">
            <text:p>78720</text:p>
          </table:table-cell>
          <table:table-cell table:formula="of:=[.I7]*[.J6]*[.K5]*[.L4]" office:value-type="float" office:value="18442688" calcext:value-type="float">
            <text:p>18442688</text:p>
          </table:table-cell>
          <table:table-cell table:formula="of:=[.J7]*[.K6]*[.L5]*[.M4]" office:value-type="float" office:value="8013600" calcext:value-type="float">
            <text:p>8013600</text:p>
          </table:table-cell>
          <table:table-cell table:formula="of:=[.K7]*[.L6]*[.M5]*[.N4]" office:value-type="float" office:value="156816" calcext:value-type="float">
            <text:p>156816</text:p>
          </table:table-cell>
          <table:table-cell table:formula="of:=[.L7]*[.M6]*[.N5]*[.O4]" office:value-type="float" office:value="1119360" calcext:value-type="float">
            <text:p>1119360</text:p>
          </table:table-cell>
          <table:table-cell table:formula="of:=[.M7]*[.N6]*[.O5]*[.P4]" office:value-type="float" office:value="524160" calcext:value-type="float">
            <text:p>524160</text:p>
          </table:table-cell>
          <table:table-cell table:formula="of:=[.N7]*[.O6]*[.P5]*[.Q4]" office:value-type="float" office:value="5009760" calcext:value-type="float">
            <text:p>5009760</text:p>
          </table:table-cell>
          <table:table-cell table:formula="of:=[.O7]*[.P6]*[.Q5]*[.R4]" office:value-type="float" office:value="1131312" calcext:value-type="float">
            <text:p>1131312</text:p>
          </table:table-cell>
          <table:table-cell table:formula="of:=[.P7]*[.Q6]*[.R5]*[.S4]" office:value-type="float" office:value="95040" calcext:value-type="float">
            <text:p>95040</text:p>
          </table:table-cell>
          <table:table-cell table:formula="of:=[.Q7]*[.R6]*[.S5]*[.T4]" office:value-type="float" office:value="2702700" calcext:value-type="float">
            <text:p>2702700</text:p>
          </table:table-cell>
          <table:table-cell table:number-columns-repeated="3"/>
        </table:table-row>
        <table:table-row table:style-name="ro1">
          <table:table-cell table:formula="of:=[.A8]*[.B7]*[.C6]*[.D5]" office:value-type="float" office:value="553472" calcext:value-type="float">
            <text:p>553472</text:p>
          </table:table-cell>
          <table:table-cell table:formula="of:=[.B8]*[.C7]*[.D6]*[.E5]" office:value-type="float" office:value="890624" calcext:value-type="float">
            <text:p>890624</text:p>
          </table:table-cell>
          <table:table-cell table:formula="of:=[.C8]*[.D7]*[.E6]*[.F5]" office:value-type="float" office:value="14871600" calcext:value-type="float">
            <text:p>14871600</text:p>
          </table:table-cell>
          <table:table-cell table:formula="of:=[.D8]*[.E7]*[.F6]*[.G5]" office:value-type="float" office:value="2042964" calcext:value-type="float">
            <text:p>2042964</text:p>
          </table:table-cell>
          <table:table-cell table:formula="of:=[.E8]*[.F7]*[.G6]*[.H5]" office:value-type="float" office:value="508032" calcext:value-type="float">
            <text:p>508032</text:p>
          </table:table-cell>
          <table:table-cell table:formula="of:=[.F8]*[.G7]*[.H6]*[.I5]" office:value-type="float" office:value="6355935" calcext:value-type="float">
            <text:p>6355935</text:p>
          </table:table-cell>
          <table:table-cell table:formula="of:=[.G8]*[.H7]*[.I6]*[.J5]" office:value-type="float" office:value="131856" calcext:value-type="float">
            <text:p>131856</text:p>
          </table:table-cell>
          <table:table-cell table:formula="of:=[.H8]*[.I7]*[.J6]*[.K5]" office:value-type="float" office:value="2752640" calcext:value-type="float">
            <text:p>2752640</text:p>
          </table:table-cell>
          <table:table-cell table:formula="of:=[.I8]*[.J7]*[.K6]*[.L5]" office:value-type="float" office:value="3931200" calcext:value-type="float">
            <text:p>3931200</text:p>
          </table:table-cell>
          <table:table-cell table:formula="of:=[.J8]*[.K7]*[.L6]*[.M5]" office:value-type="float" office:value="67716" calcext:value-type="float">
            <text:p>67716</text:p>
          </table:table-cell>
          <table:table-cell table:formula="of:=[.K8]*[.L7]*[.M6]*[.N5]" office:value-type="float" office:value="1492480" calcext:value-type="float">
            <text:p>1492480</text:p>
          </table:table-cell>
          <table:table-cell table:formula="of:=[.L8]*[.M7]*[.N6]*[.O5]" office:value-type="float" office:value="11706240" calcext:value-type="float">
            <text:p>11706240</text:p>
          </table:table-cell>
          <table:table-cell table:formula="of:=[.M8]*[.N7]*[.O6]*[.P5]" office:value-type="float" office:value="6032160" calcext:value-type="float">
            <text:p>6032160</text:p>
          </table:table-cell>
          <table:table-cell table:formula="of:=[.N8]*[.O7]*[.P6]*[.Q5]" office:value-type="float" office:value="4699296" calcext:value-type="float">
            <text:p>4699296</text:p>
          </table:table-cell>
          <table:table-cell table:formula="of:=[.O8]*[.P7]*[.Q6]*[.R5]" office:value-type="float" office:value="184800" calcext:value-type="float">
            <text:p>184800</text:p>
          </table:table-cell>
          <table:table-cell table:formula="of:=[.P8]*[.Q7]*[.R6]*[.S5]" office:value-type="float" office:value="2744280" calcext:value-type="float">
            <text:p>2744280</text:p>
          </table:table-cell>
          <table:table-cell table:formula="of:=[.Q8]*[.R7]*[.S6]*[.T5]" office:value-type="float" office:value="361998" calcext:value-type="float">
            <text:p>361998</text:p>
          </table:table-cell>
          <table:table-cell table:number-columns-repeated="3"/>
        </table:table-row>
        <table:table-row table:style-name="ro1">
          <table:table-cell table:formula="of:=[.A9]*[.B8]*[.C7]*[.D6]" office:value-type="float" office:value="14917952" calcext:value-type="float">
            <text:p>14917952</text:p>
          </table:table-cell>
          <table:table-cell table:formula="of:=[.B9]*[.C8]*[.D7]*[.E6]" office:value-type="float" office:value="6444360" calcext:value-type="float">
            <text:p>6444360</text:p>
          </table:table-cell>
          <table:table-cell table:formula="of:=[.C9]*[.D8]*[.E7]*[.F6]" office:value-type="float" office:value="3714480" calcext:value-type="float">
            <text:p>3714480</text:p>
          </table:table-cell>
          <table:table-cell table:formula="of:=[.D9]*[.E8]*[.F7]*[.G6]" office:value-type="float" office:value="822528" calcext:value-type="float">
            <text:p>822528</text:p>
          </table:table-cell>
          <table:table-cell table:formula="of:=[.E9]*[.F8]*[.G7]*[.H6]" office:value-type="float" office:value="184230" calcext:value-type="float">
            <text:p>184230</text:p>
          </table:table-cell>
          <table:table-cell table:formula="of:=[.F9]*[.G8]*[.H7]*[.I6]" office:value-type="float" office:value="340628" calcext:value-type="float">
            <text:p>340628</text:p>
          </table:table-cell>
          <table:table-cell table:formula="of:=[.G9]*[.H8]*[.I7]*[.J6]" office:value-type="float" office:value="485760" calcext:value-type="float">
            <text:p>485760</text:p>
          </table:table-cell>
          <table:table-cell table:formula="of:=[.H9]*[.I8]*[.J7]*[.K6]" office:value-type="float" office:value="1404000" calcext:value-type="float">
            <text:p>1404000</text:p>
          </table:table-cell>
          <table:table-cell table:formula="of:=[.I9]*[.J8]*[.K7]*[.L6]" office:value-type="float" office:value="6433020" calcext:value-type="float">
            <text:p>6433020</text:p>
          </table:table-cell>
          <table:table-cell table:formula="of:=[.J9]*[.K8]*[.L7]*[.M6]" office:value-type="float" office:value="2938320" calcext:value-type="float">
            <text:p>2938320</text:p>
          </table:table-cell>
          <table:table-cell table:formula="of:=[.K9]*[.L8]*[.M7]*[.N6]" office:value-type="float" office:value="19649760" calcext:value-type="float">
            <text:p>19649760</text:p>
          </table:table-cell>
          <table:table-cell table:formula="of:=[.L9]*[.M8]*[.N7]*[.O6]" office:value-type="float" office:value="3313440" calcext:value-type="float">
            <text:p>3313440</text:p>
          </table:table-cell>
          <table:table-cell table:formula="of:=[.M9]*[.N8]*[.O7]*[.P6]" office:value-type="float" office:value="8001504" calcext:value-type="float">
            <text:p>8001504</text:p>
          </table:table-cell>
          <table:table-cell table:formula="of:=[.N9]*[.O8]*[.P7]*[.Q6]" office:value-type="float" office:value="739200" calcext:value-type="float">
            <text:p>739200</text:p>
          </table:table-cell>
          <table:table-cell table:formula="of:=[.O9]*[.P8]*[.Q7]*[.R6]" office:value-type="float" office:value="3049200" calcext:value-type="float">
            <text:p>3049200</text:p>
          </table:table-cell>
          <table:table-cell table:formula="of:=[.P9]*[.Q8]*[.R7]*[.S6]" office:value-type="float" office:value="361998" calcext:value-type="float">
            <text:p>361998</text:p>
          </table:table-cell>
          <table:table-cell table:formula="of:=[.Q9]*[.R8]*[.S7]*[.T6]" office:value-type="float" office:value="2407680" calcext:value-type="float">
            <text:p>2407680</text:p>
          </table:table-cell>
          <table:table-cell table:number-columns-repeated="3"/>
        </table:table-row>
        <table:table-row table:style-name="ro1">
          <table:table-cell table:formula="of:=[.A10]*[.B9]*[.C8]*[.D7]" office:value-type="float" office:value="3032640" calcext:value-type="float">
            <text:p>3032640</text:p>
          </table:table-cell>
          <table:table-cell table:formula="of:=[.B10]*[.C9]*[.D8]*[.E7]" office:value-type="float" office:value="3049200" calcext:value-type="float">
            <text:p>3049200</text:p>
          </table:table-cell>
          <table:table-cell table:formula="of:=[.C10]*[.D9]*[.E8]*[.F7]" office:value-type="float" office:value="757248" calcext:value-type="float">
            <text:p>757248</text:p>
          </table:table-cell>
          <table:table-cell table:formula="of:=[.D10]*[.E9]*[.F8]*[.G7]" office:value-type="float" office:value="10350" calcext:value-type="float">
            <text:p>10350</text:p>
          </table:table-cell>
          <table:table-cell table:formula="of:=[.E10]*[.F9]*[.G8]*[.H7]" office:value-type="float" office:value="548328" calcext:value-type="float">
            <text:p>548328</text:p>
          </table:table-cell>
          <table:table-cell table:formula="of:=[.F10]*[.G9]*[.H8]*[.I7]" office:value-type="float" office:value="385440" calcext:value-type="float">
            <text:p>385440</text:p>
          </table:table-cell>
          <table:table-cell table:formula="of:=[.G10]*[.H9]*[.I8]*[.J7]" office:value-type="float" office:value="3861000" calcext:value-type="float">
            <text:p>3861000</text:p>
          </table:table-cell>
          <table:table-cell table:formula="of:=[.H10]*[.I9]*[.J8]*[.K7]" office:value-type="float" office:value="3097380" calcext:value-type="float">
            <text:p>3097380</text:p>
          </table:table-cell>
          <table:table-cell table:formula="of:=[.I10]*[.J9]*[.K8]*[.L7]" office:value-type="float" office:value="12955320" calcext:value-type="float">
            <text:p>12955320</text:p>
          </table:table-cell>
          <table:table-cell table:formula="of:=[.J10]*[.K9]*[.L8]*[.M7]" office:value-type="float" office:value="8351148" calcext:value-type="float">
            <text:p>8351148</text:p>
          </table:table-cell>
          <table:table-cell table:formula="of:=[.K10]*[.L9]*[.M8]*[.N7]" office:value-type="float" office:value="6461208" calcext:value-type="float">
            <text:p>6461208</text:p>
          </table:table-cell>
          <table:table-cell table:formula="of:=[.L10]*[.M9]*[.N8]*[.O7]" office:value-type="float" office:value="22289904" calcext:value-type="float">
            <text:p>22289904</text:p>
          </table:table-cell>
          <table:table-cell table:formula="of:=[.M10]*[.N9]*[.O8]*[.P7]" office:value-type="float" office:value="1075200" calcext:value-type="float">
            <text:p>1075200</text:p>
          </table:table-cell>
          <table:table-cell table:formula="of:=[.N10]*[.O9]*[.P8]*[.Q7]" office:value-type="float" office:value="7669200" calcext:value-type="float">
            <text:p>7669200</text:p>
          </table:table-cell>
          <table:table-cell table:formula="of:=[.O10]*[.P9]*[.Q8]*[.R7]" office:value-type="float" office:value="389844" calcext:value-type="float">
            <text:p>389844</text:p>
          </table:table-cell>
          <table:table-cell table:formula="of:=[.P10]*[.Q9]*[.R8]*[.S7]" office:value-type="float" office:value="2648448" calcext:value-type="float">
            <text:p>2648448</text:p>
          </table:table-cell>
          <table:table-cell table:formula="of:=[.Q10]*[.R9]*[.S8]*[.T7]" office:value-type="float" office:value="5331200" calcext:value-type="float">
            <text:p>5331200</text:p>
          </table:table-cell>
          <table:table-cell table:number-columns-repeated="3"/>
        </table:table-row>
        <table:table-row table:style-name="ro1">
          <table:table-cell table:formula="of:=[.A11]*[.B10]*[.C9]*[.D8]" office:value-type="float" office:value="646800" calcext:value-type="float">
            <text:p>646800</text:p>
          </table:table-cell>
          <table:table-cell table:formula="of:=[.B11]*[.C10]*[.D9]*[.E8]" office:value-type="float" office:value="9086976" calcext:value-type="float">
            <text:p>9086976</text:p>
          </table:table-cell>
          <table:table-cell table:formula="of:=[.C11]*[.D10]*[.E9]*[.F8]" office:value-type="float" office:value="5290" calcext:value-type="float">
            <text:p>5290</text:p>
          </table:table-cell>
          <table:table-cell table:formula="of:=[.D11]*[.E10]*[.F9]*[.G8]" office:value-type="float" office:value="2467476" calcext:value-type="float">
            <text:p>2467476</text:p>
          </table:table-cell>
          <table:table-cell table:formula="of:=[.E11]*[.F10]*[.G9]*[.H8]" office:value-type="float" office:value="657000" calcext:value-type="float">
            <text:p>657000</text:p>
          </table:table-cell>
          <table:table-cell table:formula="of:=[.F11]*[.G10]*[.H9]*[.I8]" office:value-type="float" office:value="0" calcext:value-type="float">
            <text:p>0</text:p>
          </table:table-cell>
          <table:table-cell table:formula="of:=[.G11]*[.H10]*[.I9]*[.J8]" office:value-type="float" office:value="7133360" calcext:value-type="float">
            <text:p>7133360</text:p>
          </table:table-cell>
          <table:table-cell table:formula="of:=[.H11]*[.I10]*[.J9]*[.K8]" office:value-type="float" office:value="10755360" calcext:value-type="float">
            <text:p>10755360</text:p>
          </table:table-cell>
          <table:table-cell table:formula="of:=[.I11]*[.J10]*[.K9]*[.L8]" office:value-type="float" office:value="2141320" calcext:value-type="float">
            <text:p>2141320</text:p>
          </table:table-cell>
          <table:table-cell table:formula="of:=[.J11]*[.K10]*[.L9]*[.M8]" office:value-type="float" office:value="8076510" calcext:value-type="float">
            <text:p>8076510</text:p>
          </table:table-cell>
          <table:table-cell table:formula="of:=[.K11]*[.L10]*[.M9]*[.N8]" office:value-type="float" office:value="9287460" calcext:value-type="float">
            <text:p>9287460</text:p>
          </table:table-cell>
          <table:table-cell table:formula="of:=[.L11]*[.M10]*[.N9]*[.O8]" office:value-type="float" office:value="752640" calcext:value-type="float">
            <text:p>752640</text:p>
          </table:table-cell>
          <table:table-cell table:formula="of:=[.M11]*[.N10]*[.O9]*[.P8]" office:value-type="float" office:value="0" calcext:value-type="float">
            <text:p>0</text:p>
          </table:table-cell>
          <table:table-cell table:formula="of:=[.N11]*[.O10]*[.P9]*[.Q8]" office:value-type="float" office:value="1398852" calcext:value-type="float">
            <text:p>1398852</text:p>
          </table:table-cell>
          <table:table-cell table:formula="of:=[.O11]*[.P10]*[.Q9]*[.R8]" office:value-type="float" office:value="7283232" calcext:value-type="float">
            <text:p>7283232</text:p>
          </table:table-cell>
          <table:table-cell table:formula="of:=[.P11]*[.Q10]*[.R9]*[.S8]" office:value-type="float" office:value="10342528" calcext:value-type="float">
            <text:p>10342528</text:p>
          </table:table-cell>
          <table:table-cell table:formula="of:=[.Q11]*[.R10]*[.S9]*[.T8]" office:value-type="float" office:value="19911080" calcext:value-type="float">
            <text:p>19911080</text:p>
          </table:table-cell>
          <table:table-cell table:number-columns-repeated="3"/>
        </table:table-row>
        <table:table-row table:style-name="ro1">
          <table:table-cell table:formula="of:=[.A12]*[.B11]*[.C10]*[.D9]" office:value-type="float" office:value="11074752" calcext:value-type="float">
            <text:p>11074752</text:p>
          </table:table-cell>
          <table:table-cell table:formula="of:=[.B12]*[.C11]*[.D10]*[.E9]" office:value-type="float" office:value="3910" calcext:value-type="float">
            <text:p>3910</text:p>
          </table:table-cell>
          <table:table-cell table:formula="of:=[.C12]*[.D11]*[.E10]*[.F9]" office:value-type="float" office:value="1951884" calcext:value-type="float">
            <text:p>1951884</text:p>
          </table:table-cell>
          <table:table-cell table:formula="of:=[.D12]*[.E11]*[.F10]*[.G9]" office:value-type="float" office:value="1839600" calcext:value-type="float">
            <text:p>1839600</text:p>
          </table:table-cell>
          <table:table-cell table:formula="of:=[.E12]*[.F11]*[.G10]*[.H9]" office:value-type="float" office:value="0" calcext:value-type="float">
            <text:p>0</text:p>
          </table:table-cell>
          <table:table-cell table:formula="of:=[.F12]*[.G11]*[.H10]*[.I9]" office:value-type="float" office:value="14079000" calcext:value-type="float">
            <text:p>14079000</text:p>
          </table:table-cell>
          <table:table-cell table:formula="of:=[.G12]*[.H11]*[.I10]*[.J9]" office:value-type="float" office:value="8335404" calcext:value-type="float">
            <text:p>8335404</text:p>
          </table:table-cell>
          <table:table-cell table:formula="of:=[.H12]*[.I11]*[.J10]*[.K9]" office:value-type="float" office:value="2141320" calcext:value-type="float">
            <text:p>2141320</text:p>
          </table:table-cell>
          <table:table-cell table:formula="of:=[.I12]*[.J11]*[.K10]*[.L9]" office:value-type="float" office:value="2053350" calcext:value-type="float">
            <text:p>2053350</text:p>
          </table:table-cell>
          <table:table-cell table:formula="of:=[.J12]*[.K11]*[.L10]*[.M9]" office:value-type="float" office:value="16167060" calcext:value-type="float">
            <text:p>16167060</text:p>
          </table:table-cell>
          <table:table-cell table:formula="of:=[.K12]*[.L11]*[.M10]*[.N9]" office:value-type="float" office:value="32256" calcext:value-type="float">
            <text:p>32256</text:p>
          </table:table-cell>
          <table:table-cell table:formula="of:=[.L12]*[.M11]*[.N10]*[.O9]" office:value-type="float" office:value="0" calcext:value-type="float">
            <text:p>0</text:p>
          </table:table-cell>
          <table:table-cell table:formula="of:=[.M12]*[.N11]*[.O10]*[.P9]" office:value-type="float" office:value="310856" calcext:value-type="float">
            <text:p>310856</text:p>
          </table:table-cell>
          <table:table-cell table:formula="of:=[.N12]*[.O11]*[.P10]*[.Q9]" office:value-type="float" office:value="11883168" calcext:value-type="float">
            <text:p>11883168</text:p>
          </table:table-cell>
          <table:table-cell table:formula="of:=[.O12]*[.P11]*[.Q10]*[.R9]" office:value-type="float" office:value="2585632" calcext:value-type="float">
            <text:p>2585632</text:p>
          </table:table-cell>
          <table:table-cell table:formula="of:=[.P12]*[.Q11]*[.R10]*[.S9]" office:value-type="float" office:value="3982216" calcext:value-type="float">
            <text:p>3982216</text:p>
          </table:table-cell>
          <table:table-cell table:formula="of:=[.Q12]*[.R11]*[.S10]*[.T9]" office:value-type="float" office:value="369117" calcext:value-type="float">
            <text:p>369117</text:p>
          </table:table-cell>
          <table:table-cell table:number-columns-repeated="3"/>
        </table:table-row>
        <table:table-row table:style-name="ro1">
          <table:table-cell table:formula="of:=[.A13]*[.B12]*[.C11]*[.D10]" office:value-type="float" office:value="31280" calcext:value-type="float">
            <text:p>31280</text:p>
          </table:table-cell>
          <table:table-cell table:formula="of:=[.B13]*[.C12]*[.D11]*[.E10]" office:value-type="float" office:value="1227798" calcext:value-type="float">
            <text:p>1227798</text:p>
          </table:table-cell>
          <table:table-cell table:formula="of:=[.C13]*[.D12]*[.E11]*[.F10]" office:value-type="float" office:value="766500" calcext:value-type="float">
            <text:p>766500</text:p>
          </table:table-cell>
          <table:table-cell table:formula="of:=[.D13]*[.E12]*[.F11]*[.G10]" office:value-type="float" office:value="0" calcext:value-type="float">
            <text:p>0</text:p>
          </table:table-cell>
          <table:table-cell table:formula="of:=[.E13]*[.F12]*[.G11]*[.H10]" office:value-type="float" office:value="14227200" calcext:value-type="float">
            <text:p>14227200</text:p>
          </table:table-cell>
          <table:table-cell table:formula="of:=[.F13]*[.G12]*[.H11]*[.I10]" office:value-type="float" office:value="4630780" calcext:value-type="float">
            <text:p>4630780</text:p>
          </table:table-cell>
          <table:table-cell table:formula="of:=[.G13]*[.H12]*[.I11]*[.J10]" office:value-type="float" office:value="706180" calcext:value-type="float">
            <text:p>706180</text:p>
          </table:table-cell>
          <table:table-cell table:formula="of:=[.H13]*[.I12]*[.J11]*[.K10]" office:value-type="float" office:value="2474550" calcext:value-type="float">
            <text:p>2474550</text:p>
          </table:table-cell>
          <table:table-cell table:formula="of:=[.I13]*[.J12]*[.K11]*[.L10]" office:value-type="float" office:value="14114100" calcext:value-type="float">
            <text:p>14114100</text:p>
          </table:table-cell>
          <table:table-cell table:formula="of:=[.J13]*[.K12]*[.L11]*[.M10]" office:value-type="float" office:value="233856" calcext:value-type="float">
            <text:p>233856</text:p>
          </table:table-cell>
          <table:table-cell table:formula="of:=[.K13]*[.L12]*[.M11]*[.N10]" office:value-type="float" office:value="0" calcext:value-type="float">
            <text:p>0</text:p>
          </table:table-cell>
          <table:table-cell table:formula="of:=[.L13]*[.M12]*[.N11]*[.O10]" office:value-type="float" office:value="81984" calcext:value-type="float">
            <text:p>81984</text:p>
          </table:table-cell>
          <table:table-cell table:formula="of:=[.M13]*[.N12]*[.O11]*[.P10]" office:value-type="float" office:value="0" calcext:value-type="float">
            <text:p>0</text:p>
          </table:table-cell>
          <table:table-cell table:formula="of:=[.N13]*[.O12]*[.P11]*[.Q10]" office:value-type="float" office:value="897056" calcext:value-type="float">
            <text:p>897056</text:p>
          </table:table-cell>
          <table:table-cell table:formula="of:=[.O13]*[.P12]*[.Q11]*[.R10]" office:value-type="float" office:value="2287656" calcext:value-type="float">
            <text:p>2287656</text:p>
          </table:table-cell>
          <table:table-cell table:formula="of:=[.P13]*[.Q12]*[.R11]*[.S10]" office:value-type="float" office:value="421848" calcext:value-type="float">
            <text:p>421848</text:p>
          </table:table-cell>
          <table:table-cell table:formula="of:=[.Q13]*[.R12]*[.S11]*[.T10]" office:value-type="float" office:value="4533408" calcext:value-type="float">
            <text:p>4533408</text:p>
          </table:table-cell>
          <table:table-cell table:number-columns-repeated="3"/>
        </table:table-row>
        <table:table-row table:style-name="ro1">
          <table:table-cell table:formula="of:=[.A14]*[.B13]*[.C12]*[.D11]" office:value-type="float" office:value="1599858" calcext:value-type="float">
            <text:p>1599858</text:p>
          </table:table-cell>
          <table:table-cell table:formula="of:=[.B14]*[.C13]*[.D12]*[.E11]" office:value-type="float" office:value="588000" calcext:value-type="float">
            <text:p>588000</text:p>
          </table:table-cell>
          <table:table-cell table:formula="of:=[.C14]*[.D13]*[.E12]*[.F11]" office:value-type="float" office:value="0" calcext:value-type="float">
            <text:p>0</text:p>
          </table:table-cell>
          <table:table-cell table:formula="of:=[.D14]*[.E13]*[.F12]*[.G11]" office:value-type="float" office:value="26265600" calcext:value-type="float">
            <text:p>26265600</text:p>
          </table:table-cell>
          <table:table-cell table:formula="of:=[.E14]*[.F13]*[.G12]*[.H11]" office:value-type="float" office:value="1670900" calcext:value-type="float">
            <text:p>1670900</text:p>
          </table:table-cell>
          <table:table-cell table:formula="of:=[.F14]*[.G13]*[.H12]*[.I11]" office:value-type="float" office:value="2949340" calcext:value-type="float">
            <text:p>2949340</text:p>
          </table:table-cell>
          <table:table-cell table:formula="of:=[.G14]*[.H13]*[.I12]*[.J11]" office:value-type="float" office:value="2823525" calcext:value-type="float">
            <text:p>2823525</text:p>
          </table:table-cell>
          <table:table-cell table:formula="of:=[.H14]*[.I13]*[.J12]*[.K11]" office:value-type="float" office:value="1266650" calcext:value-type="float">
            <text:p>1266650</text:p>
          </table:table-cell>
          <table:table-cell table:formula="of:=[.I14]*[.J13]*[.K12]*[.L11]" office:value-type="float" office:value="12180" calcext:value-type="float">
            <text:p>12180</text:p>
          </table:table-cell>
          <table:table-cell table:formula="of:=[.J14]*[.K13]*[.L12]*[.M11]" office:value-type="float" office:value="0" calcext:value-type="float">
            <text:p>0</text:p>
          </table:table-cell>
          <table:table-cell table:formula="of:=[.K14]*[.L13]*[.M12]*[.N11]" office:value-type="float" office:value="257664" calcext:value-type="float">
            <text:p>257664</text:p>
          </table:table-cell>
          <table:table-cell table:formula="of:=[.L14]*[.M13]*[.N12]*[.O11]" office:value-type="float" office:value="0" calcext:value-type="float">
            <text:p>0</text:p>
          </table:table-cell>
          <table:table-cell table:formula="of:=[.M14]*[.N13]*[.O12]*[.P11]" office:value-type="float" office:value="1160896" calcext:value-type="float">
            <text:p>1160896</text:p>
          </table:table-cell>
          <table:table-cell table:formula="of:=[.N14]*[.O13]*[.P12]*[.Q11]" office:value-type="float" office:value="1542240" calcext:value-type="float">
            <text:p>1542240</text:p>
          </table:table-cell>
          <table:table-cell table:formula="of:=[.O14]*[.P13]*[.Q12]*[.R11]" office:value-type="float" office:value="140616" calcext:value-type="float">
            <text:p>140616</text:p>
          </table:table-cell>
          <table:table-cell table:formula="of:=[.P14]*[.Q13]*[.R12]*[.S11]" office:value-type="float" office:value="3651912" calcext:value-type="float">
            <text:p>3651912</text:p>
          </table:table-cell>
          <table:table-cell table:formula="of:=[.Q14]*[.R13]*[.S12]*[.T11]" office:value-type="float" office:value="7868280" calcext:value-type="float">
            <text:p>7868280</text:p>
          </table:table-cell>
          <table:table-cell table:number-columns-repeated="3"/>
        </table:table-row>
        <table:table-row table:style-name="ro1">
          <table:table-cell table:formula="of:=[.A15]*[.B14]*[.C13]*[.D12]" office:value-type="float" office:value="148960" calcext:value-type="float">
            <text:p>148960</text:p>
          </table:table-cell>
          <table:table-cell table:formula="of:=[.B15]*[.C14]*[.D13]*[.E12]" office:value-type="float" office:value="0" calcext:value-type="float">
            <text:p>0</text:p>
          </table:table-cell>
          <table:table-cell table:formula="of:=[.C15]*[.D14]*[.E13]*[.F12]" office:value-type="float" office:value="27993600" calcext:value-type="float">
            <text:p>27993600</text:p>
          </table:table-cell>
          <table:table-cell table:formula="of:=[.D15]*[.E14]*[.F13]*[.G12]" office:value-type="float" office:value="2582300" calcext:value-type="float">
            <text:p>2582300</text:p>
          </table:table-cell>
          <table:table-cell table:formula="of:=[.E15]*[.F14]*[.G13]*[.H12]" office:value-type="float" office:value="737335" calcext:value-type="float">
            <text:p>737335</text:p>
          </table:table-cell>
          <table:table-cell table:formula="of:=[.F15]*[.G14]*[.H13]*[.I12]" office:value-type="float" office:value="5898030" calcext:value-type="float">
            <text:p>5898030</text:p>
          </table:table-cell>
          <table:table-cell table:formula="of:=[.G15]*[.H14]*[.I13]*[.J12]" office:value-type="float" office:value="1700930" calcext:value-type="float">
            <text:p>1700930</text:p>
          </table:table-cell>
          <table:table-cell table:formula="of:=[.H15]*[.I14]*[.J13]*[.K12]" office:value-type="float" office:value="60030" calcext:value-type="float">
            <text:p>60030</text:p>
          </table:table-cell>
          <table:table-cell table:formula="of:=[.I15]*[.J14]*[.K13]*[.L12]" office:value-type="float" office:value="8673280" calcext:value-type="float">
            <text:p>8673280</text:p>
          </table:table-cell>
          <table:table-cell table:formula="of:=[.J15]*[.K14]*[.L13]*[.M12]" office:value-type="float" office:value="308352" calcext:value-type="float">
            <text:p>308352</text:p>
          </table:table-cell>
          <table:table-cell table:formula="of:=[.K15]*[.L14]*[.M13]*[.N12]" office:value-type="float" office:value="0" calcext:value-type="float">
            <text:p>0</text:p>
          </table:table-cell>
          <table:table-cell table:formula="of:=[.L15]*[.M14]*[.N13]*[.O12]" office:value-type="float" office:value="155584" calcext:value-type="float">
            <text:p>155584</text:p>
          </table:table-cell>
          <table:table-cell table:formula="of:=[.M15]*[.N14]*[.O13]*[.P12]" office:value-type="float" office:value="3900960" calcext:value-type="float">
            <text:p>3900960</text:p>
          </table:table-cell>
          <table:table-cell table:formula="of:=[.N15]*[.O14]*[.P13]*[.Q12]" office:value-type="float" office:value="235872" calcext:value-type="float">
            <text:p>235872</text:p>
          </table:table-cell>
          <table:table-cell table:formula="of:=[.O15]*[.P14]*[.Q13]*[.R12]" office:value-type="float" office:value="1881288" calcext:value-type="float">
            <text:p>1881288</text:p>
          </table:table-cell>
          <table:table-cell table:formula="of:=[.P15]*[.Q14]*[.R13]*[.S12]" office:value-type="float" office:value="6377448" calcext:value-type="float">
            <text:p>6377448</text:p>
          </table:table-cell>
          <table:table-cell table:formula="of:=[.Q15]*[.R14]*[.S13]*[.T12]" office:value-type="float" office:value="1689120" calcext:value-type="float">
            <text:p>1689120</text:p>
          </table:table-cell>
          <table:table-cell table:number-columns-repeated="3"/>
        </table:table-row>
        <table:table-row table:style-name="ro1">
          <table:table-cell table:formula="of:=[.A16]*[.B15]*[.C14]*[.D13]" office:value-type="float" office:value="0" calcext:value-type="float">
            <text:p>0</text:p>
          </table:table-cell>
          <table:table-cell table:formula="of:=[.B16]*[.C15]*[.D14]*[.E13]" office:value-type="float" office:value="19408896" calcext:value-type="float">
            <text:p>19408896</text:p>
          </table:table-cell>
          <table:table-cell table:formula="of:=[.C16]*[.D15]*[.E14]*[.F13]" office:value-type="float" office:value="666400" calcext:value-type="float">
            <text:p>666400</text:p>
          </table:table-cell>
          <table:table-cell table:formula="of:=[.D16]*[.E15]*[.F14]*[.G13]" office:value-type="float" office:value="913415" calcext:value-type="float">
            <text:p>913415</text:p>
          </table:table-cell>
          <table:table-cell table:formula="of:=[.E16]*[.F15]*[.G14]*[.H13]" office:value-type="float" office:value="38140594" calcext:value-type="float">
            <text:p>38140594</text:p>
          </table:table-cell>
          <table:table-cell table:formula="of:=[.F16]*[.G15]*[.H14]*[.I13]" office:value-type="float" office:value="633325" calcext:value-type="float">
            <text:p>633325</text:p>
          </table:table-cell>
          <table:table-cell table:formula="of:=[.G16]*[.H15]*[.I14]*[.J13]" office:value-type="float" office:value="1980990" calcext:value-type="float">
            <text:p>1980990</text:p>
          </table:table-cell>
          <table:table-cell table:formula="of:=[.H16]*[.I15]*[.J14]*[.K13]" office:value-type="float" office:value="1734656" calcext:value-type="float">
            <text:p>1734656</text:p>
          </table:table-cell>
          <table:table-cell table:formula="of:=[.I16]*[.J15]*[.K14]*[.L13]" office:value-type="float" office:value="539616" calcext:value-type="float">
            <text:p>539616</text:p>
          </table:table-cell>
          <table:table-cell table:formula="of:=[.J16]*[.K15]*[.L14]*[.M13]" office:value-type="float" office:value="0" calcext:value-type="float">
            <text:p>0</text:p>
          </table:table-cell>
          <table:table-cell table:formula="of:=[.K16]*[.L15]*[.M14]*[.N13]" office:value-type="float" office:value="554268" calcext:value-type="float">
            <text:p>554268</text:p>
          </table:table-cell>
          <table:table-cell table:formula="of:=[.L16]*[.M15]*[.N14]*[.O13]" office:value-type="float" office:value="8916480" calcext:value-type="float">
            <text:p>8916480</text:p>
          </table:table-cell>
          <table:table-cell table:formula="of:=[.M16]*[.N15]*[.O14]*[.P13]" office:value-type="float" office:value="419328" calcext:value-type="float">
            <text:p>419328</text:p>
          </table:table-cell>
          <table:table-cell table:formula="of:=[.N16]*[.O15]*[.P14]*[.Q13]" office:value-type="float" office:value="922896" calcext:value-type="float">
            <text:p>922896</text:p>
          </table:table-cell>
          <table:table-cell table:formula="of:=[.O16]*[.P15]*[.Q14]*[.R13]" office:value-type="float" office:value="2960958" calcext:value-type="float">
            <text:p>2960958</text:p>
          </table:table-cell>
          <table:table-cell table:formula="of:=[.P16]*[.Q15]*[.R14]*[.S13]" office:value-type="float" office:value="1450440" calcext:value-type="float">
            <text:p>1450440</text:p>
          </table:table-cell>
          <table:table-cell table:formula="of:=[.Q16]*[.R15]*[.S14]*[.T13]" office:value-type="float" office:value="2845953" calcext:value-type="float">
            <text:p>2845953</text:p>
          </table:table-cell>
          <table:table-cell table:number-columns-repeated="3"/>
        </table:table-row>
        <table:table-row table:style-name="ro1">
          <table:table-cell table:formula="of:=[.A17]*[.B16]*[.C15]*[.D14]" office:value-type="float" office:value="17791488" calcext:value-type="float">
            <text:p>17791488</text:p>
          </table:table-cell>
          <table:table-cell table:formula="of:=[.B17]*[.C16]*[.D15]*[.E14]" office:value-type="float" office:value="685440" calcext:value-type="float">
            <text:p>685440</text:p>
          </table:table-cell>
          <table:table-cell table:formula="of:=[.C17]*[.D16]*[.E15]*[.F14]" office:value-type="float" office:value="2003620" calcext:value-type="float">
            <text:p>2003620</text:p>
          </table:table-cell>
          <table:table-cell table:formula="of:=[.D17]*[.E16]*[.F15]*[.G14]" office:value-type="float" office:value="70600674" calcext:value-type="float">
            <text:p>70600674</text:p>
          </table:table-cell>
          <table:table-cell table:formula="of:=[.E17]*[.F16]*[.G15]*[.H14]" office:value-type="float" office:value="656355" calcext:value-type="float">
            <text:p>656355</text:p>
          </table:table-cell>
          <table:table-cell table:formula="of:=[.F17]*[.G16]*[.H15]*[.I14]" office:value-type="float" office:value="2117610" calcext:value-type="float">
            <text:p>2117610</text:p>
          </table:table-cell>
          <table:table-cell table:formula="of:=[.G17]*[.H16]*[.I15]*[.J14]" office:value-type="float" office:value="394240" calcext:value-type="float">
            <text:p>394240</text:p>
          </table:table-cell>
          <table:table-cell table:formula="of:=[.H17]*[.I16]*[.J15]*[.K14]" office:value-type="float" office:value="1618848" calcext:value-type="float">
            <text:p>1618848</text:p>
          </table:table-cell>
          <table:table-cell table:formula="of:=[.I17]*[.J16]*[.K15]*[.L14]" office:value-type="float" office:value="990564" calcext:value-type="float">
            <text:p>990564</text:p>
          </table:table-cell>
          <table:table-cell table:formula="of:=[.J17]*[.K16]*[.L15]*[.M14]" office:value-type="float" office:value="1499784" calcext:value-type="float">
            <text:p>1499784</text:p>
          </table:table-cell>
          <table:table-cell table:formula="of:=[.K17]*[.L16]*[.M15]*[.N14]" office:value-type="float" office:value="5448960" calcext:value-type="float">
            <text:p>5448960</text:p>
          </table:table-cell>
          <table:table-cell table:formula="of:=[.L17]*[.M16]*[.N15]*[.O14]" office:value-type="float" office:value="1170624" calcext:value-type="float">
            <text:p>1170624</text:p>
          </table:table-cell>
          <table:table-cell table:formula="of:=[.M17]*[.N16]*[.O15]*[.P14]" office:value-type="float" office:value="1179256" calcext:value-type="float">
            <text:p>1179256</text:p>
          </table:table-cell>
          <table:table-cell table:formula="of:=[.N17]*[.O16]*[.P15]*[.Q14]" office:value-type="float" office:value="5615610" calcext:value-type="float">
            <text:p>5615610</text:p>
          </table:table-cell>
          <table:table-cell table:formula="of:=[.O17]*[.P16]*[.Q15]*[.R14]" office:value-type="float" office:value="204768" calcext:value-type="float">
            <text:p>204768</text:p>
          </table:table-cell>
          <table:table-cell table:formula="of:=[.P17]*[.Q16]*[.R15]*[.S14]" office:value-type="float" office:value="1597728" calcext:value-type="float">
            <text:p>1597728</text:p>
          </table:table-cell>
          <table:table-cell table:formula="of:=[.Q17]*[.R16]*[.S15]*[.T14]" office:value-type="float" office:value="5426190" calcext:value-type="float">
            <text:p>5426190</text:p>
          </table:table-cell>
          <table:table-cell table:number-columns-repeated="3"/>
        </table:table-row>
        <table:table-row table:style-name="ro1">
          <table:table-cell table:formula="of:=[.A18]*[.B17]*[.C16]*[.D15]" office:value-type="float" office:value="78336" calcext:value-type="float">
            <text:p>78336</text:p>
          </table:table-cell>
          <table:table-cell table:formula="of:=[.B18]*[.C17]*[.D16]*[.E15]" office:value-type="float" office:value="1185240" calcext:value-type="float">
            <text:p>1185240</text:p>
          </table:table-cell>
          <table:table-cell table:formula="of:=[.C18]*[.D17]*[.E16]*[.F15]" office:value-type="float" office:value="12692256" calcext:value-type="float">
            <text:p>12692256</text:p>
          </table:table-cell>
          <table:table-cell table:formula="of:=[.D18]*[.E17]*[.F16]*[.G15]" office:value-type="float" office:value="6844845" calcext:value-type="float">
            <text:p>6844845</text:p>
          </table:table-cell>
          <table:table-cell table:formula="of:=[.E18]*[.F17]*[.G16]*[.H15]" office:value-type="float" office:value="16093836" calcext:value-type="float">
            <text:p>16093836</text:p>
          </table:table-cell>
          <table:table-cell table:formula="of:=[.F18]*[.G17]*[.H16]*[.I15]" office:value-type="float" office:value="224000" calcext:value-type="float">
            <text:p>224000</text:p>
          </table:table-cell>
          <table:table-cell table:formula="of:=[.G18]*[.H17]*[.I16]*[.J15]" office:value-type="float" office:value="1434888" calcext:value-type="float">
            <text:p>1434888</text:p>
          </table:table-cell>
          <table:table-cell table:formula="of:=[.H18]*[.I17]*[.J16]*[.K15]" office:value-type="float" office:value="294492" calcext:value-type="float">
            <text:p>294492</text:p>
          </table:table-cell>
          <table:table-cell table:formula="of:=[.I18]*[.J17]*[.K16]*[.L15]" office:value-type="float" office:value="818064" calcext:value-type="float">
            <text:p>818064</text:p>
          </table:table-cell>
          <table:table-cell table:formula="of:=[.J18]*[.K17]*[.L16]*[.M15]" office:value-type="float" office:value="8536704" calcext:value-type="float">
            <text:p>8536704</text:p>
          </table:table-cell>
          <table:table-cell table:formula="of:=[.K18]*[.L17]*[.M16]*[.N15]" office:value-type="float" office:value="4013568" calcext:value-type="float">
            <text:p>4013568</text:p>
          </table:table-cell>
          <table:table-cell table:formula="of:=[.L18]*[.M17]*[.N16]*[.O15]" office:value-type="float" office:value="365976" calcext:value-type="float">
            <text:p>365976</text:p>
          </table:table-cell>
          <table:table-cell table:formula="of:=[.M18]*[.N17]*[.O16]*[.P15]" office:value-type="float" office:value="880880" calcext:value-type="float">
            <text:p>880880</text:p>
          </table:table-cell>
          <table:table-cell table:formula="of:=[.N18]*[.O17]*[.P16]*[.Q15]" office:value-type="float" office:value="174432" calcext:value-type="float">
            <text:p>174432</text:p>
          </table:table-cell>
          <table:table-cell table:formula="of:=[.O18]*[.P17]*[.Q16]*[.R15]" office:value-type="float" office:value="2725536" calcext:value-type="float">
            <text:p>2725536</text:p>
          </table:table-cell>
          <table:table-cell table:formula="of:=[.P18]*[.Q17]*[.R16]*[.S15]" office:value-type="float" office:value="2993760" calcext:value-type="float">
            <text:p>2993760</text:p>
          </table:table-cell>
          <table:table-cell table:formula="of:=[.Q18]*[.R17]*[.S16]*[.T15]" office:value-type="float" office:value="14582400" calcext:value-type="float">
            <text:p>14582400</text:p>
          </table:table-cell>
          <table:table-cell table:number-columns-repeated="3"/>
        </table:table-row>
        <table:table-row table:style-name="ro1">
          <table:table-cell table:formula="of:=[.A19]*[.B18]*[.C17]*[.D16]" office:value-type="float" office:value="4740960" calcext:value-type="float">
            <text:p>4740960</text:p>
          </table:table-cell>
          <table:table-cell table:formula="of:=[.B19]*[.C18]*[.D17]*[.E16]" office:value-type="float" office:value="9316656" calcext:value-type="float">
            <text:p>9316656</text:p>
          </table:table-cell>
          <table:table-cell table:formula="of:=[.C19]*[.D18]*[.E17]*[.F16]" office:value-type="float" office:value="5242860" calcext:value-type="float">
            <text:p>5242860</text:p>
          </table:table-cell>
          <table:table-cell table:formula="of:=[.D19]*[.E18]*[.F17]*[.G16]" office:value-type="float" office:value="9563004" calcext:value-type="float">
            <text:p>9563004</text:p>
          </table:table-cell>
          <table:table-cell table:formula="of:=[.E19]*[.F18]*[.G17]*[.H16]" office:value-type="float" office:value="576000" calcext:value-type="float">
            <text:p>576000</text:p>
          </table:table-cell>
          <table:table-cell table:formula="of:=[.F19]*[.G18]*[.H17]*[.I16]" office:value-type="float" office:value="589680" calcext:value-type="float">
            <text:p>589680</text:p>
          </table:table-cell>
          <table:table-cell table:formula="of:=[.G19]*[.H18]*[.I17]*[.J16]" office:value-type="float" office:value="73623" calcext:value-type="float">
            <text:p>73623</text:p>
          </table:table-cell>
          <table:table-cell table:formula="of:=[.H19]*[.I18]*[.J17]*[.K16]" office:value-type="float" office:value="5537664" calcext:value-type="float">
            <text:p>5537664</text:p>
          </table:table-cell>
          <table:table-cell table:formula="of:=[.I19]*[.J18]*[.K17]*[.L16]" office:value-type="float" office:value="3374976" calcext:value-type="float">
            <text:p>3374976</text:p>
          </table:table-cell>
          <table:table-cell table:formula="of:=[.J19]*[.K18]*[.L17]*[.M16]" office:value-type="float" office:value="4785408" calcext:value-type="float">
            <text:p>4785408</text:p>
          </table:table-cell>
          <table:table-cell table:formula="of:=[.K19]*[.L18]*[.M17]*[.N16]" office:value-type="float" office:value="2131272" calcext:value-type="float">
            <text:p>2131272</text:p>
          </table:table-cell>
          <table:table-cell table:formula="of:=[.L19]*[.M18]*[.N17]*[.O16]" office:value-type="float" office:value="789360" calcext:value-type="float">
            <text:p>789360</text:p>
          </table:table-cell>
          <table:table-cell table:formula="of:=[.M19]*[.N18]*[.O17]*[.P16]" office:value-type="float" office:value="3575856" calcext:value-type="float">
            <text:p>3575856</text:p>
          </table:table-cell>
          <table:table-cell table:formula="of:=[.N19]*[.O18]*[.P17]*[.Q16]" office:value-type="float" office:value="2051808" calcext:value-type="float">
            <text:p>2051808</text:p>
          </table:table-cell>
          <table:table-cell table:formula="of:=[.O19]*[.P18]*[.Q17]*[.R16]" office:value-type="float" office:value="3211488" calcext:value-type="float">
            <text:p>3211488</text:p>
          </table:table-cell>
          <table:table-cell table:formula="of:=[.P19]*[.Q18]*[.R17]*[.S16]" office:value-type="float" office:value="30987600" calcext:value-type="float">
            <text:p>30987600</text:p>
          </table:table-cell>
          <table:table-cell table:formula="of:=[.Q19]*[.R18]*[.S17]*[.T16]" office:value-type="float" office:value="16048824" calcext:value-type="float">
            <text:p>16048824</text:p>
          </table:table-cell>
          <table:table-cell table:number-columns-repeated="3"/>
        </table:table-row>
        <table:table-row table:style-name="ro1">
          <table:table-cell table:formula="of:=[.A20]*[.B19]*[.C18]*[.D17]" office:value-type="float" office:value="1920960" calcext:value-type="float">
            <text:p>1920960</text:p>
          </table:table-cell>
          <table:table-cell table:formula="of:=[.B20]*[.C19]*[.D18]*[.E17]" office:value-type="float" office:value="10935108" calcext:value-type="float">
            <text:p>10935108</text:p>
          </table:table-cell>
          <table:table-cell table:formula="of:=[.C20]*[.D19]*[.E18]*[.F17]" office:value-type="float" office:value="3380860" calcext:value-type="float">
            <text:p>3380860</text:p>
          </table:table-cell>
          <table:table-cell table:formula="of:=[.D20]*[.E19]*[.F18]*[.G17]" office:value-type="float" office:value="1044000" calcext:value-type="float">
            <text:p>1044000</text:p>
          </table:table-cell>
          <table:table-cell table:formula="of:=[.E20]*[.F19]*[.G18]*[.H17]" office:value-type="float" office:value="6570720" calcext:value-type="float">
            <text:p>6570720</text:p>
          </table:table-cell>
          <table:table-cell table:formula="of:=[.F20]*[.G19]*[.H18]*[.I17]" office:value-type="float" office:value="23529" calcext:value-type="float">
            <text:p>23529</text:p>
          </table:table-cell>
          <table:table-cell table:formula="of:=[.G20]*[.H19]*[.I18]*[.J17]" office:value-type="float" office:value="8743680" calcext:value-type="float">
            <text:p>8743680</text:p>
          </table:table-cell>
          <table:table-cell table:formula="of:=[.H20]*[.I19]*[.J18]*[.K17]" office:value-type="float" office:value="105468" calcext:value-type="float">
            <text:p>105468</text:p>
          </table:table-cell>
          <table:table-cell table:formula="of:=[.I20]*[.J19]*[.K18]*[.L17]" office:value-type="float" office:value="22132512" calcext:value-type="float">
            <text:p>22132512</text:p>
          </table:table-cell>
          <table:table-cell table:formula="of:=[.J20]*[.K19]*[.L18]*[.M17]" office:value-type="float" office:value="2541132" calcext:value-type="float">
            <text:p>2541132</text:p>
          </table:table-cell>
          <table:table-cell table:formula="of:=[.K20]*[.L19]*[.M18]*[.N17]" office:value-type="float" office:value="1487640" calcext:value-type="float">
            <text:p>1487640</text:p>
          </table:table-cell>
          <table:table-cell table:formula="of:=[.L20]*[.M19]*[.N18]*[.O17]" office:value-type="float" office:value="3213744" calcext:value-type="float">
            <text:p>3213744</text:p>
          </table:table-cell>
          <table:table-cell table:formula="of:=[.M20]*[.N19]*[.O18]*[.P17]" office:value-type="float" office:value="2984448" calcext:value-type="float">
            <text:p>2984448</text:p>
          </table:table-cell>
          <table:table-cell table:formula="of:=[.N20]*[.O19]*[.P18]*[.Q17]" office:value-type="float" office:value="10229184" calcext:value-type="float">
            <text:p>10229184</text:p>
          </table:table-cell>
          <table:table-cell table:formula="of:=[.O20]*[.P19]*[.Q18]*[.R17]" office:value-type="float" office:value="25612200" calcext:value-type="float">
            <text:p>25612200</text:p>
          </table:table-cell>
          <table:table-cell table:formula="of:=[.P20]*[.Q19]*[.R18]*[.S17]" office:value-type="float" office:value="3890624" calcext:value-type="float">
            <text:p>3890624</text:p>
          </table:table-cell>
          <table:table-cell table:formula="of:=[.Q20]*[.R19]*[.S18]*[.T17]" office:value-type="float" office:value="482448" calcext:value-type="float">
            <text:p>482448</text:p>
          </table:table-cell>
          <table:table-cell table:number-columns-repeated="3"/>
        </table:table-row>
        <table:table-row table:style-name="ro1">
          <table:table-cell table:style-name="ce3" table:formula="of:=[.A21]*[.B20]*[.C19]*[.D18]" office:value-type="float" office:value="191844" calcext:value-type="float">
            <text:p>191844</text:p>
          </table:table-cell>
          <table:table-cell table:style-name="ce6" table:formula="of:=[.B21]*[.C20]*[.D19]*[.E18]" office:value-type="float" office:value="3817100" calcext:value-type="float">
            <text:p>3817100</text:p>
          </table:table-cell>
          <table:table-cell table:style-name="ce6" table:formula="of:=[.C21]*[.D20]*[.E19]*[.F18]" office:value-type="float" office:value="2818800" calcext:value-type="float">
            <text:p>2818800</text:p>
          </table:table-cell>
          <table:table-cell table:style-name="ce6" table:formula="of:=[.D21]*[.E20]*[.F19]*[.G18]" office:value-type="float" office:value="6479460" calcext:value-type="float">
            <text:p>6479460</text:p>
          </table:table-cell>
          <table:table-cell table:style-name="ce6" table:formula="of:=[.E21]*[.F20]*[.G19]*[.H18]" office:value-type="float" office:value="650969" calcext:value-type="float">
            <text:p>650969</text:p>
          </table:table-cell>
          <table:table-cell table:style-name="ce6" table:formula="of:=[.F21]*[.G20]*[.H19]*[.I18]" office:value-type="float" office:value="9694080" calcext:value-type="float">
            <text:p>9694080</text:p>
          </table:table-cell>
          <table:table-cell table:style-name="ce6" table:formula="of:=[.G21]*[.H20]*[.I19]*[.J18]" office:value-type="float" office:value="172584" calcext:value-type="float">
            <text:p>172584</text:p>
          </table:table-cell>
          <table:table-cell table:style-name="ce6" table:formula="of:=[.H21]*[.I20]*[.J19]*[.K18]" office:value-type="float" office:value="22793184" calcext:value-type="float">
            <text:p>22793184</text:p>
          </table:table-cell>
          <table:table-cell table:style-name="ce6" table:formula="of:=[.I21]*[.J20]*[.K19]*[.L18]" office:value-type="float" office:value="883872" calcext:value-type="float">
            <text:p>883872</text:p>
          </table:table-cell>
          <table:table-cell table:style-name="ce6" table:formula="of:=[.J21]*[.K20]*[.L19]*[.M18]" office:value-type="float" office:value="2488416" calcext:value-type="float">
            <text:p>2488416</text:p>
          </table:table-cell>
          <table:table-cell table:style-name="ce6" table:formula="of:=[.K21]*[.L20]*[.M19]*[.N18]" office:value-type="float" office:value="8837796" calcext:value-type="float">
            <text:p>8837796</text:p>
          </table:table-cell>
          <table:table-cell table:style-name="ce6" table:formula="of:=[.L21]*[.M20]*[.N19]*[.O18]" office:value-type="float" office:value="4476672" calcext:value-type="float">
            <text:p>4476672</text:p>
          </table:table-cell>
          <table:table-cell table:style-name="ce6" table:formula="of:=[.M21]*[.N20]*[.O19]*[.P18]" office:value-type="float" office:value="9904448" calcext:value-type="float">
            <text:p>9904448</text:p>
          </table:table-cell>
          <table:table-cell table:style-name="ce6" table:formula="of:=[.N21]*[.O20]*[.P19]*[.Q18]" office:value-type="float" office:value="11842200" calcext:value-type="float">
            <text:p>11842200</text:p>
          </table:table-cell>
          <table:table-cell table:style-name="ce6" table:formula="of:=[.O21]*[.P20]*[.Q19]*[.R18]" office:value-type="float" office:value="3817216" calcext:value-type="float">
            <text:p>3817216</text:p>
          </table:table-cell>
          <table:table-cell table:style-name="ce6" table:formula="of:=[.P21]*[.Q20]*[.R19]*[.S18]" office:value-type="float" office:value="6992" calcext:value-type="float">
            <text:p>6992</text:p>
          </table:table-cell>
          <table:table-cell table:style-name="ce6" table:formula="of:=[.Q21]*[.R20]*[.S19]*[.T18]" office:value-type="float" office:value="6574608" calcext:value-type="float">
            <text:p>6574608</text:p>
          </table:table-cell>
          <table:table-cell table:style-name="ce6" table:number-columns-repeated="2"/>
          <table:table-cell table:style-name="ce9"/>
        </table:table-row>
        <table:table-row table:style-name="ro1">
          <table:table-cell table:style-name="Default"/>
          <table:table-cell table:number-columns-repeated="18"/>
          <table:table-cell table:style-name="Default"/>
        </table:table-row>
        <table:table-row table:style-name="ro1">
          <table:table-cell table:style-name="ce4" office:value-type="string" calcext:value-type="string">
            <text:p>Max Product</text:p>
          </table:table-cell>
          <table:table-cell table:number-columns-repeated="18"/>
          <table:table-cell table:style-name="Default"/>
        </table:table-row>
        <table:table-row table:style-name="ro1">
          <table:table-cell table:style-name="ce4" table:formula="of:=MAX([.C23];[.C45];[.C67];[.C89])" office:value-type="float" office:value="70600674" calcext:value-type="float">
            <text:p>70600674</text:p>
          </table:table-cell>
          <table:table-cell table:number-columns-repeated="1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23:49:12.916097359</meta:creation-date>
    <dc:date>2024-04-28T00:03:28.377884982</dc:date>
    <meta:editing-duration>PT14M14S</meta:editing-duration>
    <meta:editing-cycles>4</meta:editing-cycles>
    <meta:generator>LibreOffice/7.3.7.2$Linux_X86_64 LibreOffice_project/30$Build-2</meta:generator>
    <meta:document-statistic meta:table-count="1" meta:cell-count="1673" meta:object-count="0"/>
  </office:meta>
</office:document-meta>
</file>